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904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56cm"/>
    </style:style>
    <style:style style:name="Table1.C" style:family="table-column">
      <style:table-column-properties style:column-width="17.6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624cm"/>
    </style:style>
    <style:style style:name="Table1.36" style:family="table-row">
      <style:table-row-properties style:min-row-height="0.76cm"/>
    </style:style>
    <style:style style:name="Table1.57" style:family="table-row">
      <style:table-row-properties style:min-row-height="0.794cm"/>
    </style:style>
    <style:style style:name="Table1.62" style:family="table-row">
      <style:table-row-properties style:min-row-height="0.693cm"/>
    </style:style>
    <style:style style:name="Table1.111" style:family="table-row">
      <style:table-row-properties style:min-row-height="0.741cm"/>
    </style:style>
    <style:style style:name="Table1.119" style:family="table-row">
      <style:table-row-properties style:min-row-height="0.63cm"/>
    </style:style>
    <style:style style:name="Table1.124" style:family="table-row">
      <style:table-row-properties style:min-row-height="0.561cm"/>
    </style:style>
    <style:style style:name="Table1.C13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45" style:family="table-row">
      <style:table-row-properties style:min-row-height="0.554cm"/>
    </style:style>
    <style:style style:name="Table1.147" style:family="table-row">
      <style:table-row-properties style:min-row-height="0.787cm"/>
    </style:style>
    <style:style style:name="Table1.149" style:family="table-row">
      <style:table-row-properties style:min-row-height="0.783cm"/>
    </style:style>
    <style:style style:name="Table1.150" style:family="table-row">
      <style:table-row-properties style:min-row-height="0.709cm"/>
    </style:style>
    <style:style style:name="Table1.152" style:family="table-row">
      <style:table-row-properties style:min-row-height="0.547cm"/>
    </style:style>
    <style:style style:name="Table1.184" style:family="table-row">
      <style:table-row-properties style:min-row-height="0.508cm"/>
    </style:style>
    <style:style style:name="Table1.220" style:family="table-row">
      <style:table-row-properties style:min-row-height="0.159cm"/>
    </style:style>
    <style:style style:name="Table1.231" style:family="table-row">
      <style:table-row-properties style:min-row-height="0.478cm"/>
    </style:style>
    <style:style style:name="Table1.244" style:family="table-row">
      <style:table-row-properties style:min-row-height="0.757cm"/>
    </style:style>
    <style:style style:name="Table1.290" style:family="table-row">
      <style:table-row-properties style:min-row-height="0.753cm"/>
    </style:style>
    <style:style style:name="Table1.310" style:family="table-row">
      <style:table-row-properties style:min-row-height="0.792cm"/>
    </style:style>
    <style:style style:name="Table1.318" style:family="table-row">
      <style:table-row-properties style:min-row-height="0.778cm"/>
    </style:style>
    <style:style style:name="Table1.341" style:family="table-row">
      <style:table-row-properties style:min-row-height="0.771cm"/>
    </style:style>
    <style:style style:name="Table1.353" style:family="table-row">
      <style:table-row-properties style:min-row-height="0.773cm"/>
    </style:style>
    <style:style style:name="Table1.368" style:family="table-row">
      <style:table-row-properties style:min-row-height="0.397cm"/>
    </style:style>
    <style:style style:name="Table1.371" style:family="table-row">
      <style:table-row-properties style:min-row-height="0.64cm"/>
    </style:style>
    <style:style style:name="Table1.388" style:family="table-row">
      <style:table-row-properties style:min-row-height="0.836cm"/>
    </style:style>
    <style:style style:name="P1" style:family="paragraph" style:parent-style-name="Table_20_Contents">
      <style:text-properties fo:color="#000000" fo:font-weight="normal" officeooo:rsid="03a4b30d" officeooo:paragraph-rsid="03a4b30d" style:font-weight-asian="normal" style:font-weight-complex="normal"/>
    </style:style>
    <style:style style:name="P2" style:family="paragraph" style:parent-style-name="Table_20_Contents">
      <style:text-properties fo:color="#000000" fo:font-weight="normal" officeooo:rsid="03a4b30d" officeooo:paragraph-rsid="03bb3394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3a64a8d" officeooo:paragraph-rsid="03a64a8d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48c6912" officeooo:paragraph-rsid="048c6912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48c6912" officeooo:paragraph-rsid="048d052c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48d052c" officeooo:paragraph-rsid="048d052c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48f4d07" officeooo:paragraph-rsid="048f4d07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4909879" officeooo:paragraph-rsid="04909879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490a0ad" officeooo:paragraph-rsid="0490a0ad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4930c65" officeooo:paragraph-rsid="04930c65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4940f39" officeooo:paragraph-rsid="04940f39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4952e2a" officeooo:paragraph-rsid="04952e2a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496893e" officeooo:paragraph-rsid="0496893e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4986870" officeooo:paragraph-rsid="04986870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49a167d" officeooo:paragraph-rsid="049a167d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49b8e34" officeooo:paragraph-rsid="049b8e34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49e718d" officeooo:paragraph-rsid="049e718d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4a27411" officeooo:paragraph-rsid="04a27411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4a3c25a" officeooo:paragraph-rsid="04a3c25a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4a4191c" officeooo:paragraph-rsid="04a4191c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4a6b4b2" officeooo:paragraph-rsid="04a6b4b2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4ea933c" officeooo:paragraph-rsid="04ea933c" style:font-weight-asian="normal" style:font-weight-complex="normal"/>
    </style:style>
    <style:style style:name="P23" style:family="paragraph" style:parent-style-name="Table_20_Contents">
      <style:text-properties fo:color="#000000" fo:font-style="normal" fo:font-weight="normal" officeooo:rsid="0285c6dc" officeooo:paragraph-rsid="0287f7f0" style:font-style-asian="normal" style:font-weight-asian="normal" style:font-style-complex="normal" style:font-weight-complex="normal"/>
    </style:style>
    <style:style style:name="P24" style:family="paragraph" style:parent-style-name="Table_20_Contents">
      <style:text-properties fo:color="#000000" fo:font-style="normal" fo:font-weight="normal" officeooo:rsid="0285c6dc" officeooo:paragraph-rsid="02af6cc9" style:font-style-asian="normal" style:font-weight-asian="normal" style:font-style-complex="normal" style:font-weight-complex="normal"/>
    </style:style>
    <style:style style:name="P25" style:family="paragraph" style:parent-style-name="Table_20_Contents">
      <style:text-properties fo:color="#000000" fo:font-style="normal" fo:font-weight="normal" officeooo:rsid="028d3e89" officeooo:paragraph-rsid="02a647ad" style:font-style-asian="normal" style:font-weight-asian="normal" style:font-style-complex="normal" style:font-weight-complex="normal"/>
    </style:style>
    <style:style style:name="P26" style:family="paragraph" style:parent-style-name="Table_20_Contents">
      <style:text-properties fo:color="#000000" fo:font-style="normal" fo:font-weight="normal" officeooo:rsid="0298a2e2" officeooo:paragraph-rsid="0298a2e2" style:font-style-asian="normal" style:font-weight-asian="normal" style:font-style-complex="normal" style:font-weight-complex="normal"/>
    </style:style>
    <style:style style:name="P27" style:family="paragraph" style:parent-style-name="Table_20_Contents">
      <style:text-properties fo:color="#000000" fo:font-style="normal" fo:font-weight="normal" officeooo:rsid="0342ef37" officeooo:paragraph-rsid="035bd76c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fo:color="#000000" fo:font-style="normal" fo:font-weight="normal" officeooo:rsid="0342ef37" officeooo:paragraph-rsid="036f11d8" style:font-style-asian="normal" style:font-weight-asian="normal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fo:font-style="normal" fo:font-weight="normal" officeooo:rsid="0342ef37" officeooo:paragraph-rsid="0343fa62" style:font-style-asian="normal" style:font-weight-asian="normal" style:font-style-complex="normal" style:font-weight-complex="normal"/>
    </style:style>
    <style:style style:name="P30" style:family="paragraph" style:parent-style-name="Table_20_Contents">
      <style:text-properties fo:color="#000000" fo:font-style="normal" fo:font-weight="normal" officeooo:rsid="03bee5a6" officeooo:paragraph-rsid="03c1032e" style:font-style-asian="normal" style:font-weight-asian="normal" style:font-style-complex="normal" style:font-weight-complex="normal"/>
    </style:style>
    <style:style style:name="P31" style:family="paragraph" style:parent-style-name="Table_20_Contents">
      <style:text-properties fo:color="#000000" fo:font-style="normal" fo:font-weight="normal" officeooo:rsid="03bee5a6" officeooo:paragraph-rsid="03c2fbfe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fo:color="#000000" fo:font-style="normal" fo:font-weight="normal" officeooo:rsid="03bee5a6" officeooo:paragraph-rsid="03e3435b" style:font-style-asian="normal" style:font-weight-asian="normal" style:font-style-complex="normal" style:font-weight-complex="normal"/>
    </style:style>
    <style:style style:name="P33" style:family="paragraph" style:parent-style-name="Table_20_Contents">
      <style:text-properties fo:color="#000000" fo:font-style="normal" fo:font-weight="normal" officeooo:rsid="03bee5a6" officeooo:paragraph-rsid="0400b4af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fo:color="#000000" fo:font-style="normal" fo:font-weight="normal" officeooo:rsid="03bee5a6" officeooo:paragraph-rsid="045a879b" style:font-style-asian="normal" style:font-weight-asian="normal" style:font-style-complex="normal" style:font-weight-complex="normal"/>
    </style:style>
    <style:style style:name="P35" style:family="paragraph" style:parent-style-name="Table_20_Contents">
      <style:text-properties fo:color="#000000" fo:font-style="normal" fo:font-weight="normal" officeooo:rsid="03bee5a6" officeooo:paragraph-rsid="046b3e08" style:font-style-asian="normal" style:font-weight-asian="normal" style:font-style-complex="normal" style:font-weight-complex="normal"/>
    </style:style>
    <style:style style:name="P36" style:family="paragraph" style:parent-style-name="Table_20_Contents">
      <style:text-properties fo:color="#000000" fo:font-style="normal" fo:font-weight="normal" officeooo:rsid="03bee5a6" officeooo:paragraph-rsid="046c0c6a" style:font-style-asian="normal" style:font-weight-asian="normal" style:font-style-complex="normal" style:font-weight-complex="normal"/>
    </style:style>
    <style:style style:name="P37" style:family="paragraph" style:parent-style-name="Table_20_Contents">
      <style:text-properties fo:color="#000000" fo:font-style="normal" fo:font-weight="normal" officeooo:rsid="03bf7aec" officeooo:paragraph-rsid="03bf7aec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fo:color="#000000" fo:font-style="normal" fo:font-weight="normal" officeooo:rsid="03bf7aec" officeooo:paragraph-rsid="0486cfd8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fo:color="#000000" fo:font-style="normal" fo:font-weight="normal" officeooo:rsid="03c45844" officeooo:paragraph-rsid="03c59a00" style:font-style-asian="normal" style:font-weight-asian="normal" style:font-style-complex="normal" style:font-weight-complex="normal"/>
    </style:style>
    <style:style style:name="P40" style:family="paragraph" style:parent-style-name="Table_20_Contents">
      <style:text-properties fo:color="#000000" fo:font-style="normal" fo:font-weight="normal" officeooo:rsid="03c45844" officeooo:paragraph-rsid="03d7b9d9" style:font-style-asian="normal" style:font-weight-asian="normal" style:font-style-complex="normal" style:font-weight-complex="normal"/>
    </style:style>
    <style:style style:name="P41" style:family="paragraph" style:parent-style-name="Table_20_Contents">
      <style:text-properties fo:color="#000000" fo:font-style="normal" fo:font-weight="normal" officeooo:rsid="03c45844" officeooo:paragraph-rsid="03eb6a71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fo:color="#000000" fo:font-style="normal" fo:font-weight="normal" officeooo:rsid="03c45844" officeooo:paragraph-rsid="0403f174" style:font-style-asian="normal" style:font-weight-asian="normal" style:font-style-complex="normal" style:font-weight-complex="normal"/>
    </style:style>
    <style:style style:name="P43" style:family="paragraph" style:parent-style-name="Table_20_Contents">
      <style:text-properties fo:color="#000000" fo:font-style="normal" fo:font-weight="normal" officeooo:rsid="03c45844" officeooo:paragraph-rsid="0440ca4f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0" fo:font-style="normal" fo:font-weight="normal" officeooo:rsid="03c45844" officeooo:paragraph-rsid="044f5f70" style:font-style-asian="normal" style:font-weight-asian="normal" style:font-style-complex="normal" style:font-weight-complex="normal"/>
    </style:style>
    <style:style style:name="P45" style:family="paragraph" style:parent-style-name="Table_20_Contents">
      <style:text-properties fo:color="#000000" fo:font-style="normal" fo:font-weight="normal" officeooo:rsid="03c45844" officeooo:paragraph-rsid="04700c79" style:font-style-asian="normal" style:font-weight-asian="normal" style:font-style-complex="normal" style:font-weight-complex="normal"/>
    </style:style>
    <style:style style:name="P46" style:family="paragraph" style:parent-style-name="Table_20_Contents">
      <style:text-properties fo:color="#000000" fo:font-style="normal" fo:font-weight="normal" officeooo:rsid="03cebcbe" officeooo:paragraph-rsid="03cebcbe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fo:color="#000000" fo:font-style="normal" fo:font-weight="normal" officeooo:rsid="03cebcbe" officeooo:paragraph-rsid="0432888f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fo:color="#000000" fo:font-style="normal" fo:font-weight="normal" officeooo:rsid="03cebcbe" officeooo:paragraph-rsid="0484dd17" style:font-style-asian="normal" style:font-weight-asian="normal" style:font-style-complex="normal" style:font-weight-complex="normal"/>
    </style:style>
    <style:style style:name="P49" style:family="paragraph" style:parent-style-name="Table_20_Contents">
      <style:text-properties fo:color="#000000" fo:font-style="normal" fo:font-weight="normal" officeooo:rsid="03cebcbe" officeooo:paragraph-rsid="0486cfd8" style:font-style-asian="normal" style:font-weight-asian="normal" style:font-style-complex="normal" style:font-weight-complex="normal"/>
    </style:style>
    <style:style style:name="P50" style:family="paragraph" style:parent-style-name="Table_20_Contents">
      <style:text-properties fo:color="#000000" fo:font-style="normal" fo:font-weight="normal" officeooo:rsid="03cebcbe" officeooo:paragraph-rsid="04a7df55" style:font-style-asian="normal" style:font-weight-asian="normal" style:font-style-complex="normal" style:font-weight-complex="normal"/>
    </style:style>
    <style:style style:name="P51" style:family="paragraph" style:parent-style-name="Table_20_Contents">
      <style:text-properties fo:color="#000000" fo:font-style="normal" fo:font-weight="normal" officeooo:rsid="03cebcbe" officeooo:paragraph-rsid="04a94abf" style:font-style-asian="normal" style:font-weight-asian="normal" style:font-style-complex="normal" style:font-weight-complex="normal"/>
    </style:style>
    <style:style style:name="P52" style:family="paragraph" style:parent-style-name="Table_20_Contents">
      <style:text-properties fo:color="#000000" fo:font-style="normal" fo:font-weight="normal" officeooo:rsid="03cebcbe" officeooo:paragraph-rsid="04ab7fe5" style:font-style-asian="normal" style:font-weight-asian="normal" style:font-style-complex="normal" style:font-weight-complex="normal"/>
    </style:style>
    <style:style style:name="P53" style:family="paragraph" style:parent-style-name="Table_20_Contents">
      <style:text-properties fo:color="#000000" fo:font-style="normal" fo:font-weight="normal" officeooo:rsid="03cebcbe" officeooo:paragraph-rsid="04abd972" style:font-style-asian="normal" style:font-weight-asian="normal" style:font-style-complex="normal" style:font-weight-complex="normal"/>
    </style:style>
    <style:style style:name="P54" style:family="paragraph" style:parent-style-name="Table_20_Contents">
      <style:text-properties fo:color="#000000" fo:font-style="normal" fo:font-weight="normal" officeooo:rsid="03cebcbe" officeooo:paragraph-rsid="04acdc80" style:font-style-asian="normal" style:font-weight-asian="normal" style:font-style-complex="normal" style:font-weight-complex="normal"/>
    </style:style>
    <style:style style:name="P55" style:family="paragraph" style:parent-style-name="Table_20_Contents">
      <style:text-properties fo:color="#000000" fo:font-style="normal" fo:font-weight="normal" officeooo:rsid="03cebcbe" officeooo:paragraph-rsid="04bb684b" style:font-style-asian="normal" style:font-weight-asian="normal" style:font-style-complex="normal" style:font-weight-complex="normal"/>
    </style:style>
    <style:style style:name="P56" style:family="paragraph" style:parent-style-name="Table_20_Contents">
      <style:text-properties fo:color="#000000" fo:font-style="normal" fo:font-weight="normal" officeooo:rsid="03cebcbe" officeooo:paragraph-rsid="04bccf19" style:font-style-asian="normal" style:font-weight-asian="normal" style:font-style-complex="normal" style:font-weight-complex="normal"/>
    </style:style>
    <style:style style:name="P57" style:family="paragraph" style:parent-style-name="Table_20_Contents">
      <style:text-properties fo:color="#000000" fo:font-style="normal" fo:font-weight="normal" officeooo:rsid="03cebcbe" officeooo:paragraph-rsid="04bf3bf8" style:font-style-asian="normal" style:font-weight-asian="normal" style:font-style-complex="normal" style:font-weight-complex="normal"/>
    </style:style>
    <style:style style:name="P58" style:family="paragraph" style:parent-style-name="Table_20_Contents">
      <style:text-properties fo:color="#000000" fo:font-style="normal" fo:font-weight="normal" officeooo:rsid="03cebcbe" officeooo:paragraph-rsid="04e8ac5d" style:font-style-asian="normal" style:font-weight-asian="normal" style:font-style-complex="normal" style:font-weight-complex="normal"/>
    </style:style>
    <style:style style:name="P59" style:family="paragraph" style:parent-style-name="Table_20_Contents">
      <style:text-properties fo:color="#000000" fo:font-style="normal" fo:font-weight="normal" officeooo:rsid="03cebcbe" officeooo:paragraph-rsid="04ea2785" style:font-style-asian="normal" style:font-weight-asian="normal" style:font-style-complex="normal" style:font-weight-complex="normal"/>
    </style:style>
    <style:style style:name="P60" style:family="paragraph" style:parent-style-name="Table_20_Contents">
      <style:text-properties fo:color="#000000" fo:font-style="normal" fo:font-weight="normal" officeooo:rsid="03cebcbe" officeooo:paragraph-rsid="04ea933c" style:font-style-asian="normal" style:font-weight-asian="normal" style:font-style-complex="normal" style:font-weight-complex="normal"/>
    </style:style>
    <style:style style:name="P61" style:family="paragraph" style:parent-style-name="Table_20_Contents">
      <style:text-properties fo:color="#000000" fo:font-style="normal" fo:font-weight="normal" officeooo:rsid="03cebcbe" officeooo:paragraph-rsid="04f2d153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color="#000000" fo:font-style="normal" fo:font-weight="normal" officeooo:rsid="03cebcbe" officeooo:paragraph-rsid="04f3661c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fo:color="#000000" fo:font-style="normal" fo:font-weight="normal" officeooo:rsid="03cebcbe" officeooo:paragraph-rsid="04f562a9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fo:color="#000000" fo:font-style="normal" fo:font-weight="normal" officeooo:rsid="03cebcbe" officeooo:paragraph-rsid="04f5a325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fo:color="#000000" fo:font-style="normal" fo:font-weight="normal" officeooo:rsid="03cebcbe" officeooo:paragraph-rsid="04f71b85" style:font-style-asian="normal" style:font-weight-asian="normal" style:font-style-complex="normal" style:font-weight-complex="normal"/>
    </style:style>
    <style:style style:name="P66" style:family="paragraph" style:parent-style-name="Table_20_Contents">
      <style:text-properties fo:color="#000000" fo:font-style="normal" fo:font-weight="normal" officeooo:rsid="03cebcbe" officeooo:paragraph-rsid="04f84585" style:font-style-asian="normal" style:font-weight-asian="normal" style:font-style-complex="normal" style:font-weight-complex="normal"/>
    </style:style>
    <style:style style:name="P67" style:family="paragraph" style:parent-style-name="Table_20_Contents">
      <style:text-properties fo:color="#000000" fo:font-style="normal" fo:font-weight="normal" officeooo:rsid="03cebcbe" officeooo:paragraph-rsid="04faa28a" style:font-style-asian="normal" style:font-weight-asian="normal" style:font-style-complex="normal" style:font-weight-complex="normal"/>
    </style:style>
    <style:style style:name="P68" style:family="paragraph" style:parent-style-name="Table_20_Contents">
      <style:text-properties fo:color="#000000" fo:font-style="normal" fo:font-weight="normal" officeooo:rsid="03cebcbe" officeooo:paragraph-rsid="04fd3845" style:font-style-asian="normal" style:font-weight-asian="normal" style:font-style-complex="normal" style:font-weight-complex="normal"/>
    </style:style>
    <style:style style:name="P69" style:family="paragraph" style:parent-style-name="Table_20_Contents">
      <style:text-properties fo:color="#000000" fo:font-style="normal" fo:font-weight="normal" officeooo:rsid="03cebcbe" officeooo:paragraph-rsid="04fe3701" style:font-style-asian="normal" style:font-weight-asian="normal" style:font-style-complex="normal" style:font-weight-complex="normal"/>
    </style:style>
    <style:style style:name="P70" style:family="paragraph" style:parent-style-name="Table_20_Contents">
      <style:text-properties fo:color="#000000" fo:font-style="normal" fo:font-weight="normal" officeooo:rsid="03cebcbe" officeooo:paragraph-rsid="04ff27a7" style:font-style-asian="normal" style:font-weight-asian="normal" style:font-style-complex="normal" style:font-weight-complex="normal"/>
    </style:style>
    <style:style style:name="P71" style:family="paragraph" style:parent-style-name="Table_20_Contents">
      <style:text-properties fo:color="#000000" fo:font-style="normal" fo:font-weight="normal" officeooo:rsid="03cebcbe" officeooo:paragraph-rsid="0500a642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fo:color="#000000" fo:font-style="normal" fo:font-weight="normal" officeooo:rsid="03cebcbe" officeooo:paragraph-rsid="0508dda5" style:font-style-asian="normal" style:font-weight-asian="normal" style:font-style-complex="normal" style:font-weight-complex="normal"/>
    </style:style>
    <style:style style:name="P73" style:family="paragraph" style:parent-style-name="Table_20_Contents">
      <style:text-properties fo:color="#000000" fo:font-style="normal" fo:font-weight="normal" officeooo:rsid="03cebcbe" officeooo:paragraph-rsid="050970ae" style:font-style-asian="normal" style:font-weight-asian="normal" style:font-style-complex="normal" style:font-weight-complex="normal"/>
    </style:style>
    <style:style style:name="P74" style:family="paragraph" style:parent-style-name="Table_20_Contents">
      <style:text-properties fo:color="#000000" fo:font-style="normal" fo:font-weight="normal" officeooo:rsid="03cebcbe" officeooo:paragraph-rsid="050a54e8" style:font-style-asian="normal" style:font-weight-asian="normal" style:font-style-complex="normal" style:font-weight-complex="normal"/>
    </style:style>
    <style:style style:name="P75" style:family="paragraph" style:parent-style-name="Table_20_Contents">
      <style:text-properties fo:color="#000000" fo:font-style="normal" fo:font-weight="normal" officeooo:rsid="03cebcbe" officeooo:paragraph-rsid="050bb9de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color="#000000" fo:font-style="normal" fo:font-weight="normal" officeooo:rsid="03cebcbe" officeooo:paragraph-rsid="050d55e3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color="#000000" fo:font-style="normal" fo:font-weight="normal" officeooo:rsid="03cebcbe" officeooo:paragraph-rsid="050e276d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color="#000000" fo:font-style="normal" fo:font-weight="normal" officeooo:rsid="03cebcbe" officeooo:paragraph-rsid="050f87ad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color="#000000" fo:font-style="normal" fo:font-weight="normal" officeooo:rsid="03cebcbe" officeooo:paragraph-rsid="0510b65d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color="#000000" fo:font-style="normal" fo:font-weight="normal" officeooo:rsid="03cebcbe" officeooo:paragraph-rsid="0516c830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color="#000000" fo:font-style="normal" fo:font-weight="normal" officeooo:rsid="03cebcbe" officeooo:paragraph-rsid="05187007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color="#000000" fo:font-style="normal" fo:font-weight="normal" officeooo:rsid="03cebcbe" officeooo:paragraph-rsid="051abd91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color="#000000" fo:font-style="normal" fo:font-weight="normal" officeooo:rsid="03cebcbe" officeooo:paragraph-rsid="051ba6a8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color="#000000" fo:font-style="normal" fo:font-weight="normal" officeooo:rsid="03cebcbe" officeooo:paragraph-rsid="051c8f5c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color="#000000" fo:font-style="normal" fo:font-weight="normal" officeooo:rsid="03cebcbe" officeooo:paragraph-rsid="051cbbda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color="#000000" fo:font-style="normal" fo:font-weight="normal" officeooo:rsid="03cebcbe" officeooo:paragraph-rsid="051ebb32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color="#000000" fo:font-style="normal" fo:font-weight="normal" officeooo:rsid="03cebcbe" officeooo:paragraph-rsid="051fd966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color="#000000" fo:font-style="normal" fo:font-weight="normal" officeooo:rsid="03cebcbe" officeooo:paragraph-rsid="052222f8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color="#000000" fo:font-style="normal" fo:font-weight="normal" officeooo:rsid="03cebcbe" officeooo:paragraph-rsid="0524d12c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fo:color="#000000" fo:font-style="normal" fo:font-weight="normal" officeooo:rsid="03cebcbe" officeooo:paragraph-rsid="05271794" style:font-style-asian="normal" style:font-weight-asian="normal" style:font-style-complex="normal" style:font-weight-complex="normal"/>
    </style:style>
    <style:style style:name="P91" style:family="paragraph" style:parent-style-name="Table_20_Contents">
      <style:text-properties fo:color="#000000" fo:font-style="normal" fo:font-weight="normal" officeooo:rsid="03cebcbe" officeooo:paragraph-rsid="05277782" style:font-style-asian="normal" style:font-weight-asian="normal" style:font-style-complex="normal" style:font-weight-complex="normal"/>
    </style:style>
    <style:style style:name="P92" style:family="paragraph" style:parent-style-name="Table_20_Contents">
      <style:text-properties fo:color="#000000" fo:font-style="normal" fo:font-weight="normal" officeooo:rsid="03cebcbe" officeooo:paragraph-rsid="05282df2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fo:color="#000000" fo:font-style="normal" fo:font-weight="normal" officeooo:rsid="03cebcbe" officeooo:paragraph-rsid="0529e8c0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color="#000000" fo:font-style="normal" fo:font-weight="normal" officeooo:rsid="03cebcbe" officeooo:paragraph-rsid="052bdc31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3cebcbe" officeooo:paragraph-rsid="052c1b3f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3cebcbe" officeooo:paragraph-rsid="052c4a0b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color="#000000" fo:font-style="normal" fo:font-weight="normal" officeooo:rsid="03d1afbe" officeooo:paragraph-rsid="03f5eb6f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fo:color="#000000" fo:font-style="normal" fo:font-weight="normal" officeooo:rsid="03d1afbe" officeooo:paragraph-rsid="03f7b042" style:font-style-asian="normal" style:font-weight-asian="normal" style:font-style-complex="normal" style:font-weight-complex="normal"/>
    </style:style>
    <style:style style:name="P99" style:family="paragraph" style:parent-style-name="Table_20_Contents">
      <style:text-properties fo:color="#000000" fo:font-style="normal" fo:font-weight="normal" officeooo:rsid="03d1afbe" officeooo:paragraph-rsid="0400b4af" style:font-style-asian="normal" style:font-weight-asian="normal" style:font-style-complex="normal" style:font-weight-complex="normal"/>
    </style:style>
    <style:style style:name="P100" style:family="paragraph" style:parent-style-name="Table_20_Contents">
      <style:text-properties fo:color="#000000" fo:font-style="normal" fo:font-weight="normal" officeooo:rsid="03d1afbe" officeooo:paragraph-rsid="041a4a09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color="#000000" fo:font-style="normal" fo:font-weight="normal" officeooo:rsid="03d1afbe" officeooo:paragraph-rsid="041f3d0c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color="#000000" fo:font-style="normal" fo:font-weight="normal" officeooo:rsid="03d1afbe" officeooo:paragraph-rsid="042075c5" style:font-style-asian="normal" style:font-weight-asian="normal" style:font-style-complex="normal" style:font-weight-complex="normal"/>
    </style:style>
    <style:style style:name="P103" style:family="paragraph" style:parent-style-name="Table_20_Contents">
      <style:text-properties fo:color="#000000" fo:font-style="normal" fo:font-weight="normal" officeooo:rsid="03d1afbe" officeooo:paragraph-rsid="04226d8b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color="#000000" fo:font-style="normal" fo:font-weight="normal" officeooo:rsid="03d1afbe" officeooo:paragraph-rsid="0423155f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color="#000000" fo:font-style="normal" fo:font-weight="normal" officeooo:rsid="03d1afbe" officeooo:paragraph-rsid="04250980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color="#000000" fo:font-style="normal" fo:font-weight="normal" officeooo:rsid="03d1afbe" officeooo:paragraph-rsid="04347fd8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3d1afbe" officeooo:paragraph-rsid="044f5f70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3d1afbe" officeooo:paragraph-rsid="045e1295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3d1afbe" officeooo:paragraph-rsid="046b36eb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3d1afbe" officeooo:paragraph-rsid="0486cfd8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fo:font-style="normal" fo:font-weight="normal" officeooo:rsid="03d1afbe" officeooo:paragraph-rsid="048b7728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3d1afbe" officeooo:paragraph-rsid="03c59a00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3e15391" officeooo:paragraph-rsid="03e15391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3e15391" officeooo:paragraph-rsid="03e3435b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3e15391" officeooo:paragraph-rsid="042ea5c9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3e7f7e7" officeooo:paragraph-rsid="042075c5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3e7f7e7" officeooo:paragraph-rsid="04700c79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3e9a82e" officeooo:paragraph-rsid="0423155f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3fecc84" officeooo:paragraph-rsid="03fecc84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40dccd9" officeooo:paragraph-rsid="045e1295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455e23d" officeooo:paragraph-rsid="0455e23d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486cfd8" officeooo:paragraph-rsid="0486cfd8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482706d" officeooo:paragraph-rsid="0482706d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4a6b4b2" officeooo:paragraph-rsid="04a6b4b2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4b02fcc" officeooo:paragraph-rsid="04b02fcc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4b02fcc" officeooo:paragraph-rsid="04b16781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4b02fcc" officeooo:paragraph-rsid="04b21926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4b02fcc" officeooo:paragraph-rsid="04b3c23e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4b02fcc" officeooo:paragraph-rsid="04c46970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4b02fcc" officeooo:paragraph-rsid="04c53473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4b02fcc" officeooo:paragraph-rsid="04d59c12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4b02fcc" officeooo:paragraph-rsid="04e3eb55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4b02fcc" officeooo:paragraph-rsid="04e4c2d3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4b02fcc" officeooo:paragraph-rsid="04ebdcf6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4b02fcc" officeooo:paragraph-rsid="04ed88df" style:font-style-asian="normal" style:font-weight-asian="normal" style:font-style-complex="normal" style:font-weight-complex="normal"/>
    </style:style>
    <style:style style:name="P136" style:family="paragraph" style:parent-style-name="Table_20_Contents">
      <style:text-properties fo:color="#000000" fo:font-style="normal" fo:font-weight="normal" officeooo:rsid="04b02fcc" officeooo:paragraph-rsid="04ef863e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4b02fcc" officeooo:paragraph-rsid="04f71b85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4b02fcc" officeooo:paragraph-rsid="04f84585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4b02fcc" officeooo:paragraph-rsid="04fa34f6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4b02fcc" officeooo:paragraph-rsid="04ff27a7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4b02fcc" officeooo:paragraph-rsid="0506f490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4b02fcc" officeooo:paragraph-rsid="0510b65d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4b02fcc" officeooo:paragraph-rsid="05199205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4b02fcc" officeooo:paragraph-rsid="051abd91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color="#000000" fo:font-style="normal" fo:font-weight="normal" officeooo:rsid="04b02fcc" officeooo:paragraph-rsid="052222f8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4b02fcc" officeooo:paragraph-rsid="052bdc31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4b02fcc" officeooo:paragraph-rsid="052c1b3f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4ba2871" officeooo:paragraph-rsid="04ba2871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4cb8fe0" officeooo:paragraph-rsid="04cb8fe0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4bccf19" officeooo:paragraph-rsid="04c46970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4d1ce9d" officeooo:paragraph-rsid="04d1ce9d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4d1ce9d" officeooo:paragraph-rsid="04d59c12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4d1ce9d" officeooo:paragraph-rsid="04f5a325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4d1ce9d" officeooo:paragraph-rsid="04f84585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color="#000000" fo:font-style="normal" fo:font-weight="normal" officeooo:rsid="04d1ce9d" officeooo:paragraph-rsid="04fa34f6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color="#000000" fo:font-style="normal" fo:font-weight="normal" officeooo:rsid="04d1ce9d" officeooo:paragraph-rsid="050e276d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4d1ce9d" officeooo:paragraph-rsid="0516c830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4e4c2d3" officeooo:paragraph-rsid="04e4c2d3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4e4c2d3" officeooo:paragraph-rsid="052222f8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4e95dd5" officeooo:paragraph-rsid="04e95dd5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4ff27a7" officeooo:paragraph-rsid="04ff27a7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4b598d8" officeooo:paragraph-rsid="0508dda5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500a642" officeooo:paragraph-rsid="0501deaa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fo:font-style="normal" fo:font-weight="normal" officeooo:rsid="0500a642" officeooo:paragraph-rsid="05066db7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color="#000000" fo:font-style="normal" fo:font-weight="normal" officeooo:rsid="05100fc1" officeooo:paragraph-rsid="05100fc1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color="#000000" fo:font-style="normal" fo:font-weight="normal" officeooo:rsid="051b67ae" officeooo:paragraph-rsid="051b67ae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color="#000000" fo:font-style="normal" fo:font-weight="normal" officeooo:rsid="051b67ae" officeooo:paragraph-rsid="051c8f5c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51b67ae" officeooo:paragraph-rsid="051fd966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51b67ae" officeooo:paragraph-rsid="05277782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3f42eb1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195e0e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1afbe" officeooo:paragraph-rsid="03d1afbe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1afbe" officeooo:paragraph-rsid="0482706d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1afbe" officeooo:paragraph-rsid="03bb3394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1afbe" officeooo:paragraph-rsid="04496c28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095b12" officeooo:paragraph-rsid="042ea5c9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55e23d" officeooo:paragraph-rsid="0455e23d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4a5e5a" officeooo:paragraph-rsid="044a5e5a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4a814e" officeooo:paragraph-rsid="03e3435b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4a814e" officeooo:paragraph-rsid="046c0c6a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86cfd8" officeooo:paragraph-rsid="045924c0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6c0c6a" officeooo:paragraph-rsid="046c0c6a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4c8034" officeooo:paragraph-rsid="044c8034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4a94abf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4ab7fe5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4acdc80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4f2d153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4f71b85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4fdab14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08dda5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0970ae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0e276d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131c65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14d29a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16c830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1b67ae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1ba6a8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1c8f5c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1cbbda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1fd966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24d12c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4b8edf0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4e6fb9c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131c65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1b67ae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24d12c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ccf19" officeooo:paragraph-rsid="04bccf19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98570" officeooo:paragraph-rsid="04d98570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1ce9d" officeooo:paragraph-rsid="04d1ce9d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1ce9d" officeooo:paragraph-rsid="04f5a325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f3661c" officeooo:paragraph-rsid="0514d29a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01deaa" officeooo:paragraph-rsid="0501deaa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00a642" officeooo:paragraph-rsid="0500a642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e203b0" officeooo:paragraph-rsid="05187007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b67ae" officeooo:paragraph-rsid="051b67ae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b67ae" officeooo:paragraph-rsid="051ba6a8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b67ae" officeooo:paragraph-rsid="051cbbda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b67ae" officeooo:paragraph-rsid="051ebb32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b67ae" officeooo:paragraph-rsid="0524d12c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d85ae" officeooo:paragraph-rsid="051c8f5c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officeooo:paragraph-rsid="04c46970"/>
    </style:style>
    <style:style style:name="P222" style:family="paragraph" style:parent-style-name="Table_20_Contents">
      <style:text-properties officeooo:paragraph-rsid="0504b515"/>
    </style:style>
    <style:style style:name="P223" style:family="paragraph" style:parent-style-name="Table_20_Contents">
      <style:text-properties officeooo:paragraph-rsid="0506f490"/>
    </style:style>
    <style:style style:name="P224" style:family="paragraph" style:parent-style-name="Table_20_Contents">
      <style:text-properties officeooo:paragraph-rsid="05187007"/>
    </style:style>
    <style:style style:name="P225" style:family="paragraph" style:parent-style-name="Table_20_Contents">
      <style:text-properties officeooo:paragraph-rsid="04cb8fe0"/>
    </style:style>
    <style:style style:name="P226" style:family="paragraph" style:parent-style-name="Table_20_Contents">
      <style:text-properties officeooo:paragraph-rsid="052c1b3f"/>
    </style:style>
    <style:style style:name="P227" style:family="paragraph" style:parent-style-name="Standard">
      <style:text-properties officeooo:paragraph-rsid="033fbba9"/>
    </style:style>
    <style:style style:name="P228" style:family="paragraph" style:parent-style-name="Text_20_body">
      <style:paragraph-properties>
        <style:tab-stops/>
      </style:paragraph-properties>
      <style:text-properties fo:color="#ffa07a" fo:font-weight="bold" officeooo:rsid="02b27c24" officeooo:paragraph-rsid="02b27c24" style:font-weight-asian="bold" style:font-weight-complex="bold"/>
    </style:style>
    <style:style style:name="P229" style:family="paragraph" style:parent-style-name="Table_20_Contents">
      <style:text-properties fo:color="#000000" fo:font-style="normal" fo:font-weight="normal" officeooo:rsid="04ca31a8" officeooo:paragraph-rsid="04ca31a8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color="#000000" fo:font-style="normal" fo:font-weight="normal" officeooo:rsid="04ca31a8" officeooo:paragraph-rsid="051c8f5c" style:font-style-asian="normal" style:font-weight-asian="normal" style:font-style-complex="normal" style:font-weight-complex="normal"/>
    </style:style>
    <style:style style:name="P231" style:family="paragraph" style:parent-style-name="Table_20_Contents">
      <style:text-properties fo:color="#000000" fo:font-style="normal" fo:font-weight="normal" officeooo:rsid="04ca31a8" officeooo:paragraph-rsid="04ccfc55" style:font-style-asian="normal" style:font-weight-asian="normal" style:font-style-complex="normal" style:font-weight-complex="normal"/>
    </style:style>
    <style:style style:name="P232" style:family="paragraph" style:parent-style-name="Table_20_Contents">
      <style:text-properties fo:color="#000000" fo:font-style="normal" fo:font-weight="normal" officeooo:rsid="04ca31a8" officeooo:paragraph-rsid="04cdf625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color="#000000" fo:font-style="normal" fo:font-weight="normal" officeooo:rsid="04ca31a8" officeooo:paragraph-rsid="051cbbda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color="#000000" fo:font-style="normal" fo:font-weight="normal" officeooo:rsid="04ca31a8" officeooo:paragraph-rsid="04cf6894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color="#000000" fo:font-style="normal" fo:font-weight="normal" officeooo:rsid="04ca31a8" officeooo:paragraph-rsid="04f562a9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color="#000000" fo:font-style="normal" fo:font-weight="normal" officeooo:rsid="04b598d8" officeooo:paragraph-rsid="04ca31a8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color="#000000" fo:font-style="normal" fo:font-weight="normal" officeooo:rsid="04e6fb9c" officeooo:paragraph-rsid="051ba6a8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color="#000000" fo:font-style="normal" fo:font-weight="normal" officeooo:rsid="04e6fb9c" officeooo:paragraph-rsid="05271794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color="#000000" fo:font-style="normal" fo:font-weight="normal" officeooo:rsid="04e6fb9c" officeooo:paragraph-rsid="04e95dd5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color="#000000" fo:font-style="normal" fo:font-weight="normal" officeooo:rsid="04e6fb9c" officeooo:paragraph-rsid="04ea2785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color="#000000" fo:font-style="normal" fo:font-weight="normal" officeooo:rsid="04e6fb9c" officeooo:paragraph-rsid="050e276d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color="#000000" fo:font-style="normal" fo:font-weight="normal" officeooo:rsid="04e6fb9c" officeooo:paragraph-rsid="04ea933c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color="#000000" fo:font-style="normal" fo:font-weight="normal" officeooo:rsid="04e6fb9c" officeooo:paragraph-rsid="04ebdcf6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color="#000000" fo:font-style="normal" fo:font-weight="normal" officeooo:rsid="04e6fb9c" officeooo:paragraph-rsid="052222f8" style:font-style-asian="normal" style:font-weight-asian="normal" style:font-style-complex="normal" style:font-weight-complex="normal"/>
    </style:style>
    <style:style style:name="P245" style:family="paragraph" style:parent-style-name="Table_20_Contents">
      <style:text-properties fo:color="#000000" fo:font-style="normal" fo:font-weight="normal" officeooo:rsid="04e6fb9c" officeooo:paragraph-rsid="04ed88df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color="#000000" fo:font-style="normal" fo:font-weight="normal" officeooo:rsid="0500a642" officeooo:paragraph-rsid="051ba6a8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color="#000000" fo:font-style="normal" fo:font-weight="normal" officeooo:rsid="0500a642" officeooo:paragraph-rsid="05277782" style:font-style-asian="normal" style:font-weight-asian="normal" style:font-style-complex="normal" style:font-weight-complex="normal"/>
    </style:style>
    <style:style style:name="P248" style:family="paragraph" style:parent-style-name="Table_20_Contents">
      <style:text-properties fo:color="#000000" fo:font-style="normal" fo:font-weight="normal" officeooo:rsid="0500a642" officeooo:paragraph-rsid="0501deaa" style:font-style-asian="normal" style:font-weight-asian="normal" style:font-style-complex="normal" style:font-weight-complex="normal"/>
    </style:style>
    <style:style style:name="P249" style:family="paragraph" style:parent-style-name="Table_20_Contents">
      <style:text-properties fo:color="#000000" fo:font-style="normal" fo:font-weight="normal" officeooo:rsid="0500a642" officeooo:paragraph-rsid="0502fcbd" style:font-style-asian="normal" style:font-weight-asian="normal" style:font-style-complex="normal" style:font-weight-complex="normal"/>
    </style:style>
    <style:style style:name="P250" style:family="paragraph" style:parent-style-name="Table_20_Contents">
      <style:text-properties fo:color="#000000" fo:font-style="normal" fo:font-weight="normal" officeooo:rsid="0500a642" officeooo:paragraph-rsid="0506f490" style:font-style-asian="normal" style:font-weight-asian="normal" style:font-style-complex="normal" style:font-weight-complex="normal"/>
    </style:style>
    <style:style style:name="P251" style:family="paragraph" style:parent-style-name="Table_20_Contents">
      <style:text-properties fo:color="#000000" fo:font-style="normal" fo:font-weight="normal" officeooo:rsid="04d98570" officeooo:paragraph-rsid="04da32ff" style:font-style-asian="normal" style:font-weight-asian="normal" style:font-style-complex="normal" style:font-weight-complex="normal"/>
    </style:style>
    <style:style style:name="P252" style:family="paragraph" style:parent-style-name="Table_20_Contents">
      <style:text-properties fo:color="#000000" fo:font-style="normal" fo:font-weight="normal" officeooo:rsid="04bccf19" officeooo:paragraph-rsid="05282df2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color="#000000" fo:font-style="normal" fo:font-weight="normal" officeooo:rsid="04bccf19" officeooo:paragraph-rsid="04be00e6" style:font-style-asian="normal" style:font-weight-asian="normal" style:font-style-complex="normal" style:font-weight-complex="normal"/>
    </style:style>
    <style:style style:name="P254" style:family="paragraph" style:parent-style-name="Table_20_Contents">
      <style:text-properties fo:color="#000000" fo:font-style="normal" fo:font-weight="normal" officeooo:rsid="04bccf19" officeooo:paragraph-rsid="051ebb32" style:font-style-asian="normal" style:font-weight-asian="normal" style:font-style-complex="normal" style:font-weight-complex="normal"/>
    </style:style>
    <style:style style:name="P255" style:family="paragraph" style:parent-style-name="Table_20_Contents">
      <style:text-properties fo:color="#000000" fo:font-style="normal" fo:font-weight="normal" officeooo:rsid="04bccf19" officeooo:paragraph-rsid="050f87ad" style:font-style-asian="normal" style:font-weight-asian="normal" style:font-style-complex="normal" style:font-weight-complex="normal"/>
    </style:style>
    <style:style style:name="P256" style:family="paragraph" style:parent-style-name="Table_20_Contents">
      <style:text-properties fo:color="#000000" fo:font-style="normal" fo:font-weight="normal" officeooo:rsid="04bccf19" officeooo:paragraph-rsid="04c102e8" style:font-style-asian="normal" style:font-weight-asian="normal" style:font-style-complex="normal" style:font-weight-complex="normal"/>
    </style:style>
    <style:style style:name="P257" style:family="paragraph" style:parent-style-name="Table_20_Contents">
      <style:text-properties fo:color="#000000" fo:font-style="normal" fo:font-weight="normal" officeooo:rsid="04bccf19" officeooo:paragraph-rsid="04f71b85" style:font-style-asian="normal" style:font-weight-asian="normal" style:font-style-complex="normal" style:font-weight-complex="normal"/>
    </style:style>
    <style:style style:name="P258" style:family="paragraph" style:parent-style-name="Table_20_Contents">
      <style:text-properties fo:color="#000000" fo:font-style="normal" fo:font-weight="normal" officeooo:rsid="04bccf19" officeooo:paragraph-rsid="04c16e02" style:font-style-asian="normal" style:font-weight-asian="normal" style:font-style-complex="normal" style:font-weight-complex="normal"/>
    </style:style>
    <style:style style:name="P259" style:family="paragraph" style:parent-style-name="Table_20_Contents">
      <style:text-properties fo:color="#000000" fo:font-style="normal" fo:font-weight="normal" officeooo:rsid="04bccf19" officeooo:paragraph-rsid="04d59c12" style:font-style-asian="normal" style:font-weight-asian="normal" style:font-style-complex="normal" style:font-weight-complex="normal"/>
    </style:style>
    <style:style style:name="P260" style:family="paragraph" style:parent-style-name="Table_20_Contents">
      <style:text-properties fo:color="#000000" fo:font-style="normal" fo:font-weight="normal" officeooo:rsid="04bccf19" officeooo:paragraph-rsid="04f84585" style:font-style-asian="normal" style:font-weight-asian="normal" style:font-style-complex="normal" style:font-weight-complex="normal"/>
    </style:style>
    <style:style style:name="P261" style:family="paragraph" style:parent-style-name="Table_20_Contents">
      <style:text-properties fo:color="#000000" fo:font-style="normal" fo:font-weight="normal" officeooo:rsid="04bccf19" officeooo:paragraph-rsid="052222f8" style:font-style-asian="normal" style:font-weight-asian="normal" style:font-style-complex="normal" style:font-weight-complex="normal"/>
    </style:style>
    <style:style style:name="P262" style:family="paragraph" style:parent-style-name="Table_20_Contents">
      <style:text-properties fo:color="#000000" fo:font-style="normal" fo:font-weight="normal" officeooo:rsid="04bccf19" officeooo:paragraph-rsid="04ed88df" style:font-style-asian="normal" style:font-weight-asian="normal" style:font-style-complex="normal" style:font-weight-complex="normal"/>
    </style:style>
    <style:style style:name="P263" style:family="paragraph" style:parent-style-name="Table_20_Contents">
      <style:text-properties fo:color="#000000" fo:font-style="normal" fo:font-weight="normal" officeooo:rsid="04bccf19" officeooo:paragraph-rsid="04c46970" style:font-style-asian="normal" style:font-weight-asian="normal" style:font-style-complex="normal" style:font-weight-complex="normal"/>
    </style:style>
    <style:style style:name="P264" style:family="paragraph" style:parent-style-name="Table_20_Contents">
      <style:text-properties fo:color="#000000" fo:font-style="normal" fo:font-weight="normal" officeooo:rsid="04bccf19" officeooo:paragraph-rsid="052c1b3f" style:font-style-asian="normal" style:font-weight-asian="normal" style:font-style-complex="normal" style:font-weight-complex="normal"/>
    </style:style>
    <style:style style:name="P265" style:family="paragraph" style:parent-style-name="Table_20_Contents">
      <style:text-properties fo:color="#000000" fo:font-style="normal" fo:font-weight="normal" officeooo:rsid="04bccf19" officeooo:paragraph-rsid="0506f490" style:font-style-asian="normal" style:font-weight-asian="normal" style:font-style-complex="normal" style:font-weight-complex="normal"/>
    </style:style>
    <style:style style:name="P266" style:family="paragraph" style:parent-style-name="Table_20_Contents">
      <style:text-properties fo:color="#000000" fo:font-style="normal" fo:font-weight="normal" officeooo:rsid="04bccf19" officeooo:paragraph-rsid="04c53473" style:font-style-asian="normal" style:font-weight-asian="normal" style:font-style-complex="normal" style:font-weight-complex="normal"/>
    </style:style>
    <style:style style:name="P267" style:family="paragraph" style:parent-style-name="Table_20_Contents">
      <style:text-properties fo:color="#000000" fo:font-style="normal" fo:font-weight="normal" officeooo:rsid="04bccf19" officeooo:paragraph-rsid="04e4c2d3" style:font-style-asian="normal" style:font-weight-asian="normal" style:font-style-complex="normal" style:font-weight-complex="normal"/>
    </style:style>
    <style:style style:name="P268" style:family="paragraph" style:parent-style-name="Table_20_Contents">
      <style:text-properties fo:color="#000000" fo:font-style="normal" fo:font-weight="normal" officeooo:rsid="04bccf19" officeooo:paragraph-rsid="0510b65d" style:font-style-asian="normal" style:font-weight-asian="normal" style:font-style-complex="normal" style:font-weight-complex="normal"/>
    </style:style>
    <style:style style:name="P269" style:family="paragraph" style:parent-style-name="Table_20_Contents">
      <style:text-properties fo:color="#000000" fo:font-style="normal" fo:font-weight="normal" officeooo:rsid="04bccf19" officeooo:paragraph-rsid="04d81e02" style:font-style-asian="normal" style:font-weight-asian="normal" style:font-style-complex="normal" style:font-weight-complex="normal"/>
    </style:style>
    <style:style style:name="P270" style:family="paragraph" style:parent-style-name="Table_20_Contents">
      <style:text-properties fo:color="#000000" fo:font-style="normal" fo:font-weight="normal" officeooo:rsid="04bccf19" officeooo:paragraph-rsid="04fa34f6" style:font-style-asian="normal" style:font-weight-asian="normal" style:font-style-complex="normal" style:font-weight-complex="normal"/>
    </style:style>
    <style:style style:name="P271" style:family="paragraph" style:parent-style-name="Table_20_Contents">
      <style:text-properties fo:color="#000000" fo:font-style="normal" fo:font-weight="normal" officeooo:rsid="04bccf19" officeooo:paragraph-rsid="052c4a0b" style:font-style-asian="normal" style:font-weight-asian="normal" style:font-style-complex="normal" style:font-weight-complex="normal"/>
    </style:style>
    <style:style style:name="P272" style:family="paragraph" style:parent-style-name="Table_20_Contents">
      <style:text-properties fo:color="#000000" fo:font-style="normal" fo:font-weight="normal" officeooo:rsid="05271794" officeooo:paragraph-rsid="0529e8c0" style:font-style-asian="normal" style:font-weight-asian="normal" style:font-style-complex="normal" style:font-weight-complex="normal"/>
    </style:style>
    <style:style style:name="P273" style:family="paragraph" style:parent-style-name="Table_20_Contents">
      <style:text-properties fo:color="#000000" fo:font-style="normal" fo:font-weight="normal" officeooo:rsid="05271794" officeooo:paragraph-rsid="052c4a0b" style:font-style-asian="normal" style:font-weight-asian="normal" style:font-style-complex="normal" style:font-weight-complex="normal"/>
    </style:style>
    <style:style style:name="P274" style:family="paragraph" style:parent-style-name="Table_20_Contents">
      <style:text-properties fo:color="#000000" fo:font-style="normal" fo:font-weight="normal" officeooo:rsid="050d55e3" officeooo:paragraph-rsid="050f87ad" style:font-style-asian="normal" style:font-weight-asian="normal" style:font-style-complex="normal" style:font-weight-complex="normal"/>
    </style:style>
    <style:style style:name="P275" style:family="paragraph" style:parent-style-name="Table_20_Contents">
      <style:text-properties fo:color="#000000" fo:font-style="normal" fo:font-weight="normal" officeooo:rsid="050d55e3" officeooo:paragraph-rsid="051fd966" style:font-style-asian="normal" style:font-weight-asian="normal" style:font-style-complex="normal" style:font-weight-complex="normal"/>
    </style:style>
    <style:style style:name="P276" style:family="paragraph" style:parent-style-name="Table_20_Contents">
      <style:text-properties fo:color="#000000" fo:font-style="normal" fo:font-weight="normal" officeooo:rsid="050d55e3" officeooo:paragraph-rsid="05100fc1" style:font-style-asian="normal" style:font-weight-asian="normal" style:font-style-complex="normal" style:font-weight-complex="normal"/>
    </style:style>
    <style:style style:name="P277" style:family="paragraph" style:parent-style-name="Table_20_Contents">
      <style:text-properties fo:color="#000000" fo:font-style="normal" fo:font-weight="normal" officeooo:rsid="04d1ce9d" officeooo:paragraph-rsid="04d3af24" style:font-style-asian="normal" style:font-weight-asian="normal" style:font-style-complex="normal" style:font-weight-complex="normal"/>
    </style:style>
    <style:style style:name="P278" style:family="paragraph" style:parent-style-name="Table_20_Contents">
      <style:text-properties fo:color="#000000" fo:font-style="normal" fo:font-weight="normal" officeooo:rsid="04d1ce9d" officeooo:paragraph-rsid="04d59c12" style:font-style-asian="normal" style:font-weight-asian="normal" style:font-style-complex="normal" style:font-weight-complex="normal"/>
    </style:style>
    <style:style style:name="P279" style:family="paragraph" style:parent-style-name="Table_20_Contents">
      <style:text-properties fo:color="#000000" fo:font-style="normal" fo:font-weight="normal" officeooo:rsid="04d1ce9d" officeooo:paragraph-rsid="052bdc31" style:font-style-asian="normal" style:font-weight-asian="normal" style:font-style-complex="normal" style:font-weight-complex="normal"/>
    </style:style>
    <style:style style:name="P280" style:family="paragraph" style:parent-style-name="Table_20_Contents">
      <style:text-properties fo:color="#000000" fo:font-style="normal" fo:font-weight="normal" officeooo:rsid="04d1ce9d" officeooo:paragraph-rsid="04f71b85" style:font-style-asian="normal" style:font-weight-asian="normal" style:font-style-complex="normal" style:font-weight-complex="normal"/>
    </style:style>
    <style:style style:name="P281" style:family="paragraph" style:parent-style-name="Table_20_Contents">
      <style:text-properties fo:color="#000000" fo:font-style="normal" fo:font-weight="normal" officeooo:rsid="04d1ce9d" officeooo:paragraph-rsid="04d72736" style:font-style-asian="normal" style:font-weight-asian="normal" style:font-style-complex="normal" style:font-weight-complex="normal"/>
    </style:style>
    <style:style style:name="P282" style:family="paragraph" style:parent-style-name="Table_20_Contents">
      <style:text-properties fo:color="#000000" fo:font-style="normal" fo:font-weight="normal" officeooo:rsid="04d1ce9d" officeooo:paragraph-rsid="04f84585" style:font-style-asian="normal" style:font-weight-asian="normal" style:font-style-complex="normal" style:font-weight-complex="normal"/>
    </style:style>
    <style:style style:name="P283" style:family="paragraph" style:parent-style-name="Table_20_Contents">
      <style:text-properties fo:color="#000000" fo:font-style="normal" fo:font-weight="normal" officeooo:rsid="04d1ce9d" officeooo:paragraph-rsid="04d81e02" style:font-style-asian="normal" style:font-weight-asian="normal" style:font-style-complex="normal" style:font-weight-complex="normal"/>
    </style:style>
    <style:style style:name="P284" style:family="paragraph" style:parent-style-name="Table_20_Contents">
      <style:text-properties fo:color="#000000" fo:font-style="normal" fo:font-weight="normal" officeooo:rsid="04f562a9" officeooo:paragraph-rsid="04f71b85" style:font-style-asian="normal" style:font-weight-asian="normal" style:font-style-complex="normal" style:font-weight-complex="normal"/>
    </style:style>
    <style:style style:name="P285" style:family="paragraph" style:parent-style-name="Table_20_Contents">
      <style:text-properties fo:color="#000000" fo:font-style="normal" fo:font-weight="normal" officeooo:rsid="04f562a9" officeooo:paragraph-rsid="052222f8" style:font-style-asian="normal" style:font-weight-asian="normal" style:font-style-complex="normal" style:font-weight-complex="normal"/>
    </style:style>
    <style:style style:name="P286" style:family="paragraph" style:parent-style-name="Table_20_Contents">
      <style:text-properties fo:color="#000000" fo:font-style="normal" fo:font-weight="normal" officeooo:rsid="04f562a9" officeooo:paragraph-rsid="0510b65d" style:font-style-asian="normal" style:font-weight-asian="normal" style:font-style-complex="normal" style:font-weight-complex="normal"/>
    </style:style>
    <style:style style:name="P287" style:family="paragraph" style:parent-style-name="Table_20_Contents">
      <style:text-properties fo:color="#000000" fo:font-style="normal" fo:font-weight="normal" officeooo:rsid="04f562a9" officeooo:paragraph-rsid="04fa34f6" style:font-style-asian="normal" style:font-weight-asian="normal" style:font-style-complex="normal" style:font-weight-complex="normal"/>
    </style:style>
    <style:style style:name="P28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4d98570" style:font-style-asian="normal" style:font-weight-asian="normal" style:font-style-complex="normal" style:font-weight-complex="normal"/>
    </style:style>
    <style:style style:name="P28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4ca31a8" style:font-style-asian="normal" style:font-weight-asian="normal" style:font-style-complex="normal" style:font-weight-complex="normal"/>
    </style:style>
    <style:style style:name="P29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50970ae" style:font-style-asian="normal" style:font-weight-asian="normal" style:font-style-complex="normal" style:font-weight-complex="normal"/>
    </style:style>
    <style:style style:name="P29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4cb8fe0" style:font-style-asian="normal" style:font-weight-asian="normal" style:font-style-complex="normal" style:font-weight-complex="normal"/>
    </style:style>
    <style:style style:name="P29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4ccfc55" style:font-style-asian="normal" style:font-weight-asian="normal" style:font-style-complex="normal" style:font-weight-complex="normal"/>
    </style:style>
    <style:style style:name="P29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51c8f5c" style:font-style-asian="normal" style:font-weight-asian="normal" style:font-style-complex="normal" style:font-weight-complex="normal"/>
    </style:style>
    <style:style style:name="P29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51cbbda" style:font-style-asian="normal" style:font-weight-asian="normal" style:font-style-complex="normal" style:font-weight-complex="normal"/>
    </style:style>
    <style:style style:name="P29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4cf6894" style:font-style-asian="normal" style:font-weight-asian="normal" style:font-style-complex="normal" style:font-weight-complex="normal"/>
    </style:style>
    <style:style style:name="P29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4f562a9" style:font-style-asian="normal" style:font-weight-asian="normal" style:font-style-complex="normal" style:font-weight-complex="normal"/>
    </style:style>
    <style:style style:name="P29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ca31a8" officeooo:paragraph-rsid="05026aac" style:font-style-asian="normal" style:font-weight-asian="normal" style:font-style-complex="normal" style:font-weight-complex="normal"/>
    </style:style>
    <style:style style:name="P29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14d29a" style:font-style-asian="normal" style:font-weight-asian="normal" style:font-style-complex="normal" style:font-weight-complex="normal"/>
    </style:style>
    <style:style style:name="P29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4e8ac5d" style:font-style-asian="normal" style:font-weight-asian="normal" style:font-style-complex="normal" style:font-weight-complex="normal"/>
    </style:style>
    <style:style style:name="P30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0970ae" style:font-style-asian="normal" style:font-weight-asian="normal" style:font-style-complex="normal" style:font-weight-complex="normal"/>
    </style:style>
    <style:style style:name="P30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4b99def" style:font-style-asian="normal" style:font-weight-asian="normal" style:font-style-complex="normal" style:font-weight-complex="normal"/>
    </style:style>
    <style:style style:name="P30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4f3661c" style:font-style-asian="normal" style:font-weight-asian="normal" style:font-style-complex="normal" style:font-weight-complex="normal"/>
    </style:style>
    <style:style style:name="P30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1c8f5c" style:font-style-asian="normal" style:font-weight-asian="normal" style:font-style-complex="normal" style:font-weight-complex="normal"/>
    </style:style>
    <style:style style:name="P30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01deaa" style:font-style-asian="normal" style:font-weight-asian="normal" style:font-style-complex="normal" style:font-weight-complex="normal"/>
    </style:style>
    <style:style style:name="P30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4ba2871" style:font-style-asian="normal" style:font-weight-asian="normal" style:font-style-complex="normal" style:font-weight-complex="normal"/>
    </style:style>
    <style:style style:name="P30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277782" style:font-style-asian="normal" style:font-weight-asian="normal" style:font-style-complex="normal" style:font-weight-complex="normal"/>
    </style:style>
    <style:style style:name="P30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0bb9de" style:font-style-asian="normal" style:font-weight-asian="normal" style:font-style-complex="normal" style:font-weight-complex="normal"/>
    </style:style>
    <style:style style:name="P30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4ccfc55" style:font-style-asian="normal" style:font-weight-asian="normal" style:font-style-complex="normal" style:font-weight-complex="normal"/>
    </style:style>
    <style:style style:name="P30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4debb30" style:font-style-asian="normal" style:font-weight-asian="normal" style:font-style-complex="normal" style:font-weight-complex="normal"/>
    </style:style>
    <style:style style:name="P31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31c65" officeooo:paragraph-rsid="0514d29a" style:font-style-asian="normal" style:font-weight-asian="normal" style:font-style-complex="normal" style:font-weight-complex="normal"/>
    </style:style>
    <style:style style:name="P31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31c65" officeooo:paragraph-rsid="05187007" style:font-style-asian="normal" style:font-weight-asian="normal" style:font-style-complex="normal" style:font-weight-complex="normal"/>
    </style:style>
    <style:style style:name="P31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31c65" officeooo:paragraph-rsid="05199205" style:font-style-asian="normal" style:font-weight-asian="normal" style:font-style-complex="normal" style:font-weight-complex="normal"/>
    </style:style>
    <style:style style:name="P31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31c65" officeooo:paragraph-rsid="051abd91" style:font-style-asian="normal" style:font-weight-asian="normal" style:font-style-complex="normal" style:font-weight-complex="normal"/>
    </style:style>
    <style:style style:name="P31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0a54e8" officeooo:paragraph-rsid="050bb9de" style:font-style-asian="normal" style:font-weight-asian="normal" style:font-style-complex="normal" style:font-weight-complex="normal"/>
    </style:style>
    <style:style style:name="P31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ebb30" officeooo:paragraph-rsid="04e02432" style:font-style-asian="normal" style:font-weight-asian="normal" style:font-style-complex="normal" style:font-weight-complex="normal"/>
    </style:style>
    <style:style style:name="P31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ebb30" officeooo:paragraph-rsid="0516c830" style:font-style-asian="normal" style:font-weight-asian="normal" style:font-style-complex="normal" style:font-weight-complex="normal"/>
    </style:style>
    <style:style style:name="P31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ebb30" officeooo:paragraph-rsid="04f562a9" style:font-style-asian="normal" style:font-weight-asian="normal" style:font-style-complex="normal" style:font-weight-complex="normal"/>
    </style:style>
    <style:style style:name="P31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ebb30" officeooo:paragraph-rsid="04e202fe" style:font-style-asian="normal" style:font-weight-asian="normal" style:font-style-complex="normal" style:font-weight-complex="normal"/>
    </style:style>
    <style:style style:name="P31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f3661c" officeooo:paragraph-rsid="05026aac" style:font-style-asian="normal" style:font-weight-asian="normal" style:font-style-complex="normal" style:font-weight-complex="normal"/>
    </style:style>
    <style:style style:name="P32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e6fb9c" officeooo:paragraph-rsid="04ea2785" style:font-style-asian="normal" style:font-weight-asian="normal" style:font-style-complex="normal" style:font-weight-complex="normal"/>
    </style:style>
    <style:style style:name="P32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ccf19" officeooo:paragraph-rsid="04be00e6" style:font-style-asian="normal" style:font-weight-asian="normal" style:font-style-complex="normal" style:font-weight-complex="normal"/>
    </style:style>
    <style:style style:name="P32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ccf19" officeooo:paragraph-rsid="04bf3bf8" style:font-style-asian="normal" style:font-weight-asian="normal" style:font-style-complex="normal" style:font-weight-complex="normal"/>
    </style:style>
    <style:style style:name="P32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ccf19" officeooo:paragraph-rsid="04ea933c" style:font-style-asian="normal" style:font-weight-asian="normal" style:font-style-complex="normal" style:font-weight-complex="normal"/>
    </style:style>
    <style:style style:name="P32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e203b0" officeooo:paragraph-rsid="051fd966" style:font-style-asian="normal" style:font-weight-asian="normal" style:font-style-complex="normal" style:font-weight-complex="normal"/>
    </style:style>
    <style:style style:name="P32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e203b0" officeooo:paragraph-rsid="04fdab14" style:font-style-asian="normal" style:font-weight-asian="normal" style:font-style-complex="normal" style:font-weight-complex="normal"/>
    </style:style>
    <style:style style:name="P32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e203b0" officeooo:paragraph-rsid="04e3eb55" style:font-style-asian="normal" style:font-weight-asian="normal" style:font-style-complex="normal" style:font-weight-complex="normal"/>
    </style:style>
    <style:style style:name="T1" style:family="text">
      <style:text-properties officeooo:rsid="048d052c"/>
    </style:style>
    <style:style style:name="T2" style:family="text">
      <style:text-properties officeooo:rsid="04908651"/>
    </style:style>
    <style:style style:name="T3" style:family="text">
      <style:text-properties officeooo:rsid="0490a0ad"/>
    </style:style>
    <style:style style:name="T4" style:family="text">
      <style:text-properties officeooo:rsid="0490d0d5"/>
    </style:style>
    <style:style style:name="T5" style:family="text">
      <style:text-properties officeooo:rsid="0497cf3e"/>
    </style:style>
    <style:style style:name="T6" style:family="text">
      <style:text-properties officeooo:rsid="0499a55a"/>
    </style:style>
    <style:style style:name="T7" style:family="text">
      <style:text-properties officeooo:rsid="049b8e34"/>
    </style:style>
    <style:style style:name="T8" style:family="text">
      <style:text-properties officeooo:rsid="049c9e91"/>
    </style:style>
    <style:style style:name="T9" style:family="text">
      <style:text-properties officeooo:rsid="04a02eac"/>
    </style:style>
    <style:style style:name="T10" style:family="text">
      <style:text-properties officeooo:rsid="04a3c25a"/>
    </style:style>
    <style:style style:name="T11" style:family="text">
      <style:text-properties officeooo:rsid="04a94abf"/>
    </style:style>
    <style:style style:name="T12" style:family="text">
      <style:text-properties style:text-underline-style="none" officeooo:rsid="04a94abf"/>
    </style:style>
    <style:style style:name="T13" style:family="text">
      <style:text-properties officeooo:rsid="04aa249f"/>
    </style:style>
    <style:style style:name="T14" style:family="text">
      <style:text-properties officeooo:rsid="04ab7fe5"/>
    </style:style>
    <style:style style:name="T15" style:family="text">
      <style:text-properties officeooo:rsid="04abd972"/>
    </style:style>
    <style:style style:name="T16" style:family="text">
      <style:text-properties officeooo:rsid="04acd3ba"/>
    </style:style>
    <style:style style:name="T17" style:family="text">
      <style:text-properties officeooo:rsid="04acdc80"/>
    </style:style>
    <style:style style:name="T18" style:family="text">
      <style:text-properties officeooo:rsid="04b02fcc"/>
    </style:style>
    <style:style style:name="T19" style:family="text">
      <style:text-properties officeooo:rsid="04b16781"/>
    </style:style>
    <style:style style:name="T20" style:family="text">
      <style:text-properties officeooo:rsid="04b21926"/>
    </style:style>
    <style:style style:name="T21" style:family="text">
      <style:text-properties officeooo:rsid="04b3c23e"/>
    </style:style>
    <style:style style:name="T22" style:family="text">
      <style:text-properties officeooo:rsid="04b598d8"/>
    </style:style>
    <style:style style:name="T23" style:family="text">
      <style:text-properties officeooo:rsid="04b630e2"/>
    </style:style>
    <style:style style:name="T24" style:family="text">
      <style:text-properties fo:font-variant="normal" fo:text-transform="none" style:font-name="Liberation Serif" fo:font-size="12pt" fo:letter-spacing="normal"/>
    </style:style>
    <style:style style:name="T25" style:family="text">
      <style:text-properties fo:font-variant="normal" fo:text-transform="none" style:font-name="Liberation Serif" fo:font-size="12pt" fo:letter-spacing="normal" officeooo:rsid="04b630e2"/>
    </style:style>
    <style:style style:name="T26" style:family="text">
      <style:text-properties fo:font-variant="normal" fo:text-transform="none" style:font-name="Liberation Serif" fo:font-size="12pt" fo:letter-spacing="normal" officeooo:rsid="04b7b25e"/>
    </style:style>
    <style:style style:name="T27" style:family="text">
      <style:text-properties fo:font-variant="normal" fo:text-transform="none" style:font-name="Liberation Serif" fo:font-size="12pt" fo:letter-spacing="normal" officeooo:rsid="04b8edf0"/>
    </style:style>
    <style:style style:name="T28" style:family="text">
      <style:text-properties fo:font-variant="normal" fo:text-transform="none" style:font-name="Liberation Serif" fo:font-size="12pt" fo:letter-spacing="normal" officeooo:rsid="04ba2871"/>
    </style:style>
    <style:style style:name="T29" style:family="text">
      <style:text-properties fo:font-variant="normal" fo:text-transform="none" style:font-name="Liberation Serif" fo:font-size="12pt" fo:letter-spacing="normal" officeooo:rsid="04bb684b"/>
    </style:style>
    <style:style style:name="T30" style:family="text">
      <style:text-properties fo:font-variant="normal" fo:text-transform="none" style:font-name="Liberation Serif" fo:font-size="12pt" fo:letter-spacing="normal" officeooo:rsid="04ca31a8"/>
    </style:style>
    <style:style style:name="T31" style:family="text">
      <style:text-properties fo:font-variant="normal" fo:text-transform="none" style:font-name="Liberation Serif" fo:font-size="12pt" fo:letter-spacing="normal" officeooo:rsid="04bccf19"/>
    </style:style>
    <style:style style:name="T32" style:family="text">
      <style:text-properties fo:font-variant="normal" fo:text-transform="none" style:font-name="Liberation Serif" fo:font-size="12pt" fo:letter-spacing="normal" officeooo:rsid="04cb8fe0"/>
    </style:style>
    <style:style style:name="T33" style:family="text">
      <style:text-properties fo:font-variant="normal" fo:text-transform="none" style:font-name="Liberation Serif" fo:font-size="12pt" fo:letter-spacing="normal" officeooo:rsid="04ccfc55"/>
    </style:style>
    <style:style style:name="T34" style:family="text">
      <style:text-properties fo:font-variant="normal" fo:text-transform="none" style:font-name="Liberation Serif" fo:font-size="12pt" fo:letter-spacing="normal" officeooo:rsid="04d98570"/>
    </style:style>
    <style:style style:name="T35" style:family="text">
      <style:text-properties fo:font-variant="normal" fo:text-transform="none" style:font-name="Liberation Serif" fo:font-size="12pt" fo:letter-spacing="normal" officeooo:rsid="04da32ff"/>
    </style:style>
    <style:style style:name="T36" style:family="text">
      <style:text-properties fo:font-variant="normal" fo:text-transform="none" style:font-name="Liberation Serif" fo:font-size="12pt" fo:letter-spacing="normal" officeooo:rsid="04debb30"/>
    </style:style>
    <style:style style:name="T37" style:family="text">
      <style:text-properties fo:font-variant="normal" fo:text-transform="none" style:font-name="Liberation Serif" fo:font-size="12pt" fo:letter-spacing="normal" officeooo:rsid="04e202fe"/>
    </style:style>
    <style:style style:name="T38" style:family="text">
      <style:text-properties fo:font-variant="normal" fo:text-transform="none" style:font-name="Liberation Serif" fo:font-size="12pt" fo:letter-spacing="normal" officeooo:rsid="04e203b0"/>
    </style:style>
    <style:style style:name="T39" style:family="text">
      <style:text-properties fo:font-variant="normal" fo:text-transform="none" style:font-name="Liberation Serif" fo:font-size="12pt" fo:letter-spacing="normal" officeooo:rsid="04e3eb55"/>
    </style:style>
    <style:style style:name="T40" style:family="text">
      <style:text-properties fo:font-variant="normal" fo:text-transform="none" style:font-name="Liberation Serif" fo:font-size="12pt" fo:letter-spacing="normal" officeooo:rsid="04e3f9ec"/>
    </style:style>
    <style:style style:name="T41" style:family="text">
      <style:text-properties fo:font-variant="normal" fo:text-transform="none" style:font-name="Liberation Serif" fo:font-size="12pt" fo:letter-spacing="normal" officeooo:rsid="04e8ac5d"/>
    </style:style>
    <style:style style:name="T42" style:family="text">
      <style:text-properties fo:font-variant="normal" fo:text-transform="none" style:font-name="Liberation Serif" fo:font-size="12pt" fo:letter-spacing="normal" officeooo:rsid="04e6fb9c"/>
    </style:style>
    <style:style style:name="T43" style:family="text">
      <style:text-properties fo:font-variant="normal" fo:text-transform="none" style:font-name="Liberation Serif" fo:font-size="12pt" fo:letter-spacing="normal" officeooo:rsid="04e95dd5"/>
    </style:style>
    <style:style style:name="T44" style:family="text">
      <style:text-properties fo:font-variant="normal" fo:text-transform="none" style:font-name="Liberation Serif" fo:font-size="12pt" fo:letter-spacing="normal" officeooo:rsid="04ea2785"/>
    </style:style>
    <style:style style:name="T45" style:family="text">
      <style:text-properties fo:font-variant="normal" fo:text-transform="none" style:font-name="Liberation Serif" fo:font-size="12pt" fo:letter-spacing="normal" officeooo:rsid="04ea933c"/>
    </style:style>
    <style:style style:name="T46" style:family="text">
      <style:text-properties fo:font-variant="normal" fo:text-transform="none" style:font-name="Liberation Serif" fo:font-size="12pt" fo:letter-spacing="normal" officeooo:rsid="04f3661c"/>
    </style:style>
    <style:style style:name="T47" style:family="text">
      <style:text-properties fo:font-variant="normal" fo:text-transform="none" style:font-name="Liberation Serif" fo:font-size="12pt" fo:letter-spacing="normal" officeooo:rsid="04f382f5"/>
    </style:style>
    <style:style style:name="T48" style:family="text">
      <style:text-properties fo:font-variant="normal" fo:text-transform="none" style:font-name="Liberation Serif" fo:font-size="12pt" fo:letter-spacing="normal" officeooo:rsid="04f562a9"/>
    </style:style>
    <style:style style:name="T49" style:family="text">
      <style:text-properties fo:font-variant="normal" fo:text-transform="none" style:font-name="Liberation Serif" fo:font-size="12pt" fo:letter-spacing="normal" officeooo:rsid="04f5a325"/>
    </style:style>
    <style:style style:name="T50" style:family="text">
      <style:text-properties fo:font-variant="normal" fo:text-transform="none" style:font-name="Liberation Serif" fo:font-size="12pt" fo:letter-spacing="normal" officeooo:rsid="04f84585"/>
    </style:style>
    <style:style style:name="T51" style:family="text">
      <style:text-properties fo:font-variant="normal" fo:text-transform="none" style:font-name="Liberation Serif" fo:font-size="12pt" fo:letter-spacing="normal" officeooo:rsid="04fbc36b"/>
    </style:style>
    <style:style style:name="T52" style:family="text">
      <style:text-properties fo:font-variant="normal" fo:text-transform="none" style:font-name="Liberation Serif" fo:font-size="12pt" fo:letter-spacing="normal" officeooo:rsid="04faa28a"/>
    </style:style>
    <style:style style:name="T53" style:family="text">
      <style:text-properties fo:font-variant="normal" fo:text-transform="none" style:font-name="Liberation Serif" fo:font-size="12pt" fo:letter-spacing="normal" officeooo:rsid="04fd3845"/>
    </style:style>
    <style:style style:name="T54" style:family="text">
      <style:text-properties fo:font-variant="normal" fo:text-transform="none" style:font-name="Liberation Serif" fo:font-size="12pt" fo:letter-spacing="normal" officeooo:rsid="04fdab14"/>
    </style:style>
    <style:style style:name="T55" style:family="text">
      <style:text-properties fo:font-variant="normal" fo:text-transform="none" style:font-name="Liberation Serif" fo:font-size="12pt" fo:letter-spacing="normal" officeooo:rsid="04fe3701"/>
    </style:style>
    <style:style style:name="T56" style:family="text">
      <style:text-properties fo:font-variant="normal" fo:text-transform="none" style:font-name="Liberation Serif" fo:font-size="12pt" fo:letter-spacing="normal" officeooo:rsid="03cebcbe"/>
    </style:style>
    <style:style style:name="T57" style:family="text">
      <style:text-properties fo:font-variant="normal" fo:text-transform="none" style:font-name="Liberation Serif" fo:font-size="12pt" fo:letter-spacing="normal" officeooo:rsid="04ff27a7"/>
    </style:style>
    <style:style style:name="T58" style:family="text">
      <style:text-properties fo:font-variant="normal" fo:text-transform="none" style:font-name="Liberation Serif" fo:font-size="12pt" fo:letter-spacing="normal" officeooo:rsid="0500a642"/>
    </style:style>
    <style:style style:name="T59" style:family="text">
      <style:text-properties fo:font-variant="normal" fo:text-transform="none" style:font-name="Liberation Serif" fo:font-size="12pt" fo:letter-spacing="normal" officeooo:rsid="0501deaa"/>
    </style:style>
    <style:style style:name="T60" style:family="text">
      <style:text-properties fo:font-variant="normal" fo:text-transform="none" style:font-name="Liberation Serif" fo:font-size="12pt" fo:letter-spacing="normal" officeooo:rsid="0502fcbd"/>
    </style:style>
    <style:style style:name="T61" style:family="text">
      <style:text-properties fo:font-variant="normal" fo:text-transform="none" style:font-name="Liberation Serif" fo:font-size="12pt" fo:letter-spacing="normal" officeooo:rsid="0504b515"/>
    </style:style>
    <style:style style:name="T62" style:family="text">
      <style:text-properties fo:font-variant="normal" fo:text-transform="none" style:font-name="Liberation Serif" fo:font-size="12pt" fo:letter-spacing="normal" officeooo:rsid="050970ae"/>
    </style:style>
    <style:style style:name="T63" style:family="text">
      <style:text-properties fo:font-variant="normal" fo:text-transform="none" style:font-name="Liberation Serif" fo:font-size="12pt" fo:letter-spacing="normal" officeooo:rsid="050a54e8"/>
    </style:style>
    <style:style style:name="T64" style:family="text">
      <style:text-properties fo:font-variant="normal" fo:text-transform="none" style:font-name="Liberation Serif" fo:font-size="12pt" fo:letter-spacing="normal" officeooo:rsid="050bb9de"/>
    </style:style>
    <style:style style:name="T65" style:family="text">
      <style:text-properties fo:font-variant="normal" fo:text-transform="none" style:font-name="Liberation Serif" fo:font-size="12pt" fo:letter-spacing="normal" officeooo:rsid="050d55e3"/>
    </style:style>
    <style:style style:name="T66" style:family="text">
      <style:text-properties fo:font-variant="normal" fo:text-transform="none" style:font-name="Liberation Serif" fo:font-size="12pt" fo:letter-spacing="normal" officeooo:rsid="050e276d"/>
    </style:style>
    <style:style style:name="T67" style:family="text">
      <style:text-properties fo:font-variant="normal" fo:text-transform="none" style:font-name="Liberation Serif" fo:font-size="12pt" fo:letter-spacing="normal" officeooo:rsid="050f5c35"/>
    </style:style>
    <style:style style:name="T68" style:family="text">
      <style:text-properties fo:font-variant="normal" fo:text-transform="none" style:font-name="Liberation Serif" fo:font-size="12pt" fo:letter-spacing="normal" officeooo:rsid="050f87ad"/>
    </style:style>
    <style:style style:name="T69" style:family="text">
      <style:text-properties fo:font-variant="normal" fo:text-transform="none" style:font-name="Liberation Serif" fo:font-size="12pt" fo:letter-spacing="normal" officeooo:rsid="05100fc1"/>
    </style:style>
    <style:style style:name="T70" style:family="text">
      <style:text-properties fo:font-variant="normal" fo:text-transform="none" style:font-name="Liberation Serif" fo:font-size="12pt" fo:letter-spacing="normal" officeooo:rsid="0514d29a"/>
    </style:style>
    <style:style style:name="T71" style:family="text">
      <style:text-properties fo:font-variant="normal" fo:text-transform="none" style:font-name="Liberation Serif" fo:font-size="12pt" fo:letter-spacing="normal" officeooo:rsid="05131c65"/>
    </style:style>
    <style:style style:name="T72" style:family="text">
      <style:text-properties fo:font-variant="normal" fo:text-transform="none" style:font-name="Liberation Serif" fo:font-size="12pt" fo:letter-spacing="normal" officeooo:rsid="0516c830"/>
    </style:style>
    <style:style style:name="T73" style:family="text">
      <style:text-properties fo:font-variant="normal" fo:text-transform="none" style:font-name="Liberation Serif" fo:font-size="12pt" fo:letter-spacing="normal" officeooo:rsid="05187007"/>
    </style:style>
    <style:style style:name="T74" style:family="text">
      <style:text-properties fo:font-variant="normal" fo:text-transform="none" style:font-name="Liberation Serif" fo:font-size="12pt" fo:letter-spacing="normal" officeooo:rsid="05199205"/>
    </style:style>
    <style:style style:name="T75" style:family="text">
      <style:text-properties fo:font-variant="normal" fo:text-transform="none" style:font-name="Liberation Serif" fo:font-size="12pt" fo:letter-spacing="normal" officeooo:rsid="051abd91"/>
    </style:style>
    <style:style style:name="T76" style:family="text">
      <style:text-properties fo:font-variant="normal" fo:text-transform="none" style:font-name="Liberation Serif" fo:font-size="12pt" fo:letter-spacing="normal" officeooo:rsid="051b67ae"/>
    </style:style>
    <style:style style:name="T77" style:family="text">
      <style:text-properties fo:font-variant="normal" fo:text-transform="none" style:font-name="Liberation Serif" fo:font-size="12pt" fo:letter-spacing="normal" officeooo:rsid="051ba6a8"/>
    </style:style>
    <style:style style:name="T78" style:family="text">
      <style:text-properties fo:font-variant="normal" fo:text-transform="none" style:font-name="Liberation Serif" fo:font-size="12pt" fo:letter-spacing="normal" officeooo:rsid="051c8f5c"/>
    </style:style>
    <style:style style:name="T79" style:family="text">
      <style:text-properties fo:font-variant="normal" fo:text-transform="none" style:font-name="Liberation Serif" fo:font-size="12pt" fo:letter-spacing="normal" officeooo:rsid="051cbbda"/>
    </style:style>
    <style:style style:name="T80" style:family="text">
      <style:text-properties fo:font-variant="normal" fo:text-transform="none" style:font-name="Liberation Serif" fo:font-size="12pt" fo:letter-spacing="normal" officeooo:rsid="051ebb32"/>
    </style:style>
    <style:style style:name="T81" style:family="text">
      <style:text-properties fo:font-variant="normal" fo:text-transform="none" style:font-name="Liberation Serif" fo:font-size="12pt" fo:letter-spacing="normal" officeooo:rsid="051fd966"/>
    </style:style>
    <style:style style:name="T82" style:family="text">
      <style:text-properties fo:font-variant="normal" fo:text-transform="none" style:font-name="Liberation Serif" fo:font-size="12pt" fo:letter-spacing="normal" officeooo:rsid="052222f8"/>
    </style:style>
    <style:style style:name="T83" style:family="text">
      <style:text-properties fo:font-variant="normal" fo:text-transform="none" style:font-name="Liberation Serif" fo:font-size="12pt" fo:letter-spacing="normal" officeooo:rsid="05271794"/>
    </style:style>
    <style:style style:name="T84" style:family="text">
      <style:text-properties fo:font-variant="normal" fo:text-transform="none" style:font-name="Liberation Serif" fo:font-size="12pt" fo:letter-spacing="normal" officeooo:rsid="05277782"/>
    </style:style>
    <style:style style:name="T85" style:family="text">
      <style:text-properties fo:font-variant="normal" fo:text-transform="none" style:font-name="Liberation Serif" fo:font-size="12pt" fo:letter-spacing="normal" officeooo:rsid="05282df2"/>
    </style:style>
    <style:style style:name="T86" style:family="text">
      <style:text-properties fo:font-variant="normal" fo:text-transform="none" style:font-name="Liberation Serif" fo:font-size="12pt" fo:letter-spacing="normal" officeooo:rsid="0529e8c0"/>
    </style:style>
    <style:style style:name="T87" style:family="text">
      <style:text-properties fo:font-variant="normal" fo:text-transform="none" style:font-name="Liberation Serif" fo:font-size="12pt" fo:letter-spacing="normal" officeooo:rsid="052bdc31"/>
    </style:style>
    <style:style style:name="T88" style:family="text">
      <style:text-properties fo:font-variant="normal" fo:text-transform="none" style:font-name="Liberation Serif" fo:font-size="12pt" fo:letter-spacing="normal" officeooo:rsid="052c1b3f"/>
    </style:style>
    <style:style style:name="T89" style:family="text">
      <style:text-properties fo:font-variant="normal" fo:text-transform="none" style:font-name="Liberation Serif" fo:font-size="12pt" fo:letter-spacing="normal" officeooo:rsid="052c4a0b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4cb8fe0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4ca31a8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normal" officeooo:rsid="04bccf19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normal" officeooo:rsid="0500a642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fo:font-weight="normal" officeooo:rsid="0504b515" style:font-style-asian="normal" style:font-weight-asian="normal" style:font-style-complex="normal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fo:font-weight="normal" officeooo:rsid="050d55e3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fo:font-weight="normal" officeooo:rsid="05131c65" style:font-style-asian="normal" style:font-weight-asian="normal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font-weight="normal" officeooo:rsid="05187007" style:font-style-asian="normal" style:font-weight-asian="normal" style:font-style-complex="normal" style:font-weight-complex="normal"/>
    </style:style>
    <style:style style:name="T98" style:family="text">
      <style:text-properties fo:font-variant="normal" fo:text-transform="none" fo:color="#c9211e" style:font-name="Liberation Serif" fo:font-size="12pt" fo:letter-spacing="normal" fo:font-weight="bold" officeooo:rsid="04fdab14" style:font-weight-asian="bold" style:font-weight-complex="bold"/>
    </style:style>
    <style:style style:name="T99" style:family="text">
      <style:text-properties officeooo:rsid="04b7b25e"/>
    </style:style>
    <style:style style:name="T100" style:family="text">
      <style:text-properties officeooo:rsid="04b8edf0"/>
    </style:style>
    <style:style style:name="T101" style:family="text">
      <style:text-properties officeooo:rsid="04ba2871"/>
    </style:style>
    <style:style style:name="T102" style:family="text">
      <style:text-properties officeooo:rsid="04bccf19"/>
    </style:style>
    <style:style style:name="T103" style:family="text">
      <style:text-properties fo:color="#000000" fo:font-style="normal" fo:font-weight="normal" officeooo:rsid="04b02fcc" style:font-style-asian="normal" style:font-weight-asian="normal" style:font-style-complex="normal" style:font-weight-complex="normal"/>
    </style:style>
    <style:style style:name="T104" style:family="text">
      <style:text-properties fo:color="#000000" fo:font-style="normal" fo:font-weight="normal" officeooo:rsid="04b21926" style:font-style-asian="normal" style:font-weight-asian="normal" style:font-style-complex="normal" style:font-weight-complex="normal"/>
    </style:style>
    <style:style style:name="T105" style:family="text">
      <style:text-properties fo:color="#000000" fo:font-style="normal" fo:font-weight="normal" officeooo:rsid="04bccf19" style:font-style-asian="normal" style:font-weight-asian="normal" style:font-style-complex="normal" style:font-weight-complex="normal"/>
    </style:style>
    <style:style style:name="T106" style:family="text">
      <style:text-properties fo:color="#000000" fo:font-style="normal" fo:font-weight="normal" officeooo:rsid="04c46970" style:font-style-asian="normal" style:font-weight-asian="normal" style:font-style-complex="normal" style:font-weight-complex="normal"/>
    </style:style>
    <style:style style:name="T107" style:family="text">
      <style:text-properties fo:color="#000000" fo:font-style="normal" fo:font-weight="normal" officeooo:rsid="04e4c2d3" style:font-style-asian="normal" style:font-weight-asian="normal" style:font-style-complex="normal" style:font-weight-complex="normal"/>
    </style:style>
    <style:style style:name="T108" style:family="text">
      <style:text-properties fo:color="#000000" fo:font-style="normal" fo:font-weight="normal" officeooo:rsid="04ed88df" style:font-style-asian="normal" style:font-weight-asian="normal" style:font-style-complex="normal" style:font-weight-complex="normal"/>
    </style:style>
    <style:style style:name="T109" style:family="text">
      <style:text-properties fo:color="#000000" fo:font-style="normal" fo:font-weight="normal" officeooo:rsid="04d1ce9d" style:font-style-asian="normal" style:font-weight-asian="normal" style:font-style-complex="normal" style:font-weight-complex="normal"/>
    </style:style>
    <style:style style:name="T110" style:family="text">
      <style:text-properties fo:color="#000000" fo:font-style="normal" fo:font-weight="normal" officeooo:rsid="04d72736" style:font-style-asian="normal" style:font-weight-asian="normal" style:font-style-complex="normal" style:font-weight-complex="normal"/>
    </style:style>
    <style:style style:name="T111" style:family="text">
      <style:text-properties fo:color="#000000" fo:font-style="normal" fo:font-weight="normal" officeooo:rsid="04f84585" style:font-style-asian="normal" style:font-weight-asian="normal" style:font-style-complex="normal" style:font-weight-complex="normal"/>
    </style:style>
    <style:style style:name="T112" style:family="text">
      <style:text-properties fo:color="#000000" fo:font-style="normal" fo:font-weight="normal" officeooo:rsid="04f562a9" style:font-style-asian="normal" style:font-weight-asian="normal" style:font-style-complex="normal" style:font-weight-complex="normal"/>
    </style:style>
    <style:style style:name="T113" style:family="text">
      <style:text-properties fo:color="#000000" fo:font-style="normal" fo:font-weight="normal" officeooo:rsid="03cebcbe" style:font-style-asian="normal" style:font-weight-asian="normal" style:font-style-complex="normal" style:font-weight-complex="normal"/>
    </style:style>
    <style:style style:name="T114" style:family="text">
      <style:text-properties fo:color="#000000" fo:font-style="normal" fo:font-weight="normal" officeooo:rsid="04faa28a" style:font-style-asian="normal" style:font-weight-asian="normal" style:font-style-complex="normal" style:font-weight-complex="normal"/>
    </style:style>
    <style:style style:name="T115" style:family="text">
      <style:text-properties fo:color="#000000" fo:font-style="normal" fo:font-weight="normal" officeooo:rsid="04ff27a7" style:font-style-asian="normal" style:font-weight-asian="normal" style:font-style-complex="normal" style:font-weight-complex="normal"/>
    </style:style>
    <style:style style:name="T116" style:family="text">
      <style:text-properties fo:color="#000000" fo:font-style="normal" fo:font-weight="normal" officeooo:rsid="0506f490" style:font-style-asian="normal" style:font-weight-asian="normal" style:font-style-complex="normal" style:font-weight-complex="normal"/>
    </style:style>
    <style:style style:name="T117" style:family="text">
      <style:text-properties fo:color="#000000" fo:font-style="normal" fo:font-weight="normal" officeooo:rsid="0500a642" style:font-style-asian="normal" style:font-weight-asian="normal" style:font-style-complex="normal" style:font-weight-complex="normal"/>
    </style:style>
    <style:style style:name="T118" style:family="text">
      <style:text-properties fo:color="#000000" fo:font-style="normal" fo:font-weight="normal" officeooo:rsid="051abd91" style:font-style-asian="normal" style:font-weight-asian="normal" style:font-style-complex="normal" style:font-weight-complex="normal"/>
    </style:style>
    <style:style style:name="T119" style:family="text">
      <style:text-properties fo:color="#000000" fo:font-style="normal" fo:font-weight="normal" officeooo:rsid="052222f8" style:font-style-asian="normal" style:font-weight-asian="normal" style:font-style-complex="normal" style:font-weight-complex="normal"/>
    </style:style>
    <style:style style:name="T120" style:family="text">
      <style:text-properties fo:color="#000000" fo:font-style="normal" fo:font-weight="normal" officeooo:rsid="05271794" style:font-style-asian="normal" style:font-weight-asian="normal" style:font-style-complex="normal" style:font-weight-complex="normal"/>
    </style:style>
    <style:style style:name="T121" style:family="text">
      <style:text-properties fo:color="#000000" fo:font-style="normal" fo:font-weight="normal" officeooo:rsid="04e6fb9c" style:font-style-asian="normal" style:font-weight-asian="normal" style:font-style-complex="normal" style:font-weight-complex="normal"/>
    </style:style>
    <style:style style:name="T122" style:family="text">
      <style:text-properties fo:color="#000000" fo:font-style="normal" fo:font-weight="normal" officeooo:rsid="052c1b3f" style:font-style-asian="normal" style:font-weight-asian="normal" style:font-style-complex="normal" style:font-weight-complex="normal"/>
    </style:style>
    <style:style style:name="T123" style:family="text">
      <style:text-properties officeooo:rsid="04be00e6"/>
    </style:style>
    <style:style style:name="T124" style:family="text">
      <style:text-properties officeooo:rsid="04bf3bf8"/>
    </style:style>
    <style:style style:name="T125" style:family="text">
      <style:text-properties officeooo:rsid="04c102e8"/>
    </style:style>
    <style:style style:name="T126" style:family="text">
      <style:text-properties officeooo:rsid="04c46970"/>
    </style:style>
    <style:style style:name="T127" style:family="text">
      <style:text-properties officeooo:rsid="04c53473"/>
    </style:style>
    <style:style style:name="T128" style:family="text">
      <style:text-properties officeooo:rsid="04ca31a8"/>
    </style:style>
    <style:style style:name="T129" style:family="text">
      <style:text-properties officeooo:rsid="04cb8fe0"/>
    </style:style>
    <style:style style:name="T130" style:family="text">
      <style:text-properties officeooo:rsid="04ccfc55"/>
    </style:style>
    <style:style style:name="T131" style:family="text">
      <style:text-properties officeooo:rsid="04cf6894"/>
    </style:style>
    <style:style style:name="T132" style:family="text">
      <style:text-properties officeooo:rsid="04d1ce9d"/>
    </style:style>
    <style:style style:name="T133" style:family="text">
      <style:text-properties officeooo:rsid="04d59c12"/>
    </style:style>
    <style:style style:name="T134" style:family="text">
      <style:text-properties officeooo:rsid="04d5a77a"/>
    </style:style>
    <style:style style:name="T135" style:family="text">
      <style:text-properties officeooo:rsid="04d72736"/>
    </style:style>
    <style:style style:name="T136" style:family="text">
      <style:text-properties officeooo:rsid="04d81e02"/>
    </style:style>
    <style:style style:name="T137" style:family="text">
      <style:text-properties officeooo:rsid="04d98570"/>
    </style:style>
    <style:style style:name="T138" style:family="text">
      <style:text-properties officeooo:rsid="04debb30"/>
    </style:style>
    <style:style style:name="T139" style:family="text">
      <style:text-properties officeooo:rsid="04e202fe"/>
    </style:style>
    <style:style style:name="T140" style:family="text">
      <style:text-properties officeooo:rsid="04e203b0"/>
    </style:style>
    <style:style style:name="T141" style:family="text">
      <style:text-properties officeooo:rsid="04e4c2d3"/>
    </style:style>
    <style:style style:name="T142" style:family="text">
      <style:text-properties officeooo:rsid="04e6fb9c"/>
    </style:style>
    <style:style style:name="T143" style:family="text">
      <style:text-properties officeooo:rsid="04e8ac5d"/>
    </style:style>
    <style:style style:name="T144" style:family="text">
      <style:text-properties officeooo:rsid="04e95dd5"/>
    </style:style>
    <style:style style:name="T145" style:family="text">
      <style:text-properties officeooo:rsid="04ea2785"/>
    </style:style>
    <style:style style:name="T146" style:family="text">
      <style:text-properties officeooo:rsid="04ea933c"/>
    </style:style>
    <style:style style:name="T147" style:family="text">
      <style:text-properties officeooo:rsid="04ebdcf6"/>
    </style:style>
    <style:style style:name="T148" style:family="text">
      <style:text-properties officeooo:rsid="04ed88df"/>
    </style:style>
    <style:style style:name="T149" style:family="text">
      <style:text-properties officeooo:rsid="04ef863e"/>
    </style:style>
    <style:style style:name="T150" style:family="text">
      <style:text-properties officeooo:rsid="04f20ce8"/>
    </style:style>
    <style:style style:name="T151" style:family="text">
      <style:text-properties officeooo:rsid="04f2d153"/>
    </style:style>
    <style:style style:name="T152" style:family="text">
      <style:text-properties officeooo:rsid="04f3661c"/>
    </style:style>
    <style:style style:name="T153" style:family="text">
      <style:text-properties officeooo:rsid="04f382f5"/>
    </style:style>
    <style:style style:name="T154" style:family="text">
      <style:text-properties officeooo:rsid="04f562a9"/>
    </style:style>
    <style:style style:name="T155" style:family="text">
      <style:text-properties officeooo:rsid="04faa28a"/>
    </style:style>
    <style:style style:name="T156" style:family="text">
      <style:text-properties officeooo:rsid="04fb94da"/>
    </style:style>
    <style:style style:name="T157" style:family="text">
      <style:text-properties officeooo:rsid="04fbc36b"/>
    </style:style>
    <style:style style:name="T158" style:family="text">
      <style:text-properties officeooo:rsid="04fd3845"/>
    </style:style>
    <style:style style:name="T159" style:family="text">
      <style:text-properties officeooo:rsid="04fdab14"/>
    </style:style>
    <style:style style:name="T160" style:family="text">
      <style:text-properties officeooo:rsid="04fe3701"/>
    </style:style>
    <style:style style:name="T161" style:family="text">
      <style:text-properties officeooo:rsid="04ff27a7"/>
    </style:style>
    <style:style style:name="T162" style:family="text">
      <style:text-properties officeooo:rsid="0500a642"/>
    </style:style>
    <style:style style:name="T163" style:family="text">
      <style:text-properties officeooo:rsid="0501deaa"/>
    </style:style>
    <style:style style:name="T164" style:family="text">
      <style:text-properties officeooo:rsid="05026aac"/>
    </style:style>
    <style:style style:name="T165" style:family="text">
      <style:text-properties officeooo:rsid="0502fcbd"/>
    </style:style>
    <style:style style:name="T166" style:family="text">
      <style:text-properties officeooo:rsid="0504b515"/>
    </style:style>
    <style:style style:name="T167" style:family="text">
      <style:text-properties officeooo:rsid="050d55e3"/>
    </style:style>
    <style:style style:name="T168" style:family="text">
      <style:text-properties officeooo:rsid="050f87ad"/>
    </style:style>
    <style:style style:name="T169" style:family="text">
      <style:text-properties officeooo:rsid="05100fc1"/>
    </style:style>
    <style:style style:name="T170" style:family="text">
      <style:text-properties officeooo:rsid="05131c65"/>
    </style:style>
    <style:style style:name="T171" style:family="text">
      <style:text-properties officeooo:rsid="051b67ae"/>
    </style:style>
    <style:style style:name="T172" style:family="text">
      <style:text-properties officeooo:rsid="051ba6a8"/>
    </style:style>
    <style:style style:name="T173" style:family="text">
      <style:text-properties officeooo:rsid="051c8f5c"/>
    </style:style>
    <style:style style:name="T174" style:family="text">
      <style:text-properties officeooo:rsid="051cbbda"/>
    </style:style>
    <style:style style:name="T175" style:family="text">
      <style:text-properties officeooo:rsid="051ebb32"/>
    </style:style>
    <style:style style:name="T176" style:family="text">
      <style:text-properties officeooo:rsid="051fd966"/>
    </style:style>
    <style:style style:name="T177" style:family="text">
      <style:text-properties officeooo:rsid="052222f8"/>
    </style:style>
    <style:style style:name="T178" style:family="text">
      <style:text-properties officeooo:rsid="0524d12c"/>
    </style:style>
    <style:style style:name="T179" style:family="text">
      <style:text-properties officeooo:rsid="05277782"/>
    </style:style>
    <style:style style:name="T180" style:family="text">
      <style:text-properties officeooo:rsid="05282df2"/>
    </style:style>
    <style:style style:name="T181" style:family="text">
      <style:text-properties officeooo:rsid="052c1b3f"/>
    </style:style>
    <style:style style:name="T182" style:family="text">
      <style:text-properties officeooo:rsid="0530f0ae"/>
    </style:style>
    <style:style style:name="T183" style:family="text">
      <style:text-properties fo:color="#c9211e" fo:font-weight="bold" officeooo:rsid="04f562a9" style:font-weight-asian="bold" style:font-weight-complex="bold"/>
    </style:style>
    <style:style style:name="T184" style:family="text">
      <style:text-properties officeooo:rsid="05398217"/>
    </style:style>
    <style:style style:name="T185" style:family="text">
      <style:text-properties officeooo:rsid="053ad1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8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7095</text:p>
          </table:table-cell>
          <table:table-cell table:style-name="Table1.A1" office:value-type="string">
            <text:p text:style-name="P7">Quant ot depertit et doné</text:p>
          </table:table-cell>
          <table:table-cell table:style-name="Table1.C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4">7096</text:p>
          </table:table-cell>
          <table:table-cell table:style-name="Table1.A2" office:value-type="string">
            <text:p text:style-name="P7">Si antrerent en la cyté</text:p>
          </table:table-cell>
          <table:table-cell table:style-name="Table1.C2" office:value-type="string">
            <text:p text:style-name="P46">A<text:span text:style-name="T155">IW</text:span>] Sen… <text:s/><text:span text:style-name="T142">GK] Si sen...</text:span> <text:s/><text:span text:style-name="T22">B] ...est entrez… <text:s/>L] ...enz en la...</text:span></text:p>
          </table:table-cell>
        </table:table-row>
        <table:table-row>
          <table:table-cell table:style-name="Table1.A2" office:value-type="string">
            <text:p text:style-name="P4">7097</text:p>
          </table:table-cell>
          <table:table-cell table:style-name="Table1.A2" office:value-type="string">
            <text:p text:style-name="P7">Entr’iaus parloient d’un et d’el</text:p>
          </table:table-cell>
          <table:table-cell table:style-name="Table1.C2" office:value-type="string">
            <text:p text:style-name="P50">A<text:span text:style-name="T22">BDGH2IKLMTW</text:span>] ...uont parlant...</text:p>
          </table:table-cell>
        </table:table-row>
        <table:table-row>
          <table:table-cell table:style-name="Table1.A2" office:value-type="string">
            <text:p text:style-name="P4">7098</text:p>
          </table:table-cell>
          <table:table-cell table:style-name="Table1.A2" office:value-type="string">
            <text:p text:style-name="P7">Tant qu’il vinsent a (H en) lor ostel</text:p>
          </table:table-cell>
          <table:table-cell table:style-name="Table1.C2" office:value-type="string">
            <text:p text:style-name="P71">A<text:span text:style-name="T128">DIMTW</text:span>] ...furent… <text:s/><text:span text:style-name="T137">E] ...a lostel <text:s/>G] ...quil font a… <text:s/>L] ...furent tuit a lostel <text:s/>K] ...furent a son...</text:span></text:p>
          </table:table-cell>
        </table:table-row>
        <table:table-row>
          <table:table-cell table:style-name="Table1.A2" office:value-type="string">
            <text:p text:style-name="P4">7099</text:p>
          </table:table-cell>
          <table:table-cell table:style-name="Table1.A2" office:value-type="string">
            <text:p text:style-name="P7">Dessendu sont et desarmé</text:p>
          </table:table-cell>
          <table:table-cell table:style-name="Table1.C2" office:value-type="string">
            <text:p text:style-name="P229">DH2] ...repose</text:p>
          </table:table-cell>
        </table:table-row>
        <table:table-row>
          <table:table-cell table:style-name="Table1.A2" office:value-type="string">
            <text:p text:style-name="P4">7100</text:p>
          </table:table-cell>
          <table:table-cell table:style-name="Table1.A2" office:value-type="string">
            <text:p text:style-name="P7">Quant se sont un poc reposé</text:p>
          </table:table-cell>
          <table:table-cell table:style-name="Table1.C2" office:value-type="string">
            <text:p text:style-name="P162">B] ...il sont… <text:s/><text:span text:style-name="T128">D] ...il se furent desarme <text:s/>H2] Quant ourent j pou demore <text:s/>L] ...furent...</text:span></text:p>
          </table:table-cell>
        </table:table-row>
        <table:table-row>
          <table:table-cell table:style-name="Table1.A2" office:value-type="string">
            <text:p text:style-name="P4">7101</text:p>
          </table:table-cell>
          <table:table-cell table:style-name="Table1.A2" office:value-type="string">
            <text:p text:style-name="P7">Quacopedie son signor</text:p>
          </table:table-cell>
          <table:table-cell table:style-name="Table1.C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4">7102</text:p>
          </table:table-cell>
          <table:table-cell table:style-name="Table1.A2" office:value-type="string">
            <text:p text:style-name="P7">Araisona per grant amor</text:p>
          </table:table-cell>
          <table:table-cell table:style-name="Table1.C2" office:value-type="string">
            <text:p text:style-name="P173"/>
          </table:table-cell>
        </table:table-row>
        <table:table-row>
          <table:table-cell table:style-name="Table1.A2" office:value-type="string">
            <text:p text:style-name="P4">7103</text:p>
          </table:table-cell>
          <table:table-cell table:style-name="Table1.A2" office:value-type="string">
            <text:p text:style-name="P7">Sire fet il ou avez mis</text:p>
          </table:table-cell>
          <table:table-cell table:style-name="Table1.C2" office:value-type="string">
            <text:p text:style-name="P166">W] ...il auez vous mis</text:p>
          </table:table-cell>
        </table:table-row>
        <table:table-row>
          <table:table-cell table:style-name="Table1.A2" office:value-type="string">
            <text:p text:style-name="P4">7104</text:p>
          </table:table-cell>
          <table:table-cell table:style-name="Table1.A2" office:value-type="string">
            <text:p text:style-name="P7">Seu que avez as armes pris</text:p>
          </table:table-cell>
          <table:table-cell table:style-name="Table1.C2" office:value-type="string">
            <text:p text:style-name="P236">B] ...per armes… <text:s/>DEH2TIW] ...conquis</text:p>
          </table:table-cell>
        </table:table-row>
        <table:table-row>
          <table:table-cell table:style-name="Table1.A2" office:value-type="string">
            <text:p text:style-name="P4">7105</text:p>
          </table:table-cell>
          <table:table-cell table:style-name="Table1.A2" office:value-type="string">
            <text:p text:style-name="P7">Fet il Rendu l’ait (H Je l’ai et rendu) et donei (F donei l’ai et donei)</text:p>
          </table:table-cell>
          <table:table-cell table:style-name="Table1.C2" office:value-type="string">
            <text:p text:style-name="P196">A<text:span text:style-name="T142">GIKLT</text:span>] ...nai… <text:s/><text:span text:style-name="T23">BEH2] Rendut lai fait (H2 dit) il et… <text:s/>W] Je fait il rendu...</text:span></text:p>
          </table:table-cell>
        </table:table-row>
        <table:table-row>
          <table:table-cell table:style-name="Table1.A2" office:value-type="string">
            <text:p text:style-name="P4">7106</text:p>
          </table:table-cell>
          <table:table-cell table:style-name="Table1.A2" office:value-type="string">
            <text:p text:style-name="P7">Dons avez vos mout bien ovré</text:p>
          </table:table-cell>
          <table:table-cell table:style-name="Table1.C2" office:value-type="string">
            <text:p text:style-name="P193"><text:span text:style-name="T128">DH2KM] Donques auez uos bien… <text:s/>I</text:span>] ...<text:span text:style-name="T155">uos bien… <text:s/>T] Donc...</text:span></text:p>
          </table:table-cell>
        </table:table-row>
        <table:table-row>
          <table:table-cell table:style-name="Table1.A2" office:value-type="string">
            <text:p text:style-name="P4">7107</text:p>
          </table:table-cell>
          <table:table-cell table:style-name="Table1.A2" office:value-type="string">
            <text:p text:style-name="P7">Avez en vos (H En aveis) riens retenu</text:p>
          </table:table-cell>
          <table:table-cell table:style-name="Table1.C2" office:value-type="string">
            <text:p text:style-name="P203">B<text:span text:style-name="T137">EM</text:span>] Avez vous ent <text:span text:style-name="T137">(EM en)</text:span> rien… <text:span text:style-name="T142">GK] Auiez uos...</text:span></text:p>
          </table:table-cell>
        </table:table-row>
        <table:table-row>
          <table:table-cell table:style-name="Table1.A2" office:value-type="string">
            <text:p text:style-name="P4">7108</text:p>
          </table:table-cell>
          <table:table-cell table:style-name="Table1.A2" office:value-type="string">
            <text:p text:style-name="P7">Non voir mai donei et rendu</text:p>
          </table:table-cell>
          <table:table-cell table:style-name="Table1.C2" office:value-type="string">
            <text:p text:style-name="P166">W] Mais tant ay...</text:p>
          </table:table-cell>
        </table:table-row>
        <table:table-row>
          <table:table-cell table:style-name="Table1.A2" office:value-type="string">
            <text:p text:style-name="P4">7109</text:p>
          </table:table-cell>
          <table:table-cell table:style-name="Table1.A2" office:value-type="string">
            <text:p text:style-name="P7">Sire fet il bien avez fet</text:p>
          </table:table-cell>
          <table:table-cell table:style-name="Table1.C2" office:value-type="string">
            <text:p text:style-name="P171"/>
          </table:table-cell>
        </table:table-row>
        <table:table-row>
          <table:table-cell table:style-name="Table1.A2" office:value-type="string">
            <text:p text:style-name="P4">7110</text:p>
          </table:table-cell>
          <table:table-cell table:style-name="Table1.A2" office:value-type="string">
            <text:p text:style-name="P7">Et en tel guisse com me plaist</text:p>
          </table:table-cell>
          <table:table-cell table:style-name="Table1.C2" office:value-type="string">
            <text:p text:style-name="P196">A] ...uos… <text:s/><text:span text:style-name="T23">B] ...a teil...moi… <text:s/>E] …a...quil me… <text:s/>GIK] ...mlt me plait <text:s/>T] ...come plait <text:s/>W] En...com a moy…</text:span></text:p>
          </table:table-cell>
        </table:table-row>
        <table:table-row>
          <table:table-cell table:style-name="Table1.A2" office:value-type="string">
            <text:p text:style-name="P4">7111</text:p>
          </table:table-cell>
          <table:table-cell table:style-name="Table1.A2" office:value-type="string">
            <text:p text:style-name="P7">Quacopedie le consoille</text:p>
          </table:table-cell>
          <table:table-cell table:style-name="Table1.C2" office:value-type="string">
            <text:p text:style-name="P121"/>
          </table:table-cell>
        </table:table-row>
        <table:table-row>
          <table:table-cell table:style-name="Table1.A2" office:value-type="string">
            <text:p text:style-name="P4">7112</text:p>
          </table:table-cell>
          <table:table-cell table:style-name="Table1.A2" office:value-type="string">
            <text:p text:style-name="P7">Et li princes mout se <text:span text:style-name="T2">(H princz se)</text:span> mervoille</text:p>
          </table:table-cell>
          <table:table-cell table:style-name="Table1.C2" office:value-type="string">
            <text:p text:style-name="P177"/>
          </table:table-cell>
        </table:table-row>
        <table:table-row table:style-name="Table1.19">
          <table:table-cell table:style-name="Table1.A2" office:value-type="string">
            <text:p text:style-name="P4">7113</text:p>
          </table:table-cell>
          <table:table-cell table:style-name="Table1.A2" office:value-type="string">
            <text:p text:style-name="P7">A ses compaignons le dissoit</text:p>
          </table:table-cell>
          <table:table-cell table:style-name="Table1.C2" office:value-type="string">
            <text:p text:style-name="P187"><text:span text:style-name="T150">H2M</text:span>] ...<text:span text:style-name="T151">redisoit</text:span></text:p>
          </table:table-cell>
        </table:table-row>
        <table:table-row>
          <table:table-cell table:style-name="Table1.A2" office:value-type="string">
            <text:p text:style-name="P4">7114</text:p>
          </table:table-cell>
          <table:table-cell table:style-name="Table1.A2" office:value-type="string">
            <text:p text:style-name="P7">A consoil seu qu’il en oioit <text:span text:style-name="T2">(H veoit)</text:span></text:p>
          </table:table-cell>
          <table:table-cell table:style-name="Table1.C2" office:value-type="string">
            <text:p text:style-name="P205">B] ...ce quil empensoit <text:s/><text:span text:style-name="T128">DL] ...en ueoit (L u\e/oit) <text:s/>E] Ce que de lor conseuil ooit <text:s/>G] ...en croit <text:s/>L] ...ce que il sauoit <text:s/>T] ...il ooit <text:s/>W] …qui len o oit</text:span></text:p>
          </table:table-cell>
        </table:table-row>
        <text:soft-page-break/>
        <table:table-row>
          <table:table-cell table:style-name="Table1.A2" office:value-type="string">
            <text:p text:style-name="P4">7115</text:p>
          </table:table-cell>
          <table:table-cell table:style-name="Table1.A2" office:value-type="string">
            <text:p text:style-name="P7">Signor fet il mien essient</text:p>
          </table:table-cell>
          <table:table-cell table:style-name="Table1.C2" office:value-type="string">
            <text:p text:style-name="P176"/>
          </table:table-cell>
        </table:table-row>
        <table:table-row>
          <table:table-cell table:style-name="Table1.A2" office:value-type="string">
            <text:p text:style-name="P4">7116</text:p>
          </table:table-cell>
          <table:table-cell table:style-name="Table1.A2" office:value-type="string">
            <text:p text:style-name="P7">Cist vasas est de bone gent</text:p>
          </table:table-cell>
          <table:table-cell table:style-name="Table1.C2" office:value-type="string">
            <text:p text:style-name="P190">A<text:span text:style-name="T142">GIKLTW</text:span>] ...riche… <text:s/><text:span text:style-name="T128">DE] ...haute… <text:s/>M] ...de vaillans...</text:span></text:p>
          </table:table-cell>
        </table:table-row>
        <table:table-row>
          <table:table-cell table:style-name="Table1.A2" office:value-type="string">
            <text:p text:style-name="P4">7117</text:p>
          </table:table-cell>
          <table:table-cell table:style-name="Table1.A2" office:value-type="string">
            <text:p text:style-name="P8">Quacopedie voi mout saige</text:p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4">7118</text:p>
          </table:table-cell>
          <table:table-cell table:style-name="Table1.A2" office:value-type="string">
            <text:p text:style-name="P8">Consoil donet de grant <text:span text:style-name="T3">(H haut)</text:span> parage</text:p>
          </table:table-cell>
          <table:table-cell table:style-name="Table1.C2" office:value-type="string">
            <text:p text:style-name="P201">A<text:span text:style-name="T23">BEILMTW</text:span>] ...barnage <text:s/><text:span text:style-name="T128">DH2] ...li donne de bernage <text:s/>G] ...li done… <text:s/>K] ...li done...barnage</text:span></text:p>
          </table:table-cell>
        </table:table-row>
        <table:table-row>
          <table:table-cell table:style-name="Table1.A2" office:value-type="string">
            <text:p text:style-name="P4">7119</text:p>
          </table:table-cell>
          <table:table-cell table:style-name="Table1.A2" office:value-type="string">
            <text:p text:style-name="P8">Prous et saiges large <text:span text:style-name="T3">(H Proz sages et largez)</text:span> les voi</text:p>
          </table:table-cell>
          <table:table-cell table:style-name="Table1.C2" office:value-type="string">
            <text:p text:style-name="P50">A<text:span text:style-name="T23">BDEGH2IKLMTW</text:span>] ...amdos <text:span text:style-name="T171">(W ades)</text:span>...</text:p>
          </table:table-cell>
        </table:table-row>
        <table:table-row>
          <table:table-cell table:style-name="Table1.A2" office:value-type="string">
            <text:p text:style-name="P4">7120</text:p>
          </table:table-cell>
          <table:table-cell table:style-name="Table1.A2" office:value-type="string">
            <text:p text:style-name="P8">Lor nons celent ne sai por coi</text:p>
          </table:table-cell>
          <table:table-cell table:style-name="Table1.C2" office:value-type="string">
            <text:p text:style-name="P61">A<text:span text:style-name="T162">LW</text:span>] Les… <text:s/><text:span text:style-name="T137">EI] (I Ses)...coilent… <text:s/>H2</text:span>] ...<text:span text:style-name="T151">soilent...</text:span></text:p>
          </table:table-cell>
        </table:table-row>
        <table:table-row>
          <table:table-cell table:style-name="Table1.A2" office:value-type="string">
            <text:p text:style-name="P4">7121</text:p>
          </table:table-cell>
          <table:table-cell table:style-name="Table1.A2" office:value-type="string">
            <text:p text:style-name="P8">C’il m’en veloient dire voir</text:p>
          </table:table-cell>
          <table:table-cell table:style-name="Table1.C2" office:value-type="string">
            <text:p text:style-name="P89">A] Se...uoloie… <text:s/><text:span text:style-name="T128">DH2] Sil en… <text:s/>LMW] Se… <text:s/>K] ...uoudroie...</text:span></text:p>
          </table:table-cell>
        </table:table-row>
        <table:table-row>
          <table:table-cell table:style-name="Table1.A2" office:value-type="string">
            <text:p text:style-name="P4">7122</text:p>
          </table:table-cell>
          <table:table-cell table:style-name="Table1.A2" office:value-type="string">
            <text:p text:style-name="P8">Je le vodroie mout savoir</text:p>
          </table:table-cell>
          <table:table-cell table:style-name="Table1.C2" office:value-type="string">
            <text:p text:style-name="P72"><text:span text:style-name="T155">I</text:span>] <text:span text:style-name="T155">Jl… <text:s/>KLTW] ...bien… <text:s/>M] Ce vouldroie ie...</text:span></text:p>
          </table:table-cell>
        </table:table-row>
        <table:table-row>
          <table:table-cell table:style-name="Table1.A2" office:value-type="string">
            <text:p text:style-name="P4">7123</text:p>
          </table:table-cell>
          <table:table-cell table:style-name="Table1.A2" office:value-type="string">
            <text:p text:style-name="P8">Quacopedie est senez</text:p>
          </table:table-cell>
          <table:table-cell table:style-name="Table1.C2" office:value-type="string">
            <text:p text:style-name="P205">B<text:span text:style-name="T128">DEH2MT</text:span>] ...est mlt… <text:s/><text:span text:style-name="T171">W] ...sauez</text:span></text:p>
          </table:table-cell>
        </table:table-row>
        <table:table-row>
          <table:table-cell table:style-name="Table1.A2" office:value-type="string">
            <text:p text:style-name="P4">7124</text:p>
          </table:table-cell>
          <table:table-cell table:style-name="Table1.A2" office:value-type="string">
            <text:p text:style-name="P8">De totes choses seit assez</text:p>
          </table:table-cell>
          <table:table-cell table:style-name="Table1.C2" office:value-type="string">
            <text:p text:style-name="P204">B] ...armes… <text:s/><text:span text:style-name="T170">T] De mout de choses...</text:span></text:p>
          </table:table-cell>
        </table:table-row>
        <table:table-row>
          <table:table-cell table:style-name="Table1.A2" office:value-type="string">
            <text:p text:style-name="P4">7125</text:p>
          </table:table-cell>
          <table:table-cell table:style-name="Table1.A2" office:value-type="string">
            <text:p text:style-name="P8">Ses sires fet mout a proissier</text:p>
          </table:table-cell>
          <table:table-cell table:style-name="Table1.C2" office:value-type="string">
            <text:p text:style-name="P206">B<text:span text:style-name="T178">K</text:span>] Mes <text:span text:style-name="T178">(K Mesire)</text:span>...aprisier <text:s/><text:span text:style-name="T128">DH2LW] ...aprisier</text:span></text:p>
          </table:table-cell>
        </table:table-row>
        <table:table-row>
          <table:table-cell table:style-name="Table1.A2" office:value-type="string">
            <text:p text:style-name="P4">7126</text:p>
          </table:table-cell>
          <table:table-cell table:style-name="Table1.A2" office:value-type="string">
            <text:p text:style-name="P8">El monde n’ait tel chevelier</text:p>
          </table:table-cell>
          <table:table-cell table:style-name="Table1.C2" office:value-type="string">
            <text:p text:style-name="P215">W] ...na sache...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Que li iors soit venevrez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Que ainsi fu per nous trouuez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Bien nous a tachers mal baillis</text:p>
          </table:table-cell>
        </table:table-row>
        <table:table-row table:style-name="Table1.3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Qui gabez les a et laidis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Car en cest estrange regn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Serons per els mlt alos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Qui le veist ier en lestor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Onques nus hon ne vit meillor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Nonques noy de tel parler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08">E] Nainques ni parut a laler</text:p>
          </table:table-cell>
        </table:table-row>
        <table:table-row>
          <table:table-cell table:style-name="Table1.A2" office:value-type="string">
            <text:p text:style-name="P4">7128</text:p>
          </table:table-cell>
          <table:table-cell table:style-name="Table1.A2" office:value-type="string">
            <text:p text:style-name="P8">Tel ne puet on trover ne querre</text:p>
          </table:table-cell>
          <table:table-cell table:style-name="Table1.C2" office:value-type="string">
            <text:p text:style-name="P205">B<text:span text:style-name="T137">EGK</text:span>] ...enterre <text:s/><text:span text:style-name="T171">W] Ou on peust si bon voir...</text:span></text:p>
          </table:table-cell>
        </table:table-row>
        <text:soft-page-break/>
        <table:table-row>
          <table:table-cell table:style-name="Table1.A2" office:value-type="string">
            <text:p text:style-name="P4">7129</text:p>
          </table:table-cell>
          <table:table-cell table:style-name="Table1.A2" office:value-type="string">
            <text:p text:style-name="P8">Nus hons ne puet soffrir sa guerre</text:p>
          </table:table-cell>
          <table:table-cell table:style-name="Table1.C2" office:value-type="string">
            <text:p text:style-name="P288">DH2] Li rois… <text:s/>E] Nus ne porroit...</text:p>
          </table:table-cell>
        </table:table-row>
        <table:table-row>
          <table:table-cell table:style-name="Table1.A2" office:value-type="string">
            <text:p text:style-name="P4">7120</text:p>
          </table:table-cell>
          <table:table-cell table:style-name="Table1.A2" office:value-type="string">
            <text:p text:style-name="P8">Fols est que l’atant an bataille</text:p>
          </table:table-cell>
          <table:table-cell table:style-name="Table1.C2" office:value-type="string">
            <text:p text:style-name="P67"><text:span text:style-name="T155">I</text:span>] ---</text:p>
          </table:table-cell>
        </table:table-row>
        <table:table-row>
          <table:table-cell table:style-name="Table1.A2" office:value-type="string">
            <text:p text:style-name="P4">7130</text:p>
          </table:table-cell>
          <table:table-cell table:style-name="Table1.A2" office:value-type="string">
            <text:p text:style-name="P8">Son nom demanderai sens faille</text:p>
          </table:table-cell>
          <table:table-cell table:style-name="Table1.C2" office:value-type="string">
            <text:p text:style-name="P113"/>
          </table:table-cell>
        </table:table-row>
        <table:table-row>
          <table:table-cell table:style-name="Table1.A2" office:value-type="string">
            <text:p text:style-name="P4">7131</text:p>
          </table:table-cell>
          <table:table-cell table:style-name="Table1.A2" office:value-type="string">
            <text:p text:style-name="P9">Nes croi pas que il m’escondie</text:p>
          </table:table-cell>
          <table:table-cell table:style-name="Table1.C2" office:value-type="string">
            <text:p text:style-name="P50">A<text:span text:style-name="T23">BDGH2IKLMTW</text:span>] ...qui <text:span text:style-name="T23">(BG quil)</text:span> men...</text:p>
          </table:table-cell>
        </table:table-row>
        <table:table-row>
          <table:table-cell table:style-name="Table1.A2" office:value-type="string">
            <text:p text:style-name="P4">7132</text:p>
          </table:table-cell>
          <table:table-cell table:style-name="Table1.A2" office:value-type="string">
            <text:p text:style-name="P9">Que il son droit nom ne me die</text:p>
          </table:table-cell>
          <table:table-cell table:style-name="Table1.C2" office:value-type="string">
            <text:p text:style-name="P219">W] <text:span text:style-name="T172">Et que son… <text:s/>K] Que son droit nom il...</text:span></text:p>
          </table:table-cell>
        </table:table-row>
        <table:table-row>
          <table:table-cell table:style-name="Table1.A2" office:value-type="string">
            <text:p text:style-name="P4">7133</text:p>
          </table:table-cell>
          <table:table-cell table:style-name="Table1.A2" office:value-type="string">
            <text:p text:style-name="P9">Demanderai li orendroit</text:p>
          </table:table-cell>
          <table:table-cell table:style-name="Table1.C2" office:value-type="string">
            <text:p text:style-name="P289">DH2] ---</text:p>
            <text:p text:style-name="P197">A<text:span text:style-name="T23">BEGIKLMT</text:span>] Gel...ia <text:span text:style-name="T23">(BEGK or) </text:span>endroit <text:s/><text:span text:style-name="T171">W] Lui...ja endroit</text:span></text:p>
          </table:table-cell>
        </table:table-row>
        <table:table-row>
          <table:table-cell table:style-name="Table1.A2" office:value-type="string">
            <text:p text:style-name="P4">7134</text:p>
          </table:table-cell>
          <table:table-cell table:style-name="Table1.A2" office:value-type="string">
            <text:p text:style-name="P9">Cil respondent Grant bien seroit (F ferois)</text:p>
          </table:table-cell>
          <table:table-cell table:style-name="Table1.C2" office:value-type="string">
            <text:p text:style-name="P289">DH2] ---</text:p>
            <text:p text:style-name="P213">L<text:span text:style-name="T172">W</text:span>] Tuit...</text:p>
          </table:table-cell>
        </table:table-row>
        <table:table-row>
          <table:table-cell table:style-name="Table1.A2" office:value-type="string">
            <text:p text:style-name="P4">7135</text:p>
          </table:table-cell>
          <table:table-cell table:style-name="Table1.A2" office:value-type="string">
            <text:p text:style-name="P9">Rysus li princes l’apala </text:p>
          </table:table-cell>
          <table:table-cell table:style-name="Table1.C2" office:value-type="string">
            <text:p text:style-name="P172"/>
          </table:table-cell>
        </table:table-row>
        <table:table-row>
          <table:table-cell table:style-name="Table1.A2" office:value-type="string">
            <text:p text:style-name="P4">7136</text:p>
          </table:table-cell>
          <table:table-cell table:style-name="Table1.A2" office:value-type="string">
            <text:p text:style-name="P9">En une chambre le mena</text:p>
          </table:table-cell>
          <table:table-cell table:style-name="Table1.C2" office:value-type="string">
            <text:p text:style-name="P170"/>
          </table:table-cell>
        </table:table-row>
        <table:table-row>
          <table:table-cell table:style-name="Table1.A2" office:value-type="string">
            <text:p text:style-name="P4">7137</text:p>
          </table:table-cell>
          <table:table-cell table:style-name="Table1.A2" office:value-type="string">
            <text:p text:style-name="P9">En cele chambre n’ot atrui</text:p>
          </table:table-cell>
          <table:table-cell table:style-name="Table1.C2" office:value-type="string">
            <text:p text:style-name="P298">B] En la...nauoit.. <text:s/>DEH2] En la...ne ot (EH2 nauoit) nuilui <text:s/>GIKL] En la… <text:s/>M] ...nullui <text:s/>T] Anc niot auec euz nului</text:p>
          </table:table-cell>
        </table:table-row>
        <table:table-row>
          <table:table-cell table:style-name="Table1.A2" office:value-type="string">
            <text:p text:style-name="P4">7138</text:p>
          </table:table-cell>
          <table:table-cell table:style-name="Table1.A2" office:value-type="string">
            <text:p text:style-name="P9">Fors (H Que) le Povre Perdu et lui</text:p>
          </table:table-cell>
          <table:table-cell table:style-name="Table1.C2" office:value-type="string">
            <text:p text:style-name="P51">A<text:span text:style-name="T142">GKLW</text:span>] <text:span text:style-name="T11">Meis...</text:span></text:p>
          </table:table-cell>
        </table:table-row>
        <table:table-row>
          <table:table-cell table:style-name="Table1.A2" office:value-type="string">
            <text:p text:style-name="P4">7139</text:p>
          </table:table-cell>
          <table:table-cell table:style-name="Table1.A2" office:value-type="string">
            <text:p text:style-name="P9">En un baix lit se sont assis</text:p>
          </table:table-cell>
          <table:table-cell table:style-name="Table1.C2" office:value-type="string">
            <text:p text:style-name="P113"/>
          </table:table-cell>
        </table:table-row>
        <table:table-row>
          <table:table-cell table:style-name="Table1.A2" office:value-type="string">
            <text:p text:style-name="P4">7140</text:p>
          </table:table-cell>
          <table:table-cell table:style-name="Table1.A2" office:value-type="string">
            <text:p text:style-name="P9">Li princes l’ait a raison mis</text:p>
          </table:table-cell>
          <table:table-cell table:style-name="Table1.C2" office:value-type="string">
            <text:p text:style-name="P115"/>
          </table:table-cell>
        </table:table-row>
        <table:table-row table:style-name="Table1.57">
          <table:table-cell table:style-name="Table1.A2" office:value-type="string">
            <text:p text:style-name="P4">7141</text:p>
          </table:table-cell>
          <table:table-cell table:style-name="Table1.A2" office:value-type="string">
            <text:p text:style-name="P2">Doucement le mist a raison</text:p>
          </table:table-cell>
          <table:table-cell table:style-name="Table1.C2" office:value-type="string">
            <text:p text:style-name="P289">DH2KLT] ...la mis...</text:p>
          </table:table-cell>
        </table:table-row>
        <table:table-row>
          <table:table-cell table:style-name="Table1.A2" office:value-type="string">
            <text:p text:style-name="P4">7142</text:p>
          </table:table-cell>
          <table:table-cell table:style-name="Table1.A2" office:value-type="string">
            <text:p text:style-name="P1">Sire fet il per gueredon</text:p>
          </table:table-cell>
          <table:table-cell table:style-name="Table1.C2" office:value-type="string">
            <text:p text:style-name="P187"><text:span text:style-name="T128">D] ...en… <text:s/>H2</text:span>] <text:span text:style-name="T151">[-quel] en...</text:span></text:p>
          </table:table-cell>
        </table:table-row>
        <table:table-row>
          <table:table-cell table:style-name="Table1.A2" office:value-type="string">
            <text:p text:style-name="P4">7143</text:p>
          </table:table-cell>
          <table:table-cell table:style-name="Table1.A2" office:value-type="string">
            <text:p text:style-name="P1">Me dites seu que demander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7144</text:p>
          </table:table-cell>
          <table:table-cell table:style-name="Table1.A2" office:value-type="string">
            <text:p text:style-name="P1">Vos wel nel me devez celer</text:p>
          </table:table-cell>
          <table:table-cell table:style-name="Table1.C2" office:value-type="string">
            <text:p text:style-name="P184">A] ...<text:span text:style-name="T11">uoil me...</text:span></text:p>
          </table:table-cell>
        </table:table-row>
        <table:table-row>
          <table:table-cell table:style-name="Table1.A2" office:value-type="string">
            <text:p text:style-name="P4">7145</text:p>
          </table:table-cell>
          <table:table-cell table:style-name="Table1.A2" office:value-type="string">
            <text:p text:style-name="P1">Et se je vos di vilenie</text:p>
          </table:table-cell>
          <table:table-cell table:style-name="Table1.C2" office:value-type="string">
            <text:p text:style-name="P174"/>
          </table:table-cell>
        </table:table-row>
        <table:table-row table:style-name="Table1.62">
          <table:table-cell table:style-name="Table1.A2" office:value-type="string">
            <text:p text:style-name="P4">7146</text:p>
          </table:table-cell>
          <table:table-cell table:style-name="Table1.A2" office:value-type="string">
            <text:p text:style-name="P1">Si me pardonez ma folie</text:p>
          </table:table-cell>
          <table:table-cell table:style-name="Table1.C2" office:value-type="string">
            <text:p text:style-name="P299">B] Vous… <text:s/>GK] Perdonez me (K moi ma)...</text:p>
          </table:table-cell>
        </table:table-row>
        <table:table-row>
          <table:table-cell table:style-name="Table1.A2" office:value-type="string">
            <text:p text:style-name="P4">7147</text:p>
          </table:table-cell>
          <table:table-cell table:style-name="Table1.A2" office:value-type="string">
            <text:p text:style-name="P1">Que <text:span text:style-name="T4">(H Quar)</text:span> je vos aim de si fin cuer</text:p>
          </table:table-cell>
          <table:table-cell table:style-name="Table1.C2" office:value-type="string">
            <text:p text:style-name="P197">A<text:span text:style-name="T99">BILMT</text:span>] <text:span text:style-name="T11">Quar… <text:s/>DH2] ...de bon… <text:s/>GK] Char...si de buen… <text:s/>W] Je...</text:span></text:p>
          </table:table-cell>
        </table:table-row>
        <table:table-row>
          <table:table-cell table:style-name="Table1.A2" office:value-type="string">
            <text:p text:style-name="P4">7148</text:p>
          </table:table-cell>
          <table:table-cell table:style-name="Table1.A2" office:value-type="string">
            <text:p text:style-name="P1">Que ne me devez a nul fuer</text:p>
          </table:table-cell>
          <table:table-cell table:style-name="Table1.C2" office:value-type="string">
            <text:p text:style-name="P109"/>
          </table:table-cell>
        </table:table-row>
        <table:table-row>
          <table:table-cell table:style-name="Table1.A2" office:value-type="string">
            <text:p text:style-name="P4">7149</text:p>
          </table:table-cell>
          <table:table-cell table:style-name="Table1.A2" office:value-type="string">
            <text:p text:style-name="P1">De nes une riens escondire</text:p>
          </table:table-cell>
          <table:table-cell table:style-name="Table1.C2" office:value-type="string">
            <text:p text:style-name="P237">GK] ...nuls chose… <text:s/>H2] De nule riens nee escondire <text:s/>L] De venue rien… <text:s/>W] ...nulle rien moy...</text:p>
          </table:table-cell>
        </table:table-row>
        <text:soft-page-break/>
        <table:table-row>
          <table:table-cell table:style-name="Table1.A2" office:value-type="string">
            <text:p text:style-name="P4">7150</text:p>
          </table:table-cell>
          <table:table-cell table:style-name="Table1.A2" office:value-type="string">
            <text:p text:style-name="P1">Que sache demander ne dire</text:p>
          </table:table-cell>
          <table:table-cell table:style-name="Table1.C2" office:value-type="string">
            <text:p text:style-name="P298">B] Que vous sache conteir… <text:s/>DH2] Que uos vuil… <text:s/>E] Por amors ne me doiez… <text:s/>T] Que uoelle...</text:p>
          </table:table-cell>
        </table:table-row>
        <table:table-row>
          <table:table-cell table:style-name="Table1.A2" office:value-type="string">
            <text:p text:style-name="P4">7151</text:p>
          </table:table-cell>
          <table:table-cell table:style-name="Table1.A2" office:value-type="string">
            <text:p text:style-name="P1">Li Povres Perdus li respont</text:p>
          </table:table-cell>
          <table:table-cell table:style-name="Table1.C2" office:value-type="string">
            <text:p text:style-name="P175"/>
          </table:table-cell>
        </table:table-row>
        <table:table-row>
          <table:table-cell table:style-name="Table1.A2" office:value-type="string">
            <text:p text:style-name="P4">7152</text:p>
          </table:table-cell>
          <table:table-cell table:style-name="Table1.A2" office:value-type="string">
            <text:p text:style-name="P1">Sire fet il en tot le mont</text:p>
          </table:table-cell>
          <table:table-cell table:style-name="Table1.C2" office:value-type="string">
            <text:p text:style-name="P289">DH2] Sire na riens en...</text:p>
          </table:table-cell>
        </table:table-row>
        <table:table-row>
          <table:table-cell table:style-name="Table1.A2" office:value-type="string">
            <text:p text:style-name="P4">7153</text:p>
          </table:table-cell>
          <table:table-cell table:style-name="Table1.A2" office:value-type="string">
            <text:p text:style-name="P1">N’ait riens que je por vos ne fasce</text:p>
          </table:table-cell>
          <table:table-cell table:style-name="Table1.C2" office:value-type="string">
            <text:p text:style-name="P300">B] Nest nulle rien que ge ne… <text:s/>D] Fait il que ie por… <text:s/>H2] Se faire le puis ne le… <text:s/>L] Na [.ne] rien que ie uos ne face <text:s/>L] Nest...</text:p>
          </table:table-cell>
        </table:table-row>
        <table:table-row>
          <table:table-cell table:style-name="Table1.A2" office:value-type="string">
            <text:p text:style-name="P4">7154</text:p>
          </table:table-cell>
          <table:table-cell table:style-name="Table1.A2" office:value-type="string">
            <text:p text:style-name="P1">Se faire le puis que vos plaisse</text:p>
          </table:table-cell>
          <table:table-cell table:style-name="Table1.C2" office:value-type="string">
            <text:p text:style-name="P194">A] ...se…<text:span text:style-name="T11"> <text:s/>B] ...et vous.. <text:s/>D] ...sou uos place <text:s/>GK] ...et il… <text:s/>H2] Se veoir puis chouse qui plaise <text:s/>IW</text:span>] ...quil…<text:span text:style-name="T156"> <text:s/>L] ...que nel face <text:s/>T] ...sol uos...</text:span></text:p>
          </table:table-cell>
        </table:table-row>
        <table:table-row>
          <table:table-cell table:style-name="Table1.A2" office:value-type="string">
            <text:p text:style-name="P4">7155</text:p>
          </table:table-cell>
          <table:table-cell table:style-name="Table1.A2" office:value-type="string">
            <text:p text:style-name="P1">De seu fet il vos sai ge gré</text:p>
          </table:table-cell>
          <table:table-cell table:style-name="Table1.C2" office:value-type="string">
            <text:p text:style-name="P299">BDEH2] ...sai bon gre <text:s/>G] ...uos ai…</text:p>
            <text:p text:style-name="P216">W] <text:span text:style-name="T172">Sire fait il bon gre vous scay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16">W] <text:span text:style-name="T172">Que tant voulez faire pour moy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16">W] <text:span text:style-name="T172">Je vous pri sire par bonte</text:span></text:p>
          </table:table-cell>
        </table:table-row>
        <table:table-row>
          <table:table-cell table:style-name="Table1.A2" office:value-type="string">
            <text:p text:style-name="P4">7156</text:p>
          </table:table-cell>
          <table:table-cell table:style-name="Table1.A2" office:value-type="string">
            <text:p text:style-name="P3">Or me dites la verité</text:p>
          </table:table-cell>
          <table:table-cell table:style-name="Table1.C2" office:value-type="string">
            <text:p text:style-name="P197">A<text:span text:style-name="T99">BEGIKLMT</text:span>] ...<text:span text:style-name="T11">por (BEI par)… <text:s/>H2] ...en… W] Que...</text:span></text:p>
          </table:table-cell>
        </table:table-row>
        <table:table-row>
          <table:table-cell table:style-name="Table1.A2" office:value-type="string">
            <text:p text:style-name="P4">7157</text:p>
          </table:table-cell>
          <table:table-cell table:style-name="Table1.A2" office:value-type="string">
            <text:p text:style-name="P3">Vostre droit nom et le lignaige</text:p>
          </table:table-cell>
          <table:table-cell table:style-name="Table1.C2" office:value-type="string">
            <text:p text:style-name="P178"/>
          </table:table-cell>
        </table:table-row>
        <table:table-row>
          <table:table-cell table:style-name="Table1.A2" office:value-type="string">
            <text:p text:style-name="P4">7158</text:p>
          </table:table-cell>
          <table:table-cell table:style-name="Table1.A2" office:value-type="string">
            <text:p text:style-name="P3">Dont vos fustes de quel paraige</text:p>
          </table:table-cell>
          <table:table-cell table:style-name="Table1.C2" office:value-type="string">
            <text:p text:style-name="P73">A] <text:span text:style-name="T11">Dont fustes… <text:s/></text:span><text:span text:style-name="T25">B] ...</text:span><text:span text:style-name="T26">estes...lignage <text:s/></text:span><text:span text:style-name="T34">E</text:span><text:span text:style-name="T83">K</text:span><text:span text:style-name="T34">] ...estes…</text:span><text:span text:style-name="T35"> <text:s/></text:span><text:span text:style-name="T58">L] ...</text:span><text:span text:style-name="T62">estes et le...</text:span></text:p>
          </table:table-cell>
        </table:table-row>
        <table:table-row>
          <table:table-cell table:style-name="Table1.A2" office:value-type="string">
            <text:p text:style-name="P4">7159</text:p>
          </table:table-cell>
          <table:table-cell table:style-name="Table1.A2" office:value-type="string">
            <text:p text:style-name="P3">Et le droit nom Quacopedie</text:p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4">7160</text:p>
          </table:table-cell>
          <table:table-cell table:style-name="Table1.A2" office:value-type="string">
            <text:p text:style-name="P3">Sire ne le me seler mie</text:p>
          </table:table-cell>
          <table:table-cell table:style-name="Table1.C2" office:value-type="string">
            <text:p text:style-name="P191">A<text:span text:style-name="T99">BDGH2IKT</text:span>] ...<text:span text:style-name="T11">ne me (GIK mel) celez uos… <text:s/>E] Biaus sire… <text:s/>L] ...ce ne me celez...</text:span></text:p>
          </table:table-cell>
        </table:table-row>
        <table:table-row>
          <table:table-cell table:style-name="Table1.A2" office:value-type="string">
            <text:p text:style-name="P4">7161</text:p>
          </table:table-cell>
          <table:table-cell table:style-name="Table1.A2" office:value-type="string">
            <text:p text:style-name="P3">Ne me devez laissier faillir</text:p>
          </table:table-cell>
          <table:table-cell table:style-name="Table1.C2" office:value-type="string">
            <text:p text:style-name="P290">DH2] ...deuez mie mentir <text:s/>E] ….deuez pas defaillir <text:s/>LW] ...de ce faillir</text:p>
          </table:table-cell>
        </table:table-row>
        <table:table-row>
          <table:table-cell table:style-name="Table1.A2" office:value-type="string">
            <text:p text:style-name="P4">7162</text:p>
          </table:table-cell>
          <table:table-cell table:style-name="Table1.A2" office:value-type="string">
            <text:p text:style-name="P3">Li Povres Perdus un sospir</text:p>
          </table:table-cell>
          <table:table-cell table:style-name="Table1.C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4">7163</text:p>
          </table:table-cell>
          <table:table-cell table:style-name="Table1.A2" office:value-type="string">
            <text:p text:style-name="P3">Fist mout grant puels dist Sire voir</text:p>
          </table:table-cell>
          <table:table-cell table:style-name="Table1.C2" office:value-type="string">
            <text:p text:style-name="P298">BE] ...si dist… <text:s/>DH2] Fait… et dit… <text:s/>GK] Fist grant… <text:s/>L] ...et dit… <text:s/>T] ...grant et dist...</text:p>
          </table:table-cell>
        </table:table-row>
        <table:table-row>
          <table:table-cell table:style-name="Table1.A2" office:value-type="string">
            <text:p text:style-name="P4">7164</text:p>
          </table:table-cell>
          <table:table-cell table:style-name="Table1.A2" office:value-type="string">
            <text:p text:style-name="P3">Quant vos mon nom volez savoir</text:p>
          </table:table-cell>
          <table:table-cell table:style-name="Table1.C2" office:value-type="string">
            <text:p text:style-name="P62">A<text:span text:style-name="T129">DI</text:span>] <text:span text:style-name="T11">Puis que… <text:s/>H2] Quant mon droit nom... </text:span></text:p>
          </table:table-cell>
        </table:table-row>
        <table:table-row>
          <table:table-cell table:style-name="Table1.A2" office:value-type="string">
            <text:p text:style-name="P4">7165</text:p>
          </table:table-cell>
          <table:table-cell table:style-name="Table1.A2" office:value-type="string">
            <text:p text:style-name="P3">De quel lignaige sui et dont</text:p>
          </table:table-cell>
          <table:table-cell table:style-name="Table1.C2" office:value-type="string">
            <text:p text:style-name="P238">G] Or … <text:s/>K] ...ie soi e sont</text:p>
          </table:table-cell>
        </table:table-row>
        <table:table-row>
          <table:table-cell table:style-name="Table1.A2" office:value-type="string">
            <text:p text:style-name="P4">7166</text:p>
          </table:table-cell>
          <table:table-cell table:style-name="Table1.A2" office:value-type="string">
            <text:p text:style-name="P3">Vez si davant vos Florimont</text:p>
          </table:table-cell>
          <table:table-cell table:style-name="Table1.C2" office:value-type="string">
            <text:p text:style-name="P246">L] Veez dencoste uos… <text:s/>W] Si deuez vous et...</text:p>
          </table:table-cell>
        </table:table-row>
        <table:table-row>
          <table:table-cell table:style-name="Table1.A2" office:value-type="string">
            <text:p text:style-name="P4">7167</text:p>
          </table:table-cell>
          <table:table-cell table:style-name="Table1.A2" office:value-type="string">
            <text:p text:style-name="P3">Selui que a port demandestes</text:p>
          </table:table-cell>
          <table:table-cell table:style-name="Table1.C2" office:value-type="string">
            <text:p text:style-name="P90"><text:span text:style-name="T137">E] ...a pie trouuastes <text:s/>IL</text:span>] ...cui…<text:span text:style-name="T157"> <text:s/>W] Celuy ou au… <text:s/>KG] Cil de cui...</text:span></text:p>
          </table:table-cell>
        </table:table-row>
        <table:table-row>
          <table:table-cell table:style-name="Table1.A2" office:value-type="string">
            <text:p text:style-name="P4">7168</text:p>
          </table:table-cell>
          <table:table-cell table:style-name="Table1.A2" office:value-type="string">
            <text:p text:style-name="P10">Vos m’aviés mai non (H maiz nou) cuidestes</text:p>
          </table:table-cell>
          <table:table-cell table:style-name="Table1.C2" office:value-type="string">
            <text:p text:style-name="P90">A] ...<text:span text:style-name="T11">mauez ne le… <text:s/></text:span><text:span text:style-name="T25">B</text:span><text:span text:style-name="T41">G</text:span><text:span text:style-name="T51">I</text:span><text:span text:style-name="T70">T</text:span><text:span text:style-name="T25">] ...nel…</text:span><text:span text:style-name="T27"> <text:s/></text:span><text:span text:style-name="T30">D</text:span><text:span text:style-name="T46">H2</text:span><text:span text:style-name="T31">] ...</text:span><text:span text:style-name="T32">me veiez mes nous </text:span><text:span text:style-name="T46">(H2 ne)</text:span><text:span text:style-name="T32">… <text:s/></text:span><text:span text:style-name="T34">E] </text:span><text:span text:style-name="T35">Vev mauez…nel… <text:s/></text:span><text:span text:style-name="T58">L] L] </text:span><text:span text:style-name="T59">Vos lauies… <text:s/></text:span><text:span text:style-name="T58">L] ...</text:span><text:span text:style-name="T62">me ueiste ne… <text:s/></text:span><text:span text:style-name="T76">W] </text:span><text:span text:style-name="T77">Vous lauiez mes ne le… <text:s/></text:span><text:span text:style-name="T83">K</text:span><text:span text:style-name="T42">] ...</text:span><text:span text:style-name="T83">ia nil cuidastes</text:span></text:p>
          </table:table-cell>
        </table:table-row>
        <table:table-row>
          <table:table-cell table:style-name="Table1.A2" office:value-type="string">
            <text:p text:style-name="P4">7169</text:p>
          </table:table-cell>
          <table:table-cell table:style-name="Table1.A2" office:value-type="string">
            <text:p text:style-name="P10">La dame de l’Ile Celee</text:p>
          </table:table-cell>
          <table:table-cell table:style-name="Table1.C2" office:value-type="string">
            <text:p text:style-name="P170"/>
          </table:table-cell>
        </table:table-row>
        <text:soft-page-break/>
        <table:table-row>
          <table:table-cell table:style-name="Table1.A2" office:value-type="string">
            <text:p text:style-name="P4">7170</text:p>
          </table:table-cell>
          <table:table-cell table:style-name="Table1.A2" office:value-type="string">
            <text:p text:style-name="P10">Sire m’avoit la mort donee</text:p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4">7171</text:p>
          </table:table-cell>
          <table:table-cell table:style-name="Table1.A2" office:value-type="string">
            <text:p text:style-name="P10">Et vos m’avez rendu la vie</text:p>
          </table:table-cell>
          <table:table-cell table:style-name="Table1.C2" office:value-type="string">
            <text:p text:style-name="P202">B] ---</text:p>
            <text:p text:style-name="P211">H2] ...donne… <text:s/><text:span text:style-name="T170">T] ...mandez...</text:span></text:p>
          </table:table-cell>
        </table:table-row>
        <table:table-row>
          <table:table-cell table:style-name="Table1.A2" office:value-type="string">
            <text:p text:style-name="P4">7172</text:p>
          </table:table-cell>
          <table:table-cell table:style-name="Table1.A2" office:value-type="string">
            <text:p text:style-name="P10">Et mes serjans Quacopedie</text:p>
          </table:table-cell>
          <table:table-cell table:style-name="Table1.C2" office:value-type="string">
            <text:p text:style-name="P202">B] ---</text:p>
            <text:p text:style-name="P216">W] ...<text:span text:style-name="T172">mon mestre...</text:span></text:p>
          </table:table-cell>
        </table:table-row>
        <table:table-row>
          <table:table-cell table:style-name="Table1.A2" office:value-type="string">
            <text:p text:style-name="P4">7173</text:p>
          </table:table-cell>
          <table:table-cell table:style-name="Table1.A2" office:value-type="string">
            <text:p text:style-name="P10">Sire seu est maistres Floquars</text:p>
          </table:table-cell>
          <table:table-cell table:style-name="Table1.C2" office:value-type="string">
            <text:p text:style-name="P83">A<text:span text:style-name="T100">BEGKILT</text:span>] <text:span text:style-name="T11">Ce est (K Est) uoir...(BE mes, T mos)… <text:s/>DH2] Saichiez (H2 que) ce est… <text:s/>L] Si est li miens… <text:s/>W] Son droit nom ce nomme... <text:s/></text:span></text:p>
          </table:table-cell>
        </table:table-row>
        <table:table-row>
          <table:table-cell table:style-name="Table1.A2" office:value-type="string">
            <text:p text:style-name="P4">7174</text:p>
          </table:table-cell>
          <table:table-cell table:style-name="Table1.A2" office:value-type="string">
            <text:p text:style-name="P10">El mont nen ait millor des ars</text:p>
          </table:table-cell>
          <table:table-cell table:style-name="Table1.C2" office:value-type="string">
            <text:p text:style-name="P73">A<text:span text:style-name="T129">DGIKLTW</text:span>] ...<text:span text:style-name="T11">na pas meillor… <text:s/>E] Na tel maistre el mont des vii ars <text:s/>L] U mont na plus sages...</text:span></text:p>
          </table:table-cell>
        </table:table-row>
        <table:table-row>
          <table:table-cell table:style-name="Table1.A2" office:value-type="string">
            <text:p text:style-name="P4">7175</text:p>
          </table:table-cell>
          <table:table-cell table:style-name="Table1.A2" office:value-type="string">
            <text:p text:style-name="P10">Si m’a norrit tant m’a amé</text:p>
          </table:table-cell>
          <table:table-cell table:style-name="Table1.C2" office:value-type="string">
            <text:p text:style-name="P291">D] ---</text:p>
            <text:p text:style-name="P191"><text:span text:style-name="T23">BH2] Jl… <text:s/>G] ...mlt ma… <text:s/>I</text:span>] ...<text:span text:style-name="T157">ma done <text:s/>L] ...fant ma… <text:s/>L] ...et ma ame</text:span></text:p>
          </table:table-cell>
        </table:table-row>
        <table:table-row>
          <table:table-cell table:style-name="Table1.A2" office:value-type="string">
            <text:p text:style-name="P4">7176</text:p>
          </table:table-cell>
          <table:table-cell table:style-name="Table1.A2" office:value-type="string">
            <text:p text:style-name="P10">Grant messaise en ait enduré</text:p>
          </table:table-cell>
          <table:table-cell table:style-name="Table1.C2" office:value-type="string">
            <text:p text:style-name="P291">D] ---</text:p>
            <text:p text:style-name="P191">A<text:span text:style-name="T143">GIKT</text:span>] <text:span text:style-name="T11">Que a gnt mesaise nai este <text:s/>B] A gnt...este <text:s/>EH2] Que grant mesaise en a este <text:s/>LW] Qa (W Quant) grant de saise na (W en a) este <text:s/>L] Car a gnt mesaise a este</text:span></text:p>
          </table:table-cell>
        </table:table-row>
        <table:table-row>
          <table:table-cell table:style-name="Table1.A2" office:value-type="string">
            <text:p text:style-name="P4">7177</text:p>
          </table:table-cell>
          <table:table-cell table:style-name="Table1.A2" office:value-type="string">
            <text:p text:style-name="P10">Il me norrit enfant petit</text:p>
          </table:table-cell>
          <table:table-cell table:style-name="Table1.C2" office:value-type="string">
            <text:p text:style-name="P225"><text:span text:style-name="T90">INV </text:span><text:span text:style-name="T91">D</text:span><text:span text:style-name="T92">] </text:span><text:span text:style-name="T90">Or uos en ai tot le uoir dit</text:span></text:p>
            <text:p text:style-name="P169"><text:span text:style-name="T90">W] </text:span><text:span text:style-name="T77">Et… <text:s/></text:span><text:span text:style-name="T83">K</text:span><text:span text:style-name="T42">] ...</text:span><text:span text:style-name="T84">de fant petit</text:span></text:p>
          </table:table-cell>
        </table:table-row>
        <table:table-row>
          <table:table-cell table:style-name="Table1.A2" office:value-type="string">
            <text:p text:style-name="P4">7178</text:p>
          </table:table-cell>
          <table:table-cell table:style-name="Table1.A2" office:value-type="string">
            <text:p text:style-name="P10">Or vos en ai ge le voir di<text:span text:style-name="T11">t</text:span></text:p>
          </table:table-cell>
          <table:table-cell table:style-name="Table1.C2" office:value-type="string">
            <text:p text:style-name="P149">INV <text:span text:style-name="T128">D] </text:span>Jl me norrit enfant petit<text:span text:style-name="T102"> </text:span></text:p>
            <text:p text:style-name="P91">A<text:span text:style-name="T182">GILMTW</text:span>] ...<text:span text:style-name="T11">uos ai de tout… <text:s/></text:span><text:span text:style-name="T25">B] ...</text:span><text:span text:style-name="T27">vous ai ge dout tout voir… <text:s/></text:span><text:span text:style-name="T34">E] </text:span><text:span text:style-name="T35">Ains ne me voit laissier tout grant <text:s/></text:span><text:span text:style-name="T83">K</text:span><text:span text:style-name="T42">] ...</text:span><text:span text:style-name="T84">uos ai le uoir del toz...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251">E] Sachiez <text:s text:c="9"/>ne vos en ai mentit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251">E] Ains vous ai de tout le voir dit </text:p>
          </table:table-cell>
        </table:table-row>
        <table:table-row>
          <table:table-cell table:style-name="Table1.A2" office:value-type="string">
            <text:p text:style-name="P4">7179</text:p>
          </table:table-cell>
          <table:table-cell table:style-name="Table1.A2" office:value-type="string">
            <text:p text:style-name="P10">Quant li princes vit Florimont</text:p>
          </table:table-cell>
          <table:table-cell table:style-name="Table1.C2" office:value-type="string">
            <text:p text:style-name="P251">E] ...ot...</text:p>
          </table:table-cell>
        </table:table-row>
        <table:table-row>
          <table:table-cell table:style-name="Table1.A2" office:value-type="string">
            <text:p text:style-name="P4">7180</text:p>
          </table:table-cell>
          <table:table-cell table:style-name="Table1.A2" office:value-type="string">
            <text:p text:style-name="P10">Mout sospirait de cuer perfont</text:p>
          </table:table-cell>
          <table:table-cell table:style-name="Table1.C2" office:value-type="string">
            <text:p text:style-name="P301">BE] Jl souspira...</text:p>
          </table:table-cell>
        </table:table-row>
        <table:table-row>
          <table:table-cell table:style-name="Table1.A2" office:value-type="string">
            <text:p text:style-name="P4">7181</text:p>
          </table:table-cell>
          <table:table-cell table:style-name="Table1.A2" office:value-type="string">
            <text:p text:style-name="P10">Des eus plorait mout tendrement</text:p>
          </table:table-cell>
          <table:table-cell table:style-name="Table1.C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84">A<text:span text:style-name="T130">DGIK</text:span>] <text:span text:style-name="T11">Se lesgardoit (I les gardoit, K lesgardaa) mlt doucement <text:s/></text:span><text:span text:style-name="T25">B] </text:span><text:span text:style-name="T28">Puis le resgarda doucement <text:s/></text:span><text:span text:style-name="T34">E</text:span><text:span text:style-name="T62">M</text:span><text:span text:style-name="T34">] </text:span><text:span text:style-name="T35">Et lesgarda mlt doucement <text:s/></text:span><text:span text:style-name="T46">H2] Si lez garde mout doucement </text:span><text:span text:style-name="T76">W]</text:span><text:span text:style-name="T78"> Moult le regardoit doulcement</text:span><text:span text:style-name="T76"> </text:span></text:p>
          </table:table-cell>
        </table:table-row>
        <table:table-row>
          <table:table-cell table:style-name="Table1.A2" office:value-type="string">
            <text:p text:style-name="P4">7182</text:p>
          </table:table-cell>
          <table:table-cell table:style-name="Table1.A2" office:value-type="string">
            <text:p text:style-name="P10">Hé las fet il com malement</text:p>
          </table:table-cell>
          <table:table-cell table:style-name="Table1.C2" office:value-type="string">
            <text:p text:style-name="P163">L] ---</text:p>
            <text:p text:style-name="P58">A] ...qnt…<text:span text:style-name="T11"> <text:s/>GT] Hai fait il...</text:span></text:p>
          </table:table-cell>
        </table:table-row>
        <table:table-row>
          <table:table-cell table:style-name="Table1.A2" office:value-type="string">
            <text:p text:style-name="P4">7183</text:p>
          </table:table-cell>
          <table:table-cell table:style-name="Table1.A2" office:value-type="string">
            <text:p text:style-name="P10">Ai ovreit quant si povrement</text:p>
          </table:table-cell>
          <table:table-cell table:style-name="Table1.C2" office:value-type="string">
            <text:p text:style-name="P310">T] ---</text:p>
            <text:p text:style-name="P247"><text:soft-page-break/>LW] Ay oure si (W et si)… <text:s/>K] Hai ie oure...</text:p>
          </table:table-cell>
        </table:table-row>
        <table:table-row>
          <table:table-cell table:style-name="Table1.A2" office:value-type="string">
            <text:p text:style-name="P4">7184</text:p>
          </table:table-cell>
          <table:table-cell table:style-name="Table1.A2" office:value-type="string">
            <text:p text:style-name="P10">Et si a tort et si vilment</text:p>
          </table:table-cell>
          <table:table-cell table:style-name="Table1.C2" office:value-type="string">
            <text:p text:style-name="P51">A<text:span text:style-name="T101">BDEGH2ILTW</text:span>] ---</text:p>
          </table:table-cell>
        </table:table-row>
        <table:table-row>
          <table:table-cell table:style-name="Table1.A2" office:value-type="string">
            <text:p text:style-name="P4">7185</text:p>
          </table:table-cell>
          <table:table-cell table:style-name="Table1.A2" office:value-type="string">
            <text:p text:style-name="P10">Ai menei le millor del mont</text:p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4">7186</text:p>
          </table:table-cell>
          <table:table-cell table:style-name="Table1.A2" office:value-type="string">
            <text:p text:style-name="P10">De toz les cheveliers qui sont</text:p>
          </table:table-cell>
          <table:table-cell table:style-name="Table1.C2" office:value-type="string">
            <text:p text:style-name="P292">DH2] ...les moillors qui i sont </text:p>
          </table:table-cell>
        </table:table-row>
        <table:table-row>
          <table:table-cell table:style-name="Table1.A2" office:value-type="string">
            <text:p text:style-name="P4">7187</text:p>
          </table:table-cell>
          <table:table-cell table:style-name="Table1.A2" office:value-type="string">
            <text:p text:style-name="P10">Sertes fet il per le mie<text:span text:style-name="T101">n</text:span> wel</text:p>
          </table:table-cell>
          <table:table-cell table:style-name="Table1.C2" office:value-type="string">
            <text:p text:style-name="P84"><text:span text:style-name="T155">I</text:span>] ...<text:span text:style-name="T157">grant mal men uoil <text:s/>W] Certez sire donc par mon...</text:span></text:p>
          </table:table-cell>
        </table:table-row>
        <table:table-row>
          <table:table-cell table:style-name="Table1.A2" office:value-type="string">
            <text:p text:style-name="P4">7188</text:p>
          </table:table-cell>
          <table:table-cell table:style-name="Table1.A2" office:value-type="string">
            <text:p text:style-name="P10">Morroie davant vos de duel</text:p>
          </table:table-cell>
          <table:table-cell table:style-name="Table1.C2" office:value-type="string">
            <text:p text:style-name="P84">A] <text:span text:style-name="T11">Morir… <text:s/></text:span><text:span text:style-name="T25">B</text:span><text:span text:style-name="T33">D</text:span><text:span text:style-name="T25">] ...</text:span><text:span text:style-name="T28">maintenant de duel <text:s/></text:span><text:span text:style-name="T46">H2] Morrai ie… <text:s/></text:span><text:span text:style-name="T52">I</text:span><text:span text:style-name="T24">] ...</text:span><text:span text:style-name="T51">deuroie bien… </text:span><text:span text:style-name="T63">M] ...en coste vos… <text:s/></text:span><text:span text:style-name="T76">W] </text:span><text:span text:style-name="T78">Mourroye voulentiers de...</text:span></text:p>
          </table:table-cell>
        </table:table-row>
        <table:table-row>
          <table:table-cell table:style-name="Table1.A2" office:value-type="string">
            <text:p text:style-name="P4">7189</text:p>
          </table:table-cell>
          <table:table-cell table:style-name="Table1.A2" office:value-type="string">
            <text:p text:style-name="P10">Il vient vers lui et si l’embrasce</text:p>
          </table:table-cell>
          <table:table-cell table:style-name="Table1.C2" office:value-type="string">
            <text:p text:style-name="P302">BE] Lors… <text:s/>H2] ...a lui...</text:p>
          </table:table-cell>
        </table:table-row>
        <table:table-row table:style-name="Table1.111">
          <table:table-cell table:style-name="Table1.A2" office:value-type="string">
            <text:p text:style-name="P4">7190</text:p>
          </table:table-cell>
          <table:table-cell table:style-name="Table1.A2" office:value-type="string">
            <text:p text:style-name="P10">Baisset li les eus et la fasce</text:p>
          </table:table-cell>
          <table:table-cell table:style-name="Table1.C2" office:value-type="string">
            <text:p text:style-name="P293">DE] ...li (E lui) ieuz et boche et face <text:s/>M] Bese li corps bese li face <text:s/>W] Les yeulx ly bais[-s]e et...</text:p>
          </table:table-cell>
        </table:table-row>
        <table:table-row>
          <table:table-cell table:style-name="Table1.A2" office:value-type="string">
            <text:p text:style-name="P4">7191</text:p>
          </table:table-cell>
          <table:table-cell table:style-name="Table1.A2" office:value-type="string">
            <text:p text:style-name="P10">Sire bien deusse savoir</text:p>
          </table:table-cell>
          <table:table-cell table:style-name="Table1.C2" office:value-type="string">
            <text:p text:style-name="P303">B] ...deuoie.. <text:s/>E] Bien devusse sire… <text:s/>L] ...deusssez <text:s/>W] Sire moult bien deusse...</text:p>
          </table:table-cell>
        </table:table-row>
        <table:table-row>
          <table:table-cell table:style-name="Table1.A2" office:value-type="string">
            <text:p text:style-name="P4">7192</text:p>
          </table:table-cell>
          <table:table-cell table:style-name="Table1.A2" office:value-type="string">
            <text:p text:style-name="P10">Dedens mon cuer et persevoir</text:p>
          </table:table-cell>
          <table:table-cell table:style-name="Table1.C2" office:value-type="string">
            <text:p text:style-name="P51">A<text:span text:style-name="T101">BDEGH2IKLMTW</text:span>] <text:span text:style-name="T11">Et en mon cuer aperceuoir</text:span></text:p>
          </table:table-cell>
        </table:table-row>
        <table:table-row>
          <table:table-cell table:style-name="Table1.A2" office:value-type="string">
            <text:p text:style-name="P4">7193</text:p>
          </table:table-cell>
          <table:table-cell table:style-name="Table1.A2" office:value-type="string">
            <text:p text:style-name="P10">Quant estiés si amiables</text:p>
          </table:table-cell>
          <table:table-cell table:style-name="Table1.C2" office:value-type="string">
            <text:p text:style-name="P148">INV <text:span text:style-name="T25">B] </text:span><text:span text:style-name="T24">Sans oeguel esties acointables</text:span></text:p>
            <text:p text:style-name="P220">E<text:span text:style-name="T179">K</text:span>] ...vous estiez… <text:s/><text:span text:style-name="T171">W] Quantvous voye...</text:span></text:p>
          </table:table-cell>
        </table:table-row>
        <table:table-row>
          <table:table-cell table:style-name="Table1.A2" office:value-type="string">
            <text:p text:style-name="P4">7194</text:p>
          </table:table-cell>
          <table:table-cell table:style-name="Table1.A2" office:value-type="string">
            <text:p text:style-name="P10">Sens orguel a toz acoentables</text:p>
          </table:table-cell>
          <table:table-cell table:style-name="Table1.C2" office:value-type="string">
            <text:p text:style-name="P148">INV <text:span text:style-name="T25">B] </text:span><text:span text:style-name="T24">Et si esties si amiaubles</text:span></text:p>
            <text:p text:style-name="P74"><text:span text:style-name="T46">H2] ...</text:span><text:span text:style-name="T47">connoissables <text:s/></text:span><text:span text:style-name="T63">M] ...et si...</text:span></text:p>
          </table:table-cell>
        </table:table-row>
        <table:table-row>
          <table:table-cell table:style-name="Table1.A2" office:value-type="string">
            <text:p text:style-name="P4">7195</text:p>
          </table:table-cell>
          <table:table-cell table:style-name="Table1.A2" office:value-type="string">
            <text:p text:style-name="P10">Se tot aviés povre nom</text:p>
          </table:table-cell>
          <table:table-cell table:style-name="Table1.C2" office:value-type="string">
            <text:p text:style-name="P303">B] Et si auies si… <text:s/>D] Por ce sauiez… <text:s/>E] Que si auiez... <text:s/>H2] Pou ce quauies… <text:s/>W] ...auez vous...</text:p>
          </table:table-cell>
        </table:table-row>
        <table:table-row>
          <table:table-cell table:style-name="Table1.A2" office:value-type="string">
            <text:p text:style-name="P4">7196</text:p>
          </table:table-cell>
          <table:table-cell table:style-name="Table1.A2" office:value-type="string">
            <text:p text:style-name="P10">Que n’estiés pas mavais hons</text:p>
          </table:table-cell>
          <table:table-cell table:style-name="Table1.C2" office:value-type="string">
            <text:p text:style-name="P230">DH2] Nestiez uos mie (H2 pas) poures… <text:s/>W] ...nestiez mie villain...</text:p>
          </table:table-cell>
        </table:table-row>
        <table:table-row>
          <table:table-cell table:style-name="Table1.A2" office:value-type="string">
            <text:p text:style-name="P4">7197</text:p>
          </table:table-cell>
          <table:table-cell table:style-name="Table1.A2" office:value-type="string">
            <text:p text:style-name="P10">Sire prenez mon homenaige</text:p>
          </table:table-cell>
          <table:table-cell table:style-name="Table1.C2" office:value-type="string">
            <text:p text:style-name="P198"><text:span text:style-name="T23">BE] Biaus sire… <text:s/>H2] ...receuez… <text:s/>I</text:span>] ...<text:span text:style-name="T157">car prenes… <text:s/>M] ...de moy… <text:s/>W] Las sire...</text:span></text:p>
          </table:table-cell>
        </table:table-row>
        <table:table-row table:style-name="Table1.119">
          <table:table-cell table:style-name="Table1.A2" office:value-type="string">
            <text:p text:style-name="P4">7198</text:p>
          </table:table-cell>
          <table:table-cell table:style-name="Table1.A2" office:value-type="string">
            <text:p text:style-name="P10">Jel vos ferai de boen coraige</text:p>
          </table:table-cell>
          <table:table-cell table:style-name="Table1.C2" office:value-type="string">
            <text:p text:style-name="P184">A<text:span text:style-name="T101">BDEGH2IKLMTW</text:span>] <text:span text:style-name="T12">De uos seruir ai...</text:span></text:p>
          </table:table-cell>
        </table:table-row>
        <table:table-row table:style-name="Table1.111">
          <table:table-cell table:style-name="Table1.A2" office:value-type="string">
            <text:p text:style-name="P4">7199</text:p>
          </table:table-cell>
          <table:table-cell table:style-name="Table1.A2" office:value-type="string">
            <text:p text:style-name="P10">A lui se welt livrer et randre</text:p>
          </table:table-cell>
          <table:table-cell table:style-name="Table1.C2" office:value-type="string">
            <text:p text:style-name="P184">A<text:span text:style-name="T101">BDEGH2IKLMTW</text:span>] ...<text:span text:style-name="T11">doner...</text:span></text:p>
          </table:table-cell>
        </table:table-row>
        <table:table-row>
          <table:table-cell table:style-name="Table1.A2" office:value-type="string">
            <text:p text:style-name="P4">7200</text:p>
          </table:table-cell>
          <table:table-cell table:style-name="Table1.A2" office:value-type="string">
            <text:p text:style-name="P10">Mai Florimons ne le welt prendre</text:p>
          </table:table-cell>
          <table:table-cell table:style-name="Table1.C2" office:value-type="string">
            <text:p text:style-name="P163">L] ...ne uuelt...</text:p>
          </table:table-cell>
        </table:table-row>
        <table:table-row>
          <table:table-cell table:style-name="Table1.A2" office:value-type="string">
            <text:p text:style-name="P4">7201</text:p>
          </table:table-cell>
          <table:table-cell table:style-name="Table1.A2" office:value-type="string">
            <text:p text:style-name="P10">Ains avoit grant pitié de lui</text:p>
          </table:table-cell>
          <table:table-cell table:style-name="Table1.C2" office:value-type="string">
            <text:p text:style-name="P231">D] ...mlt pitie...</text:p>
          </table:table-cell>
        </table:table-row>
        <table:table-row>
          <table:table-cell table:style-name="Table1.A2" office:value-type="string">
            <text:p text:style-name="P4">7202</text:p>
          </table:table-cell>
          <table:table-cell table:style-name="Table1.A2" office:value-type="string">
            <text:p text:style-name="P10">Des (F As) eus ploroient ambedui</text:p>
          </table:table-cell>
          <table:table-cell table:style-name="Table1.C2" office:value-type="string">
            <text:p text:style-name="P98"/>
          </table:table-cell>
        </table:table-row>
        <table:table-row table:style-name="Table1.124">
          <table:table-cell table:style-name="Table1.A2" office:value-type="string">
            <text:p text:style-name="P4">7203</text:p>
          </table:table-cell>
          <table:table-cell table:style-name="Table1.A2" office:value-type="string">
            <text:p text:style-name="P10">Sire fet Florimons merci</text:p>
          </table:table-cell>
          <table:table-cell table:style-name="Table1.C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">7204</text:p>
          </table:table-cell>
          <table:table-cell table:style-name="Table1.A2" office:value-type="string">
            <text:p text:style-name="P10">Moi avez vos mout bien servi</text:p>
          </table:table-cell>
          <table:table-cell table:style-name="Table1.C2" office:value-type="string">
            <text:p text:style-name="P198">A<text:span text:style-name="T144">GIK</text:span>] ...gent…<text:span text:style-name="T11"> <text:s/>W] Vous mauez noblement serui</text:span></text:p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239">G] Basoit li ses iels et la fac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239">G] Et lestrent fort et lenbrace</text:p>
          </table:table-cell>
        </table:table-row>
        <table:table-row>
          <table:table-cell table:style-name="Table1.A2" office:value-type="string">
            <text:p text:style-name="P4">7205</text:p>
          </table:table-cell>
          <table:table-cell table:style-name="Table1.A2" office:value-type="string">
            <text:p text:style-name="P10">Car per vos ai ge tant d’onor</text:p>
          </table:table-cell>
          <table:table-cell table:style-name="Table1.C2" office:value-type="string">
            <text:p text:style-name="P160">INV <text:span text:style-name="T142">G] </text:span>Vos mauez gite de dolor</text:p>
            <text:p text:style-name="P91">A<text:span text:style-name="T157">I</text:span>] <text:span text:style-name="T13">Que… <text:s/></text:span><text:span text:style-name="T25">B</text:span><text:span text:style-name="T36">E</text:span><text:span text:style-name="T25">] ...mlt…</text:span><text:span text:style-name="T28"> <text:s/></text:span><text:span text:style-name="T30">D</text:span><text:span text:style-name="T31">] ...</text:span><text:span text:style-name="T33">gnt honor <text:s/></text:span><text:span text:style-name="T83">K</text:span><text:span text:style-name="T42">] ...</text:span><text:span text:style-name="T84">ge eu...</text:span></text:p>
          </table:table-cell>
        </table:table-row>
        <table:table-row>
          <table:table-cell table:style-name="Table1.A2" office:value-type="string">
            <text:p text:style-name="P4">7206</text:p>
          </table:table-cell>
          <table:table-cell table:style-name="Table1.A2" office:value-type="string">
            <text:p text:style-name="P10">Si m’avez geté de dolor</text:p>
          </table:table-cell>
          <table:table-cell table:style-name="Table1.C2" office:value-type="string">
            <text:p text:style-name="P160">INV <text:span text:style-name="T142">G] </text:span>Que por uos ai ie tant donor</text:p>
            <text:p text:style-name="P91"><text:span text:style-name="T152">H2] ...labour <text:s/></text:span><text:span text:style-name="T63">M] ...</text:span><text:span text:style-name="T64">dou leur <text:s/></text:span><text:span text:style-name="T76">W] </text:span><text:span text:style-name="T78">Que… <text:s/></text:span><text:span text:style-name="T83">K</text:span><text:span text:style-name="T42">] ...</text:span><text:span text:style-name="T84">mauez uos...</text:span></text:p>
          </table:table-cell>
        </table:table-row>
        <table:table-row>
          <table:table-cell table:style-name="Table1.A2" office:value-type="string">
            <text:p text:style-name="P4">7207</text:p>
          </table:table-cell>
          <table:table-cell table:style-name="Table1.A2" office:value-type="string">
            <text:p text:style-name="P10">De mort m’avez torné en vie</text:p>
          </table:table-cell>
          <table:table-cell table:style-name="Table1.C2" office:value-type="string">
            <text:p text:style-name="P304">BDEGIM] ...a uie <text:s/>LW] ...gite auie</text:p>
          </table:table-cell>
        </table:table-row>
        <table:table-row>
          <table:table-cell table:style-name="Table1.A2" office:value-type="string">
            <text:p text:style-name="P4">7208</text:p>
          </table:table-cell>
          <table:table-cell table:style-name="Table1.A2" office:value-type="string">
            <text:p text:style-name="P10">De povreté en signorie</text:p>
          </table:table-cell>
          <table:table-cell table:style-name="Table1.C2" office:value-type="string">
            <text:p text:style-name="P305">BDH2M] ...a...</text:p>
          </table:table-cell>
        </table:table-row>
        <table:table-row>
          <table:table-cell table:style-name="Table1.A2" office:value-type="string">
            <text:p text:style-name="P4">7209</text:p>
          </table:table-cell>
          <table:table-cell table:style-name="Table1.A2" office:value-type="string">
            <text:p text:style-name="P10">Ne vos em puis gueredon rendre</text:p>
          </table:table-cell>
          <table:table-cell table:style-name="Table1.C2" office:value-type="string">
            <text:p text:style-name="P314">M] Ne puis encor...</text:p>
          </table:table-cell>
        </table:table-row>
        <table:table-row>
          <table:table-cell table:style-name="Table1.A2" office:value-type="string">
            <text:p text:style-name="P4">7210</text:p>
          </table:table-cell>
          <table:table-cell table:style-name="Table1.A2" office:value-type="string">
            <text:p text:style-name="P10">De tot me poez vos bien vendre</text:p>
          </table:table-cell>
          <table:table-cell table:style-name="Table1.C2" office:value-type="string">
            <text:p text:style-name="P52">A<text:span text:style-name="T101">BDEGH2IKLMTW</text:span>] <text:span text:style-name="T14">Mes doner me poez o (BDEGH2T et) uendre (I rendre CORR 2h uendre)</text:span></text:p>
          </table:table-cell>
        </table:table-row>
        <table:table-row>
          <table:table-cell table:style-name="Table1.A2" office:value-type="string">
            <text:p text:style-name="P4">7211</text:p>
          </table:table-cell>
          <table:table-cell table:style-name="Table1.A2" office:value-type="string">
            <text:p text:style-name="P10">Qui veist cel acoentement</text:p>
          </table:table-cell>
          <table:table-cell table:style-name="Table1.C2" office:value-type="string">
            <text:p text:style-name="P84">A] <text:span text:style-name="T14">Qui nest… <text:s/>W] Qui les vist au commencement</text:span></text:p>
          </table:table-cell>
        </table:table-row>
        <table:table-row>
          <table:table-cell table:style-name="Table1.A2" office:value-type="string">
            <text:p text:style-name="P4">7212</text:p>
          </table:table-cell>
          <table:table-cell table:style-name="Table1.A2" office:value-type="string">
            <text:p text:style-name="P10">Et l’amor et le plorement</text:p>
          </table:table-cell>
          <table:table-cell table:style-name="Table1.C2" office:value-type="string">
            <text:p text:style-name="P75">A<text:span text:style-name="T130">DEGH2IKLTW</text:span>] ...<text:span text:style-name="T14">parlement <text:s/></text:span><text:span text:style-name="T25">B] </text:span><text:span text:style-name="T28">Et lounor et le parlement <text:s/></text:span><text:span text:style-name="T63">M] </text:span><text:span text:style-name="T64">Cel...et ce parlement</text:span></text:p>
          </table:table-cell>
        </table:table-row>
        <table:table-row>
          <table:table-cell table:style-name="Table1.A2" office:value-type="string">
            <text:p text:style-name="P4">7213</text:p>
          </table:table-cell>
          <table:table-cell table:style-name="Table1.A2" office:value-type="string">
            <text:p text:style-name="P10">Que faissoient li dui signor</text:p>
          </table:table-cell>
          <table:table-cell table:style-name="Table1.C136" office:value-type="string">
            <text:p text:style-name="P212">INV <text:span text:style-name="T162">L] </text:span>Ne se peust tenir de plor</text:p>
            <text:p text:style-name="P185">A] ...<text:span text:style-name="T14">fesoit ent de lui... </text:span></text:p>
          </table:table-cell>
        </table:table-row>
        <table:table-row>
          <table:table-cell table:style-name="Table1.A2" office:value-type="string">
            <text:p text:style-name="P4">7214</text:p>
          </table:table-cell>
          <table:table-cell table:style-name="Table1.A2" office:value-type="string">
            <text:p text:style-name="P10">Ne se peust tenir de plor</text:p>
          </table:table-cell>
          <table:table-cell table:style-name="Table1.C136" office:value-type="string">
            <text:p text:style-name="P212">INV <text:span text:style-name="T162">L] </text:span>Qe fasoient li ii seignor</text:p>
            <text:p text:style-name="P305">B] Tenir ne se peust...</text:p>
          </table:table-cell>
        </table:table-row>
        <table:table-row>
          <table:table-cell table:style-name="Table1.A2" office:value-type="string">
            <text:p text:style-name="P4">7215</text:p>
          </table:table-cell>
          <table:table-cell table:style-name="Table1.A2" office:value-type="string">
            <text:p text:style-name="P10">Sire fet li princes bien sai</text:p>
          </table:table-cell>
          <table:table-cell table:style-name="Table1.C136" office:value-type="string">
            <text:p text:style-name="P179"/>
          </table:table-cell>
        </table:table-row>
        <table:table-row>
          <table:table-cell table:style-name="Table1.A2" office:value-type="string">
            <text:p text:style-name="P4">7216</text:p>
          </table:table-cell>
          <table:table-cell table:style-name="Table1.A2" office:value-type="string">
            <text:p text:style-name="P11">Que povrement servit vos ai</text:p>
          </table:table-cell>
          <table:table-cell table:style-name="Table1.C136" office:value-type="string">
            <text:p text:style-name="P114"/>
          </table:table-cell>
        </table:table-row>
        <table:table-row>
          <table:table-cell table:style-name="Table1.A2" office:value-type="string">
            <text:p text:style-name="P4">7217</text:p>
          </table:table-cell>
          <table:table-cell table:style-name="Table1.A2" office:value-type="string">
            <text:p text:style-name="P11">Or vos wel servir de boen cuer</text:p>
          </table:table-cell>
          <table:table-cell table:style-name="Table1.C136" office:value-type="string">
            <text:p text:style-name="P163">L] Or nes uueill...</text:p>
          </table:table-cell>
        </table:table-row>
        <table:table-row>
          <table:table-cell table:style-name="Table1.A2" office:value-type="string">
            <text:p text:style-name="P4">7218</text:p>
          </table:table-cell>
          <table:table-cell table:style-name="Table1.A2" office:value-type="string">
            <text:p text:style-name="P11">De vos ne pertirai nul fuer</text:p>
          </table:table-cell>
          <table:table-cell table:style-name="Table1.C136" office:value-type="string">
            <text:p text:style-name="P303">B] Ne vous lairoie a… <text:s/>DH2] Ne partirai mes a… <text:s/>E] Ne nen...a nul… <text:s/>KLT] ...a nul… <text:s/>M] ...nire hors a nul… <text:s/>W] Ja de vous ne part a...</text:p>
          </table:table-cell>
        </table:table-row>
        <table:table-row>
          <table:table-cell table:style-name="Table1.A2" office:value-type="string">
            <text:p text:style-name="P4">7219</text:p>
          </table:table-cell>
          <table:table-cell table:style-name="Table1.A2" office:value-type="string">
            <text:p text:style-name="P12">Tant com vodrez ester a roi</text:p>
          </table:table-cell>
          <table:table-cell table:style-name="Table1.C136" office:value-type="string">
            <text:p text:style-name="P303">B] ...seruir le roi <text:s/>DH2] De uos tant com (H2 vos quant vous) serez au roi <text:s/>E] ...estre voudrez au… <text:s/>L] ...amoi <text:s/>W] Tant que...</text:p>
          </table:table-cell>
        </table:table-row>
        <table:table-row>
          <table:table-cell table:style-name="Table1.A2" office:value-type="string">
            <text:p text:style-name="P4">7220</text:p>
          </table:table-cell>
          <table:table-cell table:style-name="Table1.A2" office:value-type="string">
            <text:p text:style-name="P12">Ne puels n’avant Mai dites moi</text:p>
          </table:table-cell>
          <table:table-cell table:style-name="Table1.C136" office:value-type="string">
            <text:p text:style-name="P194">A<text:span text:style-name="T153">H2IKL</text:span>] ...<text:span text:style-name="T14">puis deuant (H2IKL auant)… <text:s/>DW] Et plus auant… <text:s/>E] ...plus auant… <text:s/>M] Ou plus auant… <text:s/>T] ...ne auant dites...</text:span></text:p>
          </table:table-cell>
        </table:table-row>
        <table:table-row>
          <table:table-cell table:style-name="Table1.A2" office:value-type="string">
            <text:p text:style-name="P4">7221</text:p>
          </table:table-cell>
          <table:table-cell table:style-name="Table1.A2" office:value-type="string">
            <text:p text:style-name="P12">Se volez estre coneus</text:p>
          </table:table-cell>
          <table:table-cell table:style-name="Table1.C136" office:value-type="string">
            <text:p text:style-name="P167">W] <text:span text:style-name="T173">Si vous...</text:span></text:p>
          </table:table-cell>
        </table:table-row>
        <text:soft-page-break/>
        <table:table-row table:style-name="Table1.145">
          <table:table-cell table:style-name="Table1.A2" office:value-type="string">
            <text:p text:style-name="P4">7222</text:p>
          </table:table-cell>
          <table:table-cell table:style-name="Table1.A2" office:value-type="string">
            <text:p text:style-name="P12">Fet il Ne wel que soit seu</text:p>
          </table:table-cell>
          <table:table-cell table:style-name="Table1.C136" office:value-type="string">
            <text:p text:style-name="P306">BEM] Ne wel fait (M dit) il que (M quil)… <text:s/>DH2] Ne vuil sire que… <text:s/>W] Non voir ne veil quil… <text:s/>K] Feit nen uoil...</text:p>
          </table:table-cell>
        </table:table-row>
        <table:table-row>
          <table:table-cell table:style-name="Table1.A2" office:value-type="string">
            <text:p text:style-name="P4">7223</text:p>
          </table:table-cell>
          <table:table-cell table:style-name="Table1.A2" office:value-type="string">
            <text:p text:style-name="P12">Mes nons ancor en cest pais</text:p>
          </table:table-cell>
          <table:table-cell table:style-name="Table1.C136" office:value-type="string">
            <text:p text:style-name="P75"><text:span text:style-name="T155">I</text:span>] <text:span text:style-name="T158">Mef[.i] nom encor[-t] <text:s text:c="2"/></text:span><text:span text:style-name="T63">M] </text:span><text:span text:style-name="T64">Mes encarere en...</text:span></text:p>
          </table:table-cell>
        </table:table-row>
        <table:table-row table:style-name="Table1.147">
          <table:table-cell table:style-name="Table1.A2" office:value-type="string">
            <text:p text:style-name="P4">7224</text:p>
          </table:table-cell>
          <table:table-cell table:style-name="Table1.A2" office:value-type="string">
            <text:p text:style-name="P12">Tant c’avrai plus perdut ou pris</text:p>
          </table:table-cell>
          <table:table-cell table:style-name="Table1.C136" office:value-type="string">
            <text:p text:style-name="P68">A<text:span text:style-name="T163">LT</text:span>] ...mais…<text:span text:style-name="T14"> <text:s/>D] ...quaie… <text:s/></text:span><text:span text:style-name="T36">E] ….quaurai gaaignie et… <text:s/></text:span><text:span text:style-name="T42">G</text:span><text:span text:style-name="T84">K</text:span><text:span text:style-name="T42">] ...</text:span><text:span text:style-name="T43">que ie aurai mes… <text:s/></text:span><text:span text:style-name="T46">H2] ...</text:span><text:span text:style-name="T47">qe aie [...u] de pris <text:s/></text:span><text:span text:style-name="T52">I</text:span><text:span text:style-name="T24">] ...</text:span><text:span text:style-name="T53">qua in ai mais...</text:span></text:p>
          </table:table-cell>
        </table:table-row>
        <table:table-row table:style-name="Table1.57">
          <table:table-cell table:style-name="Table1.A2" office:value-type="string">
            <text:p text:style-name="P4">7225</text:p>
          </table:table-cell>
          <table:table-cell table:style-name="Table1.A2" office:value-type="string">
            <text:p text:style-name="P12">Sore (H Desor) Quamdiobras le roi</text:p>
          </table:table-cell>
          <table:table-cell table:style-name="Table1.C136" office:value-type="string">
            <text:p text:style-name="P307">BDH2W] Desor… <text:s/>M] Dessus...</text:p>
          </table:table-cell>
        </table:table-row>
        <table:table-row table:style-name="Table1.149">
          <table:table-cell table:style-name="Table1.A2" office:value-type="string">
            <text:p text:style-name="P4">7226</text:p>
          </table:table-cell>
          <table:table-cell table:style-name="Table1.A2" office:value-type="string">
            <text:p text:style-name="P12">Li princes dist Jel vos otroi</text:p>
          </table:table-cell>
          <table:table-cell table:style-name="Table1.C136" office:value-type="string">
            <text:p text:style-name="P308">BEMT] ...et ge lotroi <text:s/>DH2] Dit li princes ious (H2 je vos)...</text:p>
          </table:table-cell>
        </table:table-row>
        <table:table-row table:style-name="Table1.150">
          <table:table-cell table:style-name="Table1.A2" office:value-type="string">
            <text:p text:style-name="P4">7227</text:p>
          </table:table-cell>
          <table:table-cell table:style-name="Table1.A2" office:value-type="string">
            <text:p text:style-name="P12">Jai ne m’en troverez failli</text:p>
          </table:table-cell>
          <table:table-cell table:style-name="Table1.C136" office:value-type="string">
            <text:p text:style-name="P32"/>
          </table:table-cell>
        </table:table-row>
        <table:table-row table:style-name="Table1.150">
          <table:table-cell table:style-name="Table1.A2" office:value-type="string">
            <text:p text:style-name="P4">7228</text:p>
          </table:table-cell>
          <table:table-cell table:style-name="Table1.A2" office:value-type="string">
            <text:p text:style-name="P12">Sire fet il vostre merci</text:p>
          </table:table-cell>
          <table:table-cell table:style-name="Table1.C136" office:value-type="string">
            <text:p text:style-name="P49"/>
          </table:table-cell>
        </table:table-row>
        <table:table-row table:style-name="Table1.152">
          <table:table-cell table:style-name="Table1.A2" office:value-type="string">
            <text:p text:style-name="P4">7229</text:p>
          </table:table-cell>
          <table:table-cell table:style-name="Table1.A2" office:value-type="string">
            <text:p text:style-name="P12">Quant ont fermei lor covenant</text:p>
          </table:table-cell>
          <table:table-cell table:style-name="Table1.C136" office:value-type="string">
            <text:p text:style-name="P292">DH2] ---</text:p>
            <text:p text:style-name="P309">B] ...fermeit ont lor… <text:s/>E] ...le---</text:p>
          </table:table-cell>
        </table:table-row>
        <table:table-row table:style-name="Table1.150">
          <table:table-cell table:style-name="Table1.A2" office:value-type="string">
            <text:p text:style-name="P4">7230</text:p>
          </table:table-cell>
          <table:table-cell table:style-name="Table1.A2" office:value-type="string">
            <text:p text:style-name="P12">Si laisserent lor parlement</text:p>
          </table:table-cell>
          <table:table-cell table:style-name="Table1.C136" office:value-type="string">
            <text:p text:style-name="P231">DH2] ---</text:p>
            <text:p text:style-name="P55">A<text:span text:style-name="T138">EGIMTW</text:span>] ...le…<text:span text:style-name="T14"> <text:s/></text:span><text:span text:style-name="T25">B] </text:span><text:span text:style-name="T29">Si le laissierent aytant</text:span></text:p>
          </table:table-cell>
        </table:table-row>
        <table:table-row table:style-name="Table1.150">
          <table:table-cell table:style-name="Table1.A2" office:value-type="string">
            <text:p text:style-name="P4">7231</text:p>
          </table:table-cell>
          <table:table-cell table:style-name="Table1.A2" office:value-type="string">
            <text:p text:style-name="P12">De la chambre sont fors issu</text:p>
          </table:table-cell>
          <table:table-cell table:style-name="Table1.C136" office:value-type="string">
            <text:p text:style-name="P231">DH2] ...sen sont issu</text:p>
          </table:table-cell>
        </table:table-row>
        <table:table-row table:style-name="Table1.150">
          <table:table-cell table:style-name="Table1.A2" office:value-type="string">
            <text:p text:style-name="P4">7232</text:p>
          </table:table-cell>
          <table:table-cell table:style-name="Table1.A2" office:value-type="string">
            <text:p text:style-name="P12">A lor compaignons sont venu</text:p>
          </table:table-cell>
          <table:table-cell table:style-name="Table1.C136" office:value-type="string">
            <text:p text:style-name="P47"/>
          </table:table-cell>
        </table:table-row>
        <table:table-row table:style-name="Table1.150">
          <table:table-cell table:style-name="Table1.A2" office:value-type="string">
            <text:p text:style-name="P4">7233</text:p>
          </table:table-cell>
          <table:table-cell table:style-name="Table1.A2" office:value-type="string">
            <text:p text:style-name="P12">A prince dient li plusor</text:p>
          </table:table-cell>
          <table:table-cell table:style-name="Table1.C136" office:value-type="string">
            <text:p text:style-name="P315">E] ...baron</text:p>
          </table:table-cell>
        </table:table-row>
        <table:table-row table:style-name="Table1.150">
          <table:table-cell table:style-name="Table1.A2" office:value-type="string">
            <text:p text:style-name="P4">7234</text:p>
          </table:table-cell>
          <table:table-cell table:style-name="Table1.A2" office:value-type="string">
            <text:p text:style-name="P12">A consoil se il seit ancor</text:p>
          </table:table-cell>
          <table:table-cell table:style-name="Table1.C136" office:value-type="string">
            <text:p text:style-name="P315">E] Se il set encore son non</text:p>
          </table:table-cell>
        </table:table-row>
        <table:table-row table:style-name="Table1.150">
          <table:table-cell table:style-name="Table1.A2" office:value-type="string">
            <text:p text:style-name="P4">7235</text:p>
          </table:table-cell>
          <table:table-cell table:style-name="Table1.A2" office:value-type="string">
            <text:p text:style-name="P12">Nes une riens de son affaire</text:p>
          </table:table-cell>
          <table:table-cell table:style-name="Table1.C136" office:value-type="string">
            <text:p text:style-name="P316">E] Ne sil set point… <text:s/>GK] Nulle chose… <text:s/>L] De nulle… <text:s/>T] ..lor...</text:p>
          </table:table-cell>
        </table:table-row>
        <table:table-row table:style-name="Table1.150">
          <table:table-cell table:style-name="Table1.A2" office:value-type="string">
            <text:p text:style-name="P4">7236</text:p>
          </table:table-cell>
          <table:table-cell table:style-name="Table1.A2" office:value-type="string">
            <text:p text:style-name="P12">Signor fet il je n’en sai gaire</text:p>
          </table:table-cell>
          <table:table-cell table:style-name="Table1.C136" office:value-type="string">
            <text:p text:style-name="P80"><text:span text:style-name="T142">G] ...il nen… <text:s/></text:span><text:span text:style-name="T71">T</text:span><text:span text:style-name="T65">] </text:span><text:span text:style-name="T72">Jl dist ie non sai encor...</text:span></text:p>
          </table:table-cell>
        </table:table-row>
        <table:table-row table:style-name="Table1.150">
          <table:table-cell table:style-name="Table1.A2" office:value-type="string">
            <text:p text:style-name="P4">7237</text:p>
          </table:table-cell>
          <table:table-cell table:style-name="Table1.A2" office:value-type="string">
            <text:p text:style-name="P12">Mai tant prout et saige le voi</text:p>
          </table:table-cell>
          <table:table-cell table:style-name="Table1.C136" office:value-type="string">
            <text:p text:style-name="P181"/>
          </table:table-cell>
        </table:table-row>
        <table:table-row table:style-name="Table1.150">
          <table:table-cell table:style-name="Table1.A2" office:value-type="string">
            <text:p text:style-name="P4">7238</text:p>
          </table:table-cell>
          <table:table-cell table:style-name="Table1.A2" office:value-type="string">
            <text:p text:style-name="P12">Large et cortois foi que vos doi</text:p>
          </table:table-cell>
          <table:table-cell table:style-name="Table1.C136" office:value-type="string">
            <text:p text:style-name="P294">D] Et tant cortois… <text:s/>H2] Et cortois foy que je… <text:s/>W] ...que ie doy</text:p>
          </table:table-cell>
        </table:table-row>
        <table:table-row table:style-name="Table1.150">
          <table:table-cell table:style-name="Table1.A2" office:value-type="string">
            <text:p text:style-name="P4">7239</text:p>
          </table:table-cell>
          <table:table-cell table:style-name="Table1.A2" office:value-type="string">
            <text:p text:style-name="P12">Fortune nos fist grant honor</text:p>
          </table:table-cell>
          <table:table-cell table:style-name="Table1.C136" office:value-type="string">
            <text:p text:style-name="P180"/>
          </table:table-cell>
        </table:table-row>
        <table:table-row table:style-name="Table1.150">
          <table:table-cell table:style-name="Table1.A2" office:value-type="string">
            <text:p text:style-name="P4">7240</text:p>
          </table:table-cell>
          <table:table-cell table:style-name="Table1.A2" office:value-type="string">
            <text:p text:style-name="P12">Quant nos amena tel signor</text:p>
          </table:table-cell>
          <table:table-cell table:style-name="Table1.C136" office:value-type="string">
            <text:p text:style-name="P319">H2] ...envoia… <text:s/>L] Car...</text:p>
          </table:table-cell>
        </table:table-row>
        <table:table-row table:style-name="Table1.150">
          <table:table-cell table:style-name="Table1.A2" office:value-type="string">
            <text:p text:style-name="P4">7241</text:p>
          </table:table-cell>
          <table:table-cell table:style-name="Table1.A2" office:value-type="string">
            <text:p text:style-name="P12">Mout doit avoir grant signorie</text:p>
          </table:table-cell>
          <table:table-cell table:style-name="Table1.C136" office:value-type="string">
            <text:p text:style-name="P232">D] ---</text:p>
          </table:table-cell>
        </table:table-row>
        <table:table-row table:style-name="Table1.150">
          <table:table-cell table:style-name="Table1.A2" office:value-type="string">
            <text:p text:style-name="P4">7242</text:p>
          </table:table-cell>
          <table:table-cell table:style-name="Table1.A2" office:value-type="string">
            <text:p text:style-name="P13">Qui demaingne si bele vie</text:p>
          </table:table-cell>
          <table:table-cell table:style-name="Table1.C136" office:value-type="string">
            <text:p text:style-name="P232">D] ---</text:p>
            <text:p text:style-name="P75"><text:soft-page-break/><text:span text:style-name="T63">M] </text:span><text:span text:style-name="T64">Et...</text:span></text:p>
          </table:table-cell>
        </table:table-row>
        <table:table-row table:style-name="Table1.150">
          <table:table-cell table:style-name="Table1.A2" office:value-type="string">
            <text:p text:style-name="P4">7243</text:p>
          </table:table-cell>
          <table:table-cell table:style-name="Table1.A2" office:value-type="string">
            <text:p text:style-name="P13">Signor qui le porait servir</text:p>
          </table:table-cell>
          <table:table-cell table:style-name="Table1.C136" office:value-type="string">
            <text:p text:style-name="P232">D] ...qui me uoudra seruir</text:p>
          </table:table-cell>
        </table:table-row>
        <table:table-row table:style-name="Table1.150">
          <table:table-cell table:style-name="Table1.A2" office:value-type="string">
            <text:p text:style-name="P4">7244</text:p>
          </table:table-cell>
          <table:table-cell table:style-name="Table1.A2" office:value-type="string">
            <text:p text:style-name="P13">Si fasset del tot son plaissir</text:p>
          </table:table-cell>
          <table:table-cell table:style-name="Table1.C136" office:value-type="string">
            <text:p text:style-name="P217"><text:span text:style-name="T180">K</text:span>W] ...<text:span text:style-name="T174">face tout..</text:span></text:p>
          </table:table-cell>
        </table:table-row>
        <table:table-row table:style-name="Table1.150">
          <table:table-cell table:style-name="Table1.A2" office:value-type="string">
            <text:p text:style-name="P4">7245</text:p>
          </table:table-cell>
          <table:table-cell table:style-name="Table1.A2" office:value-type="string">
            <text:p text:style-name="P13">Et que riens savrait que li plaisse</text:p>
          </table:table-cell>
          <table:table-cell table:style-name="Table1.C136" office:value-type="string">
            <text:p text:style-name="P295">D] ---</text:p>
          </table:table-cell>
        </table:table-row>
        <table:table-row table:style-name="Table1.150">
          <table:table-cell table:style-name="Table1.A2" office:value-type="string">
            <text:p text:style-name="P4">7246</text:p>
          </table:table-cell>
          <table:table-cell table:style-name="Table1.A2" office:value-type="string">
            <text:p text:style-name="P13">Se faire le puet si le fasce</text:p>
          </table:table-cell>
          <table:table-cell table:style-name="Table1.C136" office:value-type="string">
            <text:p text:style-name="P295">D] ---</text:p>
            <text:p text:style-name="P317">EG] Qui… <text:s/>H2] Face li si fera que sagez</text:p>
          </table:table-cell>
        </table:table-row>
        <table:table-row table:style-name="Table1.150">
          <table:table-cell table:style-name="Table1.A2" office:value-type="string">
            <text:p text:style-name="P4">7247</text:p>
          </table:table-cell>
          <table:table-cell table:style-name="Table1.A2" office:value-type="string">
            <text:p text:style-name="P13">Mentres (H Entruez) qu’il parlent d’un et d’el </text:p>
          </table:table-cell>
          <table:table-cell table:style-name="Table1.C136" office:value-type="string">
            <text:p text:style-name="P294">DH2T] Que quil parloient… <text:s/>E] Entrues quil dient vn et el <text:s/>W] ...qui parloient...</text:p>
          </table:table-cell>
        </table:table-row>
        <table:table-row table:style-name="Table1.150">
          <table:table-cell table:style-name="Table1.A2" office:value-type="string">
            <text:p text:style-name="P4">7248</text:p>
          </table:table-cell>
          <table:table-cell table:style-name="Table1.A2" office:value-type="string">
            <text:p text:style-name="P13">Li rois tramet a lor ostel</text:p>
          </table:table-cell>
          <table:table-cell table:style-name="Table1.C136" office:value-type="string">
            <text:p text:style-name="P80"><text:span text:style-name="T128">DH2K] ...a son… <text:s/></text:span><text:span text:style-name="T71">T</text:span><text:span text:style-name="T65">] </text:span><text:span text:style-name="T72">Tramist li rois...</text:span></text:p>
          </table:table-cell>
        </table:table-row>
        <table:table-row table:style-name="Table1.150">
          <table:table-cell table:style-name="Table1.A2" office:value-type="string">
            <text:p text:style-name="P4">7249</text:p>
          </table:table-cell>
          <table:table-cell table:style-name="Table1.A2" office:value-type="string">
            <text:p text:style-name="P13">Et por le prince et por lui</text:p>
          </table:table-cell>
          <table:table-cell table:style-name="Table1.C136" office:value-type="string">
            <text:p text:style-name="P318">E] ...le bon prince...</text:p>
          </table:table-cell>
        </table:table-row>
        <table:table-row table:style-name="Table1.149">
          <table:table-cell table:style-name="Table1.A2" office:value-type="string">
            <text:p text:style-name="P4">7250</text:p>
          </table:table-cell>
          <table:table-cell table:style-name="Table1.A2" office:value-type="string">
            <text:p text:style-name="P13">Que a lui vignent ambedui</text:p>
          </table:table-cell>
          <table:table-cell table:style-name="Table1.C136" office:value-type="string">
            <text:p text:style-name="P80">A<text:span text:style-name="T139">EGIKLMW</text:span>] ...<text:span text:style-name="T14">au roi… <text:s/>B] ...voisent… <text:s/>H2] ...il viengnent andui a lui <text:s/></text:span><text:span text:style-name="T71">T</text:span><text:span text:style-name="T65">] </text:span><text:span text:style-name="T72">Que uers...</text:span></text:p>
          </table:table-cell>
        </table:table-row>
        <table:table-row table:style-name="Table1.150">
          <table:table-cell table:style-name="Table1.A2" office:value-type="string">
            <text:p text:style-name="P4">7251</text:p>
          </table:table-cell>
          <table:table-cell table:style-name="Table1.A2" office:value-type="string">
            <text:p text:style-name="P13">Et il i vont mout liement</text:p>
          </table:table-cell>
          <table:table-cell table:style-name="Table1.C136" office:value-type="string">
            <text:p text:style-name="P85"><text:span text:style-name="T155">I</text:span>] ...<text:span text:style-name="T158">il uint… <text:s/></text:span><text:span text:style-name="T63">M] ...</text:span><text:span text:style-name="T64">ce y vont… <text:s/></text:span><text:span text:style-name="T76">W] </text:span><text:span text:style-name="T79">Et y luy...</text:span></text:p>
          </table:table-cell>
        </table:table-row>
        <table:table-row table:style-name="Table1.150">
          <table:table-cell table:style-name="Table1.A2" office:value-type="string">
            <text:p text:style-name="P4">7252</text:p>
          </table:table-cell>
          <table:table-cell table:style-name="Table1.A2" office:value-type="string">
            <text:p text:style-name="P13">Et lor compaignon asiment</text:p>
          </table:table-cell>
          <table:table-cell table:style-name="Table1.C136" office:value-type="string">
            <text:p text:style-name="P110"/>
          </table:table-cell>
        </table:table-row>
        <table:table-row table:style-name="Table1.150">
          <table:table-cell table:style-name="Table1.A2" office:value-type="string">
            <text:p text:style-name="P4">7253</text:p>
          </table:table-cell>
          <table:table-cell table:style-name="Table1.A2" office:value-type="string">
            <text:p text:style-name="P13">Quant il sont el palais venu</text:p>
          </table:table-cell>
          <table:table-cell table:style-name="Table1.C136" office:value-type="string">
            <text:p text:style-name="P59">A<text:span text:style-name="T131">DEH2ILTW</text:span>] <text:span text:style-name="T14">Qnt furent… <text:s/>G] Quant el palais furent...</text:span></text:p>
          </table:table-cell>
        </table:table-row>
        <table:table-row table:style-name="Table1.150">
          <table:table-cell table:style-name="Table1.A2" office:value-type="string">
            <text:p text:style-name="P4">7254</text:p>
          </table:table-cell>
          <table:table-cell table:style-name="Table1.A2" office:value-type="string">
            <text:p text:style-name="P13">Li rois fist a Povre Perdu</text:p>
          </table:table-cell>
          <table:table-cell table:style-name="Table1.C136" office:value-type="string">
            <text:p text:style-name="P122"/>
          </table:table-cell>
        </table:table-row>
        <table:table-row table:style-name="Table1.150">
          <table:table-cell table:style-name="Table1.A2" office:value-type="string">
            <text:p text:style-name="P4">7255</text:p>
          </table:table-cell>
          <table:table-cell table:style-name="Table1.A2" office:value-type="string">
            <text:p text:style-name="P13">Et a prince mout grant honor</text:p>
          </table:table-cell>
          <table:table-cell table:style-name="Table1.C136" office:value-type="string">
            <text:p text:style-name="P37"/>
          </table:table-cell>
        </table:table-row>
        <table:table-row table:style-name="Table1.150">
          <table:table-cell table:style-name="Table1.A2" office:value-type="string">
            <text:p text:style-name="P4">7256</text:p>
          </table:table-cell>
          <table:table-cell table:style-name="Table1.A2" office:value-type="string">
            <text:p text:style-name="P13">Et si lor pria per amor</text:p>
          </table:table-cell>
          <table:table-cell table:style-name="Table1.C136" office:value-type="string">
            <text:p text:style-name="P38"/>
          </table:table-cell>
        </table:table-row>
        <table:table-row table:style-name="Table1.150">
          <table:table-cell table:style-name="Table1.A2" office:value-type="string">
            <text:p text:style-name="P4">7257</text:p>
          </table:table-cell>
          <table:table-cell table:style-name="Table1.A2" office:value-type="string">
            <text:p text:style-name="P13">Qu’il soient o lui a digner</text:p>
          </table:table-cell>
          <table:table-cell table:style-name="Table1.C136" office:value-type="string">
            <text:p text:style-name="P27"/>
          </table:table-cell>
        </table:table-row>
        <table:table-row table:style-name="Table1.150">
          <table:table-cell table:style-name="Table1.A2" office:value-type="string">
            <text:p text:style-name="P4">7258</text:p>
          </table:table-cell>
          <table:table-cell table:style-name="Table1.A2" office:value-type="string">
            <text:p text:style-name="P13">Nel veloit mies creanter</text:p>
          </table:table-cell>
          <table:table-cell table:style-name="Table1.C136" office:value-type="string">
            <text:p text:style-name="P233">D] ...pas creanter <text:s/>M] ...voldrent... <text:s/>W] Ne le vouloient... </text:p>
          </table:table-cell>
        </table:table-row>
        <table:table-row table:style-name="Table1.150">
          <table:table-cell table:style-name="Table1.A2" office:value-type="string">
            <text:p text:style-name="P4">7259</text:p>
          </table:table-cell>
          <table:table-cell table:style-name="Table1.A2" office:value-type="string">
            <text:p text:style-name="P13">Li Povres Perdus quant li rois</text:p>
          </table:table-cell>
          <table:table-cell table:style-name="Table1.C136" office:value-type="string">
            <text:p text:style-name="P101"/>
          </table:table-cell>
        </table:table-row>
        <table:table-row table:style-name="Table1.150">
          <table:table-cell table:style-name="Table1.A2" office:value-type="string">
            <text:p text:style-name="P4">7260</text:p>
          </table:table-cell>
          <table:table-cell table:style-name="Table1.A2" office:value-type="string">
            <text:p text:style-name="P13">Qui estoit saiges et cortois</text:p>
          </table:table-cell>
          <table:table-cell table:style-name="Table1.C136" office:value-type="string">
            <text:p text:style-name="P49"/>
          </table:table-cell>
        </table:table-row>
        <table:table-row table:style-name="Table1.184">
          <table:table-cell table:style-name="Table1.A2" office:value-type="string">
            <text:p text:style-name="P4">7261</text:p>
          </table:table-cell>
          <table:table-cell table:style-name="Table1.A2" office:value-type="string">
            <text:p text:style-name="P13">Prist le prince et a soi l’apele</text:p>
          </table:table-cell>
          <table:table-cell table:style-name="Table1.C136" office:value-type="string">
            <text:p text:style-name="P63">A<text:span text:style-name="T102">BEGIKLMTW</text:span>] <text:span text:style-name="T14">Le prince a (E a son) conseil (M en) apele <text:s/>D] Le prince a soi en apele <text:s/>H2] Le prince a lui tantost apele</text:span></text:p>
          </table:table-cell>
        </table:table-row>
        <table:table-row table:style-name="Table1.150">
          <table:table-cell table:style-name="Table1.A2" office:value-type="string">
            <text:p text:style-name="P4">7262</text:p>
          </table:table-cell>
          <table:table-cell table:style-name="Table1.A2" office:value-type="string">
            <text:p text:style-name="P13">Se <text:span text:style-name="T5">(H Et)</text:span> li promist que la pucele</text:p>
          </table:table-cell>
          <table:table-cell table:style-name="Table1.C136" office:value-type="string">
            <text:p text:style-name="P207">B] Et si li dist que...</text:p>
          </table:table-cell>
        </table:table-row>
        <text:soft-page-break/>
        <table:table-row table:style-name="Table1.150">
          <table:table-cell table:style-name="Table1.A2" office:value-type="string">
            <text:p text:style-name="P4">7263</text:p>
          </table:table-cell>
          <table:table-cell table:style-name="Table1.A2" office:value-type="string">
            <text:p text:style-name="P13">Poront aprés digner veoir</text:p>
          </table:table-cell>
          <table:table-cell table:style-name="Table1.C136" office:value-type="string">
            <text:p text:style-name="P56">A<text:span text:style-name="T154">H2IKM</text:span>] <text:span text:style-name="T14">Porroit… <text:s/>BE] ...a lor disner...</text:span></text:p>
          </table:table-cell>
        </table:table-row>
        <table:table-row table:style-name="Table1.150">
          <table:table-cell table:style-name="Table1.A2" office:value-type="string">
            <text:p text:style-name="P4">7264</text:p>
          </table:table-cell>
          <table:table-cell table:style-name="Table1.A2" office:value-type="string">
            <text:p text:style-name="P13">Se o lui wellent remenoir</text:p>
          </table:table-cell>
          <table:table-cell table:style-name="Table1.C136" office:value-type="string">
            <text:p text:style-name="P85">A] ...uoloit…<text:span text:style-name="T14"> <text:s/>W] ...a lui veulet demourer</text:span></text:p>
          </table:table-cell>
        </table:table-row>
        <table:table-row table:style-name="Table1.150">
          <table:table-cell table:style-name="Table1.A2" office:value-type="string">
            <text:p text:style-name="P4">7265</text:p>
          </table:table-cell>
          <table:table-cell table:style-name="Table1.A2" office:value-type="string">
            <text:p text:style-name="P13">Je fer il vos moenrai o moi</text:p>
          </table:table-cell>
          <table:table-cell table:style-name="Table1.C136" office:value-type="string">
            <text:p text:style-name="P234">DH2] ---</text:p>
            <text:p text:style-name="P76">A] <text:span text:style-name="T14">Et ge fait il uos... </text:span><text:s text:c="3"/><text:span text:style-name="T102">B] Je vous maurai fait il… <text:s/></text:span><text:span text:style-name="T36">E</text:span><text:span text:style-name="T72">T</text:span><text:span text:style-name="T79">W</text:span><text:span text:style-name="T36">] </text:span><text:span text:style-name="T37">Je vos menrai fait il… <text:s/></text:span><text:span text:style-name="T65">M] Je vos meire fet il…</text:span></text:p>
          </table:table-cell>
        </table:table-row>
        <table:table-row table:style-name="Table1.150">
          <table:table-cell table:style-name="Table1.A2" office:value-type="string">
            <text:p text:style-name="P4">7266</text:p>
          </table:table-cell>
          <table:table-cell table:style-name="Table1.A2" office:value-type="string">
            <text:p text:style-name="P13">Jai nus n’irait fors que nos troi</text:p>
          </table:table-cell>
          <table:table-cell table:style-name="Table1.C136" office:value-type="string">
            <text:p text:style-name="P235">DH2] ---</text:p>
            <text:p text:style-name="P76">A<text:span text:style-name="T145">GIT</text:span>] ...<text:span text:style-name="T14">fors nos… <text:s/>B] Nus hons nira… <text:s/></text:span><text:span text:style-name="T36">E] </text:span><text:span text:style-name="T37">Ja nus ni vendra fors nous… <text:s/></text:span><text:span text:style-name="T65">M] Ja nus nel saura qui vos…</text:span></text:p>
          </table:table-cell>
        </table:table-row>
        <table:table-row table:style-name="Table1.150">
          <table:table-cell table:style-name="Table1.A2" office:value-type="string">
            <text:p text:style-name="P4">7267</text:p>
          </table:table-cell>
          <table:table-cell table:style-name="Table1.A2" office:value-type="string">
            <text:p text:style-name="P13">A grant loissir porois parler</text:p>
          </table:table-cell>
          <table:table-cell table:style-name="Table1.C136" office:value-type="string">
            <text:p text:style-name="P235">DH2] ---</text:p>
            <text:p text:style-name="P318">EW] ...porrons...</text:p>
          </table:table-cell>
        </table:table-row>
        <table:table-row table:style-name="Table1.150">
          <table:table-cell table:style-name="Table1.A2" office:value-type="string">
            <text:p text:style-name="P4">7268</text:p>
          </table:table-cell>
          <table:table-cell table:style-name="Table1.A2" office:value-type="string">
            <text:p text:style-name="P13">Li atre s’iront deporter</text:p>
          </table:table-cell>
          <table:table-cell table:style-name="Table1.C136" office:value-type="string">
            <text:p text:style-name="P296">DH2] ---</text:p>
            <text:p text:style-name="P320">GK] ...tuit deporter</text:p>
          </table:table-cell>
        </table:table-row>
        <table:table-row table:style-name="Table1.150">
          <table:table-cell table:style-name="Table1.A2" office:value-type="string">
            <text:p text:style-name="P4">7269</text:p>
          </table:table-cell>
          <table:table-cell table:style-name="Table1.A2" office:value-type="string">
            <text:p text:style-name="P13">Vos irois veoir la royne</text:p>
          </table:table-cell>
          <table:table-cell table:style-name="Table1.C136" office:value-type="string">
            <text:p text:style-name="P296">DH2] ---</text:p>
            <text:p text:style-name="P321">B] Nous...</text:p>
          </table:table-cell>
        </table:table-row>
        <table:table-row table:style-name="Table1.150">
          <table:table-cell table:style-name="Table1.A2" office:value-type="string">
            <text:p text:style-name="P4">7270</text:p>
          </table:table-cell>
          <table:table-cell table:style-name="Table1.A2" office:value-type="string">
            <text:p text:style-name="P14">Les puceles et la meschine</text:p>
          </table:table-cell>
          <table:table-cell table:style-name="Table1.C136" office:value-type="string">
            <text:p text:style-name="P235">DH2] ---</text:p>
          </table:table-cell>
        </table:table-row>
        <table:table-row table:style-name="Table1.150">
          <table:table-cell table:style-name="Table1.A2" office:value-type="string">
            <text:p text:style-name="P4">7271</text:p>
          </table:table-cell>
          <table:table-cell table:style-name="Table1.A2" office:value-type="string">
            <text:p text:style-name="P14">Li princes respont Je l’otroi</text:p>
          </table:table-cell>
          <table:table-cell table:style-name="Table1.C136" office:value-type="string">
            <text:p text:style-name="P23"/>
          </table:table-cell>
        </table:table-row>
        <table:table-row table:style-name="Table1.150">
          <table:table-cell table:style-name="Table1.A2" office:value-type="string">
            <text:p text:style-name="P4">7272</text:p>
          </table:table-cell>
          <table:table-cell table:style-name="Table1.A2" office:value-type="string">
            <text:p text:style-name="P14">Et por mon signor et por moi</text:p>
          </table:table-cell>
          <table:table-cell table:style-name="Table1.C136" office:value-type="string">
            <text:p text:style-name="P36"/>
          </table:table-cell>
        </table:table-row>
        <table:table-row table:style-name="Table1.150">
          <table:table-cell table:style-name="Table1.A2" office:value-type="string">
            <text:p text:style-name="P4">7273</text:p>
          </table:table-cell>
          <table:table-cell table:style-name="Table1.A2" office:value-type="string">
            <text:p text:style-name="P14">Sire biaus est cist gueredons</text:p>
          </table:table-cell>
          <table:table-cell table:style-name="Table1.C136" office:value-type="string">
            <text:p text:style-name="P235">DH2] ---</text:p>
            <text:p text:style-name="P53">A<text:span text:style-name="T123">BEGIKLMTW</text:span>] ...<text:span text:style-name="T15">le...</text:span></text:p>
          </table:table-cell>
        </table:table-row>
        <table:table-row table:style-name="Table1.150">
          <table:table-cell table:style-name="Table1.A2" office:value-type="string">
            <text:p text:style-name="P4">7274</text:p>
          </table:table-cell>
          <table:table-cell table:style-name="Table1.A2" office:value-type="string">
            <text:p text:style-name="P14">Ne fait a ranfuser tez dons</text:p>
          </table:table-cell>
          <table:table-cell table:style-name="Table1.C136" office:value-type="string">
            <text:p text:style-name="P235">DH2] ---</text:p>
            <text:p text:style-name="P80"><text:span text:style-name="T102">B] ...cis… <text:s/></text:span><text:span text:style-name="T71">T</text:span><text:span text:style-name="T65">] </text:span><text:span text:style-name="T72">Bien fait a outroier cist...</text:span></text:p>
          </table:table-cell>
        </table:table-row>
        <table:table-row table:style-name="Table1.150">
          <table:table-cell table:style-name="Table1.A2" office:value-type="string">
            <text:p text:style-name="P4">7275</text:p>
          </table:table-cell>
          <table:table-cell table:style-name="Table1.A2" office:value-type="string">
            <text:p text:style-name="P14">Or sont tuit assis a maingier</text:p>
          </table:table-cell>
          <table:table-cell table:style-name="Table1.C136" office:value-type="string">
            <text:p text:style-name="P199">A<text:span text:style-name="T123">BDEGH2IKLM</text:span>] ...<text:span text:style-name="T15">remes...(H2L diner) <text:s/>W] ...sont il remez...</text:span></text:p>
          </table:table-cell>
        </table:table-row>
        <table:table-row table:style-name="Table1.150">
          <table:table-cell table:style-name="Table1.A2" office:value-type="string">
            <text:p text:style-name="P4">7276</text:p>
          </table:table-cell>
          <table:table-cell table:style-name="Table1.A2" office:value-type="string">
            <text:p text:style-name="P14">Et (H Li) li prince et li sodoier</text:p>
          </table:table-cell>
          <table:table-cell table:style-name="Table1.C136" office:value-type="string">
            <text:p text:style-name="P80">A<text:span text:style-name="T131">DEGH2IKLMW</text:span>] <text:span text:style-name="T15">Li… <text:s/></text:span><text:span text:style-name="T71">T</text:span><text:span text:style-name="T65">] </text:span><text:span text:style-name="T72">Li...chiualier</text:span></text:p>
          </table:table-cell>
        </table:table-row>
        <table:table-row table:style-name="Table1.150">
          <table:table-cell table:style-name="Table1.A2" office:value-type="string">
            <text:p text:style-name="P4">7277</text:p>
          </table:table-cell>
          <table:table-cell table:style-name="Table1.A2" office:value-type="string">
            <text:p text:style-name="P14">Le Povre Perdu mout ama</text:p>
          </table:table-cell>
          <table:table-cell table:style-name="Table1.C136" office:value-type="string">
            <text:p text:style-name="P240">G] ...perdu ama</text:p>
          </table:table-cell>
        </table:table-row>
        <table:table-row table:style-name="Table1.150">
          <table:table-cell table:style-name="Table1.A2" office:value-type="string">
            <text:p text:style-name="P4">7278</text:p>
          </table:table-cell>
          <table:table-cell table:style-name="Table1.A2" office:value-type="string">
            <text:p text:style-name="P14">Li rois et forment l’onora</text:p>
          </table:table-cell>
          <table:table-cell table:style-name="Table1.C136" office:value-type="string">
            <text:p text:style-name="P53">A] ...<text:span text:style-name="T15">et lelez soi laseta</text:span></text:p>
          </table:table-cell>
        </table:table-row>
        <table:table-row table:style-name="Table1.150">
          <table:table-cell table:style-name="Table1.A2" office:value-type="string">
            <text:p text:style-name="P4">7279</text:p>
          </table:table-cell>
          <table:table-cell table:style-name="Table1.A2" office:value-type="string">
            <text:p text:style-name="P14">Il pence que trovei avoit</text:p>
          </table:table-cell>
          <table:table-cell table:style-name="Table1.C136" office:value-type="string">
            <text:p text:style-name="P80"><text:span text:style-name="T142">GH2IK] ...pensoit… <text:s/></text:span><text:span text:style-name="T71">T</text:span><text:span text:style-name="T65">] </text:span><text:span text:style-name="T72">Et pensa...</text:span></text:p>
          </table:table-cell>
        </table:table-row>
        <table:table-row table:style-name="Table1.150">
          <table:table-cell table:style-name="Table1.A2" office:value-type="string">
            <text:p text:style-name="P4">7280</text:p>
          </table:table-cell>
          <table:table-cell table:style-name="Table1.A2" office:value-type="string">
            <text:p text:style-name="P14">Le povre que il atendoit</text:p>
          </table:table-cell>
          <table:table-cell table:style-name="Table1.C136" office:value-type="string">
            <text:p text:style-name="P297">D] ...mlt amoit <text:s/>H2] Le poure perdu quil amoit <text:s/>L] ...poure perdu que….</text:p>
          </table:table-cell>
        </table:table-row>
        <text:soft-page-break/>
        <table:table-row table:style-name="Table1.150">
          <table:table-cell table:style-name="Table1.A2" office:value-type="string">
            <text:p text:style-name="P4">7281</text:p>
          </table:table-cell>
          <table:table-cell table:style-name="Table1.A2" office:value-type="string">
            <text:p text:style-name="P14">Por ce li portoit plus d’onor</text:p>
          </table:table-cell>
          <table:table-cell table:style-name="Table1.C136" office:value-type="string">
            <text:p text:style-name="P77">A<text:span text:style-name="T159">ILT</text:span>] ...<text:span text:style-name="T15">mais donor <text:s/>B] ...gnt honor <text:s/>D] ...porta plus honor <text:s/>H2] ...danour <text:s/>M] Por li...</text:span></text:p>
          </table:table-cell>
        </table:table-row>
        <table:table-row table:style-name="Table1.150">
          <table:table-cell table:style-name="Table1.A2" office:value-type="string">
            <text:p text:style-name="P4">7282</text:p>
          </table:table-cell>
          <table:table-cell table:style-name="Table1.A2" office:value-type="string">
            <text:p text:style-name="P14">Nel savoient pas li plusor</text:p>
          </table:table-cell>
          <table:table-cell table:style-name="Table1.C136" office:value-type="string">
            <text:p text:style-name="P252">B] ...tout li… <text:s/>K] Ni le sauoit...</text:p>
          </table:table-cell>
        </table:table-row>
        <table:table-row table:style-name="Table1.150">
          <table:table-cell table:style-name="Table1.A2" office:value-type="string">
            <text:p text:style-name="P4">7283</text:p>
          </table:table-cell>
          <table:table-cell table:style-name="Table1.A2" office:value-type="string">
            <text:p text:style-name="P14">Por coi li rois tant volentiers</text:p>
          </table:table-cell>
          <table:table-cell table:style-name="Table1.C136" office:value-type="string">
            <text:p text:style-name="P253">BEMT] ...si...</text:p>
          </table:table-cell>
        </table:table-row>
        <table:table-row table:style-name="Table1.150">
          <table:table-cell table:style-name="Table1.A2" office:value-type="string">
            <text:p text:style-name="P4">7284</text:p>
          </table:table-cell>
          <table:table-cell table:style-name="Table1.A2" office:value-type="string">
            <text:p text:style-name="P14">Se veloit de lui acoentier</text:p>
          </table:table-cell>
          <table:table-cell table:style-name="Table1.C136" office:value-type="string">
            <text:p text:style-name="P318">E] Sacointoit a lui tous premiers</text:p>
          </table:table-cell>
        </table:table-row>
        <table:table-row table:style-name="Table1.150">
          <table:table-cell table:style-name="Table1.A2" office:value-type="string">
            <text:p text:style-name="P4">7285</text:p>
          </table:table-cell>
          <table:table-cell table:style-name="Table1.A2" office:value-type="string">
            <text:p text:style-name="P14">Il comandet l’ewe doner</text:p>
          </table:table-cell>
          <table:table-cell table:style-name="Table1.C136" office:value-type="string">
            <text:p text:style-name="P235">DH2TW] ...a doner</text:p>
          </table:table-cell>
        </table:table-row>
        <table:table-row table:style-name="Table1.150">
          <table:table-cell table:style-name="Table1.A2" office:value-type="string">
            <text:p text:style-name="P4">7286</text:p>
          </table:table-cell>
          <table:table-cell table:style-name="Table1.A2" office:value-type="string">
            <text:p text:style-name="P14">Si se sont assis a digner</text:p>
          </table:table-cell>
          <table:table-cell table:style-name="Table1.C136" office:value-type="string">
            <text:p text:style-name="P77"><text:span text:style-name="T128">DH2] Si sont tuit asis au… <text:s/></text:span><text:span text:style-name="T36">E</text:span><text:span text:style-name="T44">G</text:span><text:span text:style-name="T85">K</text:span><text:span text:style-name="T72">T</text:span><text:span text:style-name="T36">] </text:span><text:span text:style-name="T37">Puis… <text:s/></text:span><text:span text:style-name="T65">M] </text:span><text:span text:style-name="T66">Sist sont...</text:span></text:p>
          </table:table-cell>
        </table:table-row>
        <table:table-row table:style-name="Table1.150">
          <table:table-cell table:style-name="Table1.A2" office:value-type="string">
            <text:p text:style-name="P4">7287</text:p>
          </table:table-cell>
          <table:table-cell table:style-name="Table1.A2" office:value-type="string">
            <text:p text:style-name="P14">Li rois dejoste soi l’asist</text:p>
          </table:table-cell>
          <table:table-cell table:style-name="Table1.C136" office:value-type="string">
            <text:p text:style-name="P189"><text:span text:style-name="T102">B] Li rois qui mlt fist apusier <text:s/>GK] Et le… <text:s/>I</text:span>] ..<text:span text:style-name="T159">sa sist</text:span></text:p>
          </table:table-cell>
        </table:table-row>
        <table:table-row table:style-name="Table1.15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4"/>
          </table:table-cell>
          <table:table-cell table:style-name="Table1.C136" office:value-type="string">
            <text:p text:style-name="P253">B] Assist le nouuel saudoier</text:p>
          </table:table-cell>
        </table:table-row>
        <table:table-row table:style-name="Table1.150">
          <table:table-cell table:style-name="Table1.A2" office:value-type="string">
            <text:p text:style-name="P4">7288</text:p>
          </table:table-cell>
          <table:table-cell table:style-name="Table1.A2" office:value-type="string">
            <text:p text:style-name="P14">Et le prince delez lui mist</text:p>
          </table:table-cell>
          <table:table-cell table:style-name="Table1.C136" office:value-type="string">
            <text:p text:style-name="P80"><text:span text:style-name="T102">B] Et le prince de jouste lui <text:s text:c="2"/></text:span><text:span text:style-name="T71">T</text:span><text:span text:style-name="T65">] </text:span><text:span text:style-name="T72">...ioste lui...</text:span></text:p>
          </table:table-cell>
        </table:table-row>
        <table:table-row table:style-name="Table1.15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4"/>
          </table:table-cell>
          <table:table-cell table:style-name="Table1.C136" office:value-type="string">
            <text:p text:style-name="P321">B] Le alez furent ambedui</text:p>
          </table:table-cell>
        </table:table-row>
        <table:table-row table:style-name="Table1.150">
          <table:table-cell table:style-name="Table1.A2" office:value-type="string">
            <text:p text:style-name="P4">7289</text:p>
          </table:table-cell>
          <table:table-cell table:style-name="Table1.A2" office:value-type="string">
            <text:p text:style-name="P14">Les atres fist seoir adés</text:p>
          </table:table-cell>
          <table:table-cell table:style-name="Table1.C136" office:value-type="string">
            <text:p text:style-name="P192"><text:span text:style-name="T102">B] ...font...apres <text:s/>E] ...font… <text:s/>I</text:span>] <text:span text:style-name="T159">Es… <text:s/>M] ...sont assis apres</text:span></text:p>
          </table:table-cell>
        </table:table-row>
        <table:table-row table:style-name="Table1.150">
          <table:table-cell table:style-name="Table1.A2" office:value-type="string">
            <text:p text:style-name="P4">7290</text:p>
          </table:table-cell>
          <table:table-cell table:style-name="Table1.A2" office:value-type="string">
            <text:p text:style-name="P14">Puels lor ont apor<text:span text:style-name="T15">t</text:span>é les mes</text:p>
          </table:table-cell>
          <table:table-cell table:style-name="Table1.C136" office:value-type="string">
            <text:p text:style-name="P317">E] ...lor font aporter… <text:s/>G] ...les… <text:s/>H2] Si lour...</text:p>
          </table:table-cell>
        </table:table-row>
        <table:table-row table:style-name="Table1.150">
          <table:table-cell table:style-name="Table1.A2" office:value-type="string">
            <text:p text:style-name="P4">7291</text:p>
          </table:table-cell>
          <table:table-cell table:style-name="Table1.A2" office:value-type="string">
            <text:p text:style-name="P14">Bien furent servit a maingier</text:p>
          </table:table-cell>
          <table:table-cell table:style-name="Table1.C136" office:value-type="string">
            <text:p text:style-name="P183"/>
          </table:table-cell>
        </table:table-row>
        <table:table-row table:style-name="Table1.150">
          <table:table-cell table:style-name="Table1.A2" office:value-type="string">
            <text:p text:style-name="P4">7292</text:p>
          </table:table-cell>
          <table:table-cell table:style-name="Table1.A2" office:value-type="string">
            <text:p text:style-name="P14">Chascuns servit de son mestier</text:p>
          </table:table-cell>
          <table:table-cell table:style-name="Table1.C136" office:value-type="string">
            <text:p text:style-name="P30"/>
          </table:table-cell>
        </table:table-row>
        <table:table-row table:style-name="Table1.150">
          <table:table-cell table:style-name="Table1.A2" office:value-type="string">
            <text:p text:style-name="P4">7293</text:p>
          </table:table-cell>
          <table:table-cell table:style-name="Table1.A2" office:value-type="string">
            <text:p text:style-name="P14">Quant ont maingié si sont levé <text:span text:style-name="T6">(H font lever)</text:span></text:p>
          </table:table-cell>
          <table:table-cell table:style-name="Table1.C136" office:value-type="string">
            <text:p text:style-name="P92">A<text:span text:style-name="T139">EILT</text:span>] ...<text:span text:style-name="T16">font leuer <text:s/>B] Quant mangiet ont si font leuer <text:s/>DH2] Qnt orent maingie au disner <text:s/>M] ...si vont lauer <text:s/>GK] ...font lauer</text:span></text:p>
          </table:table-cell>
        </table:table-row>
        <table:table-row table:style-name="Table1.150">
          <table:table-cell table:style-name="Table1.A2" office:value-type="string">
            <text:p text:style-name="P4">7294</text:p>
          </table:table-cell>
          <table:table-cell table:style-name="Table1.A2" office:value-type="string">
            <text:p text:style-name="P14">Li un s’alerent deporter</text:p>
          </table:table-cell>
          <table:table-cell table:style-name="Table1.C136" office:value-type="string">
            <text:p text:style-name="P116"/>
          </table:table-cell>
        </table:table-row>
        <table:table-row table:style-name="Table1.220">
          <table:table-cell table:style-name="Table1.A2" office:value-type="string">
            <text:p text:style-name="P4">7295</text:p>
          </table:table-cell>
          <table:table-cell table:style-name="Table1.A2" office:value-type="string">
            <text:p text:style-name="P14">Per le palais per <text:span text:style-name="T6">(H en)</text:span> plusors leus</text:p>
          </table:table-cell>
          <table:table-cell table:style-name="Table1.C136" office:value-type="string">
            <text:p text:style-name="P192">A<text:span text:style-name="T139">EGIKW</text:span>] ...en…<text:span text:style-name="T16"> <text:s/>B] En la sale emplusors… <text:s/>DH2] Per les places et per les lieus <text:s text:c="2"/>MT] Per les places en...</text:span></text:p>
          </table:table-cell>
        </table:table-row>
        <table:table-row table:style-name="Table1.150">
          <table:table-cell table:style-name="Table1.A2" office:value-type="string">
            <text:p text:style-name="P4">7296</text:p>
          </table:table-cell>
          <table:table-cell table:style-name="Table1.A2" office:value-type="string">
            <text:p text:style-name="P15">Font d’eschas et de taubles geus</text:p>
          </table:table-cell>
          <table:table-cell table:style-name="Table1.C136" office:value-type="string">
            <text:p text:style-name="P195">A] <text:span text:style-name="T16">Ot desches… <text:s/>B] ...de taubles et deschas… <text:s/>E] Desches de tables et de… <text:s/>L] ...de chas… <text:s/>M] Se iouerent a plusieurs geus <text:s/>T] ...trables...</text:span></text:p>
          </table:table-cell>
        </table:table-row>
        <table:table-row table:style-name="Table1.150">
          <table:table-cell table:style-name="Table1.A2" office:value-type="string">
            <text:p text:style-name="P4">7297</text:p>
          </table:table-cell>
          <table:table-cell table:style-name="Table1.A2" office:value-type="string">
            <text:p text:style-name="P15">Li rois et li Povres Perdus</text:p>
          </table:table-cell>
          <table:table-cell table:style-name="Table1.C136" office:value-type="string">
            <text:p text:style-name="P64">A<text:span text:style-name="T132">DEGH2IKLM</text:span>] <text:span text:style-name="T16">Et li rois le (K e li)...</text:span></text:p>
          </table:table-cell>
        </table:table-row>
        <table:table-row table:style-name="Table1.150">
          <table:table-cell table:style-name="Table1.A2" office:value-type="string">
            <text:p text:style-name="P4">7298</text:p>
          </table:table-cell>
          <table:table-cell table:style-name="Table1.A2" office:value-type="string">
            <text:p text:style-name="P15">Et Rysus li princes ses drus</text:p>
          </table:table-cell>
          <table:table-cell table:style-name="Table1.C136" office:value-type="string">
            <text:p text:style-name="P77">A<text:span text:style-name="T145">GIKW</text:span>] ...<text:span text:style-name="T16">son dru <text:s/>DEH2] Et auec (H2 Et lui et) le prince son dru <text:s/>L] ...risus prince son dru <text:s/>M] Et le prince rison son dru</text:span></text:p>
          </table:table-cell>
        </table:table-row>
        <table:table-row table:style-name="Table1.150">
          <table:table-cell table:style-name="Table1.A2" office:value-type="string">
            <text:p text:style-name="P4">7299</text:p>
          </table:table-cell>
          <table:table-cell table:style-name="Table1.A2" office:value-type="string">
            <text:p text:style-name="P15">En menait veoir la royne</text:p>
          </table:table-cell>
          <table:table-cell table:style-name="Table1.C136" office:value-type="string">
            <text:p text:style-name="P253">B] Cil en uont...</text:p>
          </table:table-cell>
        </table:table-row>
        <text:soft-page-break/>
        <table:table-row table:style-name="Table1.150">
          <table:table-cell table:style-name="Table1.A2" office:value-type="string">
            <text:p text:style-name="P4">7300</text:p>
          </table:table-cell>
          <table:table-cell table:style-name="Table1.A2" office:value-type="string">
            <text:p text:style-name="P15">Les puceles et la meschine</text:p>
          </table:table-cell>
          <table:table-cell table:style-name="Table1.C136" office:value-type="string">
            <text:p text:style-name="P34"/>
          </table:table-cell>
        </table:table-row>
        <table:table-row table:style-name="Table1.150">
          <table:table-cell table:style-name="Table1.A2" office:value-type="string">
            <text:p text:style-name="P4">7301</text:p>
          </table:table-cell>
          <table:table-cell table:style-name="Table1.A2" office:value-type="string">
            <text:p text:style-name="P15">Sypriaigne l’uis deferma</text:p>
          </table:table-cell>
          <table:table-cell table:style-name="Table1.C136" office:value-type="string">
            <text:p text:style-name="P182"/>
          </table:table-cell>
        </table:table-row>
        <table:table-row table:style-name="Table1.150">
          <table:table-cell table:style-name="Table1.A2" office:value-type="string">
            <text:p text:style-name="P4">7302</text:p>
          </table:table-cell>
          <table:table-cell table:style-name="Table1.A2" office:value-type="string">
            <text:p text:style-name="P15">Li rois premerains i entra</text:p>
          </table:table-cell>
          <table:table-cell table:style-name="Table1.C136" office:value-type="string">
            <text:p text:style-name="P85">A<text:span text:style-name="T145">GIKL</text:span>] ...<text:span text:style-name="T16">toz primerains entra (I [.s]entra) <text:s/></text:span><text:span text:style-name="T36">E] ...</text:span><text:span text:style-name="T37">tous premiers y entra <text:s/></text:span><text:span text:style-name="T76">W] …</text:span><text:span text:style-name="T79">tout premier il entra</text:span></text:p>
          </table:table-cell>
        </table:table-row>
        <table:table-row table:style-name="Table1.150">
          <table:table-cell table:style-name="Table1.A2" office:value-type="string">
            <text:p text:style-name="P4">7303</text:p>
          </table:table-cell>
          <table:table-cell table:style-name="Table1.A2" office:value-type="string">
            <text:p text:style-name="P15">Li Povres Perdus joste lui</text:p>
          </table:table-cell>
          <table:table-cell table:style-name="Table1.C136" office:value-type="string">
            <text:p text:style-name="P157">D<text:span text:style-name="T154">H2</text:span>] Et li proures perduz o lui <text:s/><text:span text:style-name="T71">T</text:span><text:span text:style-name="T65">] ...</text:span><text:span text:style-name="T72">auec...</text:span></text:p>
          </table:table-cell>
        </table:table-row>
        <table:table-row table:style-name="Table1.150">
          <table:table-cell table:style-name="Table1.A2" office:value-type="string">
            <text:p text:style-name="P4">7304</text:p>
          </table:table-cell>
          <table:table-cell table:style-name="Table1.A2" office:value-type="string">
            <text:p text:style-name="P15">Et li princes fors que il dui</text:p>
          </table:table-cell>
          <table:table-cell table:style-name="Table1.C136" office:value-type="string">
            <text:p text:style-name="P241">GK] ...sol… <text:s/>H2] ...mez que eux dui <text:s/>M] ...plus...</text:p>
          </table:table-cell>
        </table:table-row>
        <table:table-row table:style-name="Table1.150">
          <table:table-cell table:style-name="Table1.A2" office:value-type="string">
            <text:p text:style-name="P4">7305</text:p>
          </table:table-cell>
          <table:table-cell table:style-name="Table1.A2" office:value-type="string">
            <text:p text:style-name="P15">Et li rois n’i est plus entrez</text:p>
          </table:table-cell>
          <table:table-cell table:style-name="Table1.C136" office:value-type="string">
            <text:p text:style-name="P156">D] ...ni sont… <text:s/><text:span text:style-name="T142">GK] ...nest pas… <text:s/>M] O le roy rien est...</text:span></text:p>
          </table:table-cell>
        </table:table-row>
        <table:table-row table:style-name="Table1.231">
          <table:table-cell table:style-name="Table1.A2" office:value-type="string">
            <text:p text:style-name="P4">7306</text:p>
          </table:table-cell>
          <table:table-cell table:style-name="Table1.A2" office:value-type="string">
            <text:p text:style-name="P15">Nes uns hons et <text:span text:style-name="T7">(H honz lors est)</text:span> l’uis fut fermez</text:p>
          </table:table-cell>
          <table:table-cell table:style-name="Table1.C136" office:value-type="string">
            <text:p text:style-name="P86">A<text:span text:style-name="T164">L</text:span>] <text:span text:style-name="T16">Nulz hons luis… <text:s/>B] Li huis fu tantost refermez <text:s/>DH2] Fors que il (H2 eux) iii cest ueritez <text:s/>M] Cyprienne a luis referme <text:s/></text:span><text:span text:style-name="T71">T</text:span><text:span text:style-name="T65">] </text:span><text:span text:style-name="T72">Ainz furent bien li huis… <text:s/></text:span><text:span text:style-name="T76">W] </text:span><text:span text:style-name="T80">Nul home car...</text:span></text:p>
          </table:table-cell>
        </table:table-row>
        <table:table-row table:style-name="Table1.150">
          <table:table-cell table:style-name="Table1.A2" office:value-type="string">
            <text:p text:style-name="P4">7307</text:p>
          </table:table-cell>
          <table:table-cell table:style-name="Table1.A2" office:value-type="string">
            <text:p text:style-name="P15">La chambre fut et riche <text:span text:style-name="T7">(H cointe)</text:span> et bele</text:p>
          </table:table-cell>
          <table:table-cell table:style-name="Table1.C136" office:value-type="string">
            <text:p text:style-name="P57">A<text:span text:style-name="T146">GKL</text:span>] ...<text:span text:style-name="T16">fu riche… <text:s/>B] ...fu mlt riche...</text:span></text:p>
          </table:table-cell>
        </table:table-row>
        <table:table-row table:style-name="Table1.150">
          <table:table-cell table:style-name="Table1.A2" office:value-type="string">
            <text:p text:style-name="P4">7308</text:p>
          </table:table-cell>
          <table:table-cell table:style-name="Table1.A2" office:value-type="string">
            <text:p text:style-name="P15">La royne et la pucele (F les pucelles)</text:p>
          </table:table-cell>
          <table:table-cell table:style-name="Table1.C136" office:value-type="string">
            <text:p text:style-name="P153">D<text:span text:style-name="T139">EH2</text:span>] Et la...</text:p>
          </table:table-cell>
        </table:table-row>
        <table:table-row table:style-name="Table1.150">
          <table:table-cell table:style-name="Table1.A2" office:value-type="string">
            <text:p text:style-name="P4">7309</text:p>
          </table:table-cell>
          <table:table-cell table:style-name="Table1.A2" office:value-type="string">
            <text:p text:style-name="P15">Se sont contre le roi levees</text:p>
          </table:table-cell>
          <table:table-cell table:style-name="Table1.C136" office:value-type="string">
            <text:p text:style-name="P119"/>
          </table:table-cell>
        </table:table-row>
        <table:table-row table:style-name="Table1.150">
          <table:table-cell table:style-name="Table1.A2" office:value-type="string">
            <text:p text:style-name="P4">7310</text:p>
          </table:table-cell>
          <table:table-cell table:style-name="Table1.A2" office:value-type="string">
            <text:p text:style-name="P15">Et il <text:span text:style-name="T7">(H Li rois)</text:span> les ait araisonees</text:p>
          </table:table-cell>
          <table:table-cell table:style-name="Table1.C136" office:value-type="string">
            <text:p text:style-name="P151">D] ...auironees</text:p>
          </table:table-cell>
        </table:table-row>
        <table:table-row table:style-name="Table1.149">
          <table:table-cell table:style-name="Table1.A2" office:value-type="string">
            <text:p text:style-name="P4">7311</text:p>
          </table:table-cell>
          <table:table-cell table:style-name="Table1.A2" office:value-type="string">
            <text:p text:style-name="P15">Fille fet li rois veez si</text:p>
          </table:table-cell>
          <table:table-cell table:style-name="Table1.C136" office:value-type="string">
            <text:p text:style-name="P218">W] ...<text:span text:style-name="T175">uenez...</text:span></text:p>
          </table:table-cell>
        </table:table-row>
        <table:table-row table:style-name="Table1.150">
          <table:table-cell table:style-name="Table1.A2" office:value-type="string">
            <text:p text:style-name="P4">7312</text:p>
          </table:table-cell>
          <table:table-cell table:style-name="Table1.A2" office:value-type="string">
            <text:p text:style-name="P15">Le Povre Perdu vostre ami</text:p>
          </table:table-cell>
          <table:table-cell table:style-name="Table1.C136" office:value-type="string">
            <text:p text:style-name="P106"/>
          </table:table-cell>
        </table:table-row>
        <table:table-row table:style-name="Table1.150">
          <table:table-cell table:style-name="Table1.A2" office:value-type="string">
            <text:p text:style-name="P4">7313</text:p>
          </table:table-cell>
          <table:table-cell table:style-name="Table1.A2" office:value-type="string">
            <text:p text:style-name="P15">Menez le seoir avec vos</text:p>
          </table:table-cell>
          <table:table-cell table:style-name="Table1.C136" office:value-type="string">
            <text:p text:style-name="P311">T] ...ioste...</text:p>
          </table:table-cell>
        </table:table-row>
        <table:table-row table:style-name="Table1.150">
          <table:table-cell table:style-name="Table1.A2" office:value-type="string">
            <text:p text:style-name="P4">7314</text:p>
          </table:table-cell>
          <table:table-cell table:style-name="Table1.A2" office:value-type="string">
            <text:p text:style-name="P15">Nos parlerons si entre nos</text:p>
          </table:table-cell>
          <table:table-cell table:style-name="Table1.C136" office:value-type="string">
            <text:p text:style-name="P31"/>
          </table:table-cell>
        </table:table-row>
        <table:table-row table:style-name="Table1.150">
          <table:table-cell table:style-name="Table1.A2" office:value-type="string">
            <text:p text:style-name="P4">7315</text:p>
          </table:table-cell>
          <table:table-cell table:style-name="Table1.A2" office:value-type="string">
            <text:p text:style-name="P15">Se li dites seu qu’il vos semble</text:p>
          </table:table-cell>
          <table:table-cell table:style-name="Table1.C136" office:value-type="string">
            <text:p text:style-name="P210">D<text:span text:style-name="T154">H2KLMT</text:span>] ...que uos… <text:s/><text:span text:style-name="T140">E] ...dites que buen li… <text:s/>G] ...se uos...</text:span></text:p>
          </table:table-cell>
        </table:table-row>
        <table:table-row table:style-name="Table1.150">
          <table:table-cell table:style-name="Table1.A2" office:value-type="string">
            <text:p text:style-name="P4">7316</text:p>
          </table:table-cell>
          <table:table-cell table:style-name="Table1.A2" office:value-type="string">
            <text:p text:style-name="P15">A la pucele li cuers tramble</text:p>
          </table:table-cell>
          <table:table-cell table:style-name="Table1.C136" office:value-type="string">
            <text:p text:style-name="P272">KG] E la...li tremble</text:p>
          </table:table-cell>
        </table:table-row>
        <table:table-row table:style-name="Table1.150">
          <table:table-cell table:style-name="Table1.A2" office:value-type="string">
            <text:p text:style-name="P4">7317</text:p>
          </table:table-cell>
          <table:table-cell table:style-name="Table1.A2" office:value-type="string">
            <text:p text:style-name="P15">Forment l’amoit jai ne vosist</text:p>
          </table:table-cell>
          <table:table-cell table:style-name="Table1.C136" office:value-type="string">
            <text:p text:style-name="P214">E] ...lamoit ne vousist pas <text:s/><text:span text:style-name="T170">T] ...queist</text:span></text:p>
          </table:table-cell>
        </table:table-row>
        <table:table-row table:style-name="Table1.150">
          <table:table-cell table:style-name="Table1.A2" office:value-type="string">
            <text:p text:style-name="P4">7318</text:p>
          </table:table-cell>
          <table:table-cell table:style-name="Table1.A2" office:value-type="string">
            <text:p text:style-name="P15">Que nus hons fust que la veist</text:p>
          </table:table-cell>
          <table:table-cell table:style-name="Table1.C136" office:value-type="string">
            <text:p text:style-name="P86">A<text:span text:style-name="T124">BGKLM</text:span>] <text:span text:style-name="T16">Que hom i fust que les (G quele)… <text:s/>DH2IT] Que nuns i fust qui les… <text:s/></text:span><text:span text:style-name="T38">E] ...nus i fust qui lauisast <text:s/></text:span><text:span text:style-name="T76">W] ...</text:span><text:span text:style-name="T80">homme point les veist</text:span></text:p>
          </table:table-cell>
        </table:table-row>
        <table:table-row table:style-name="Table1.244">
          <table:table-cell table:style-name="Table1.A2" office:value-type="string">
            <text:p text:style-name="P4">7319</text:p>
          </table:table-cell>
          <table:table-cell table:style-name="Table1.A2" office:value-type="string">
            <text:p text:style-name="P15">Que bien se peust seoler</text:p>
          </table:table-cell>
          <table:table-cell table:style-name="Table1.C136" office:value-type="string">
            <text:p text:style-name="P153">D<text:span text:style-name="T154">H2</text:span>] ---</text:p>
            <text:p text:style-name="P254">B] Car… <text:s/>M] Si quel se peust… <text:s/>W] Affin que ce peusset...</text:p>
          </table:table-cell>
        </table:table-row>
        <table:table-row table:style-name="Table1.150">
          <table:table-cell table:style-name="Table1.A2" office:value-type="string">
            <text:p text:style-name="P4">7320</text:p>
          </table:table-cell>
          <table:table-cell table:style-name="Table1.A2" office:value-type="string">
            <text:p text:style-name="P15">Et de baissier et d’acoler</text:p>
          </table:table-cell>
          <table:table-cell table:style-name="Table1.C136" office:value-type="string">
            <text:p text:style-name="P153">D<text:span text:style-name="T154">H2</text:span>] ---</text:p>
            <text:p text:style-name="P249"><text:soft-page-break/>L] ...parler...</text:p>
          </table:table-cell>
        </table:table-row>
        <table:table-row table:style-name="Table1.150">
          <table:table-cell table:style-name="Table1.A2" office:value-type="string">
            <text:p text:style-name="P4">7321</text:p>
          </table:table-cell>
          <table:table-cell table:style-name="Table1.A2" office:value-type="string">
            <text:p text:style-name="P16">Adonc ne fust ele pas coie</text:p>
          </table:table-cell>
          <table:table-cell table:style-name="Table1.C136" office:value-type="string">
            <text:p text:style-name="P93"/>
          </table:table-cell>
        </table:table-row>
        <table:table-row table:style-name="Table1.150">
          <table:table-cell table:style-name="Table1.A2" office:value-type="string">
            <text:p text:style-name="P4">7322</text:p>
          </table:table-cell>
          <table:table-cell table:style-name="Table1.A2" office:value-type="string">
            <text:p text:style-name="P16">Desor (F desoz) une coute de soie</text:p>
          </table:table-cell>
          <table:table-cell table:style-name="Table1.C136" office:value-type="string">
            <text:p text:style-name="P87"><text:span text:style-name="T102">B] ...cuete… <text:s/>DKL] ...coutre… <text:s/></text:span><text:span text:style-name="T38">E] Sor vne grant … <text:s/></text:span><text:span text:style-name="T65">M] ...couste…</text:span><text:span text:style-name="T67"> <text:s/></text:span><text:span text:style-name="T71">T</text:span><text:span text:style-name="T65">] </text:span><text:span text:style-name="T73">Desus… <text:s/></text:span><text:span text:style-name="T76">W] ...</text:span><text:span text:style-name="T81">costre</text:span></text:p>
          </table:table-cell>
        </table:table-row>
        <table:table-row table:style-name="Table1.150">
          <table:table-cell table:style-name="Table1.A2" office:value-type="string">
            <text:p text:style-name="P4">7323</text:p>
          </table:table-cell>
          <table:table-cell table:style-name="Table1.A2" office:value-type="string">
            <text:p text:style-name="P16">Qui estoit sor le marbre bis</text:p>
          </table:table-cell>
          <table:table-cell table:style-name="Table1.C136" office:value-type="string">
            <text:p text:style-name="P322">B] ..estoit bien faite adeuis</text:p>
          </table:table-cell>
        </table:table-row>
        <table:table-row table:style-name="Table1.150">
          <table:table-cell table:style-name="Table1.A2" office:value-type="string">
            <text:p text:style-name="P4">7324</text:p>
          </table:table-cell>
          <table:table-cell table:style-name="Table1.A2" office:value-type="string">
            <text:p text:style-name="P16">C’est li Povres Perdus assis</text:p>
          </table:table-cell>
          <table:table-cell table:style-name="Table1.C136" office:value-type="string">
            <text:p text:style-name="P33"/>
          </table:table-cell>
        </table:table-row>
        <table:table-row table:style-name="Table1.150">
          <table:table-cell table:style-name="Table1.A2" office:value-type="string">
            <text:p text:style-name="P4">7325</text:p>
          </table:table-cell>
          <table:table-cell table:style-name="Table1.A2" office:value-type="string">
            <text:p text:style-name="P16">Ele s’asist dejoste lui</text:p>
          </table:table-cell>
          <table:table-cell table:style-name="Table1.C136" office:value-type="string">
            <text:p text:style-name="P93">A] <text:span text:style-name="T16">Et le… <text:s/>GK] Et ele...</text:span></text:p>
          </table:table-cell>
        </table:table-row>
        <table:table-row table:style-name="Table1.150">
          <table:table-cell table:style-name="Table1.A2" office:value-type="string">
            <text:p text:style-name="P4">7326</text:p>
          </table:table-cell>
          <table:table-cell table:style-name="Table1.A2" office:value-type="string">
            <text:p text:style-name="P16">Mout s’entr’amoient ambedui</text:p>
          </table:table-cell>
          <table:table-cell table:style-name="Table1.C136" office:value-type="string">
            <text:p text:style-name="P33"/>
          </table:table-cell>
        </table:table-row>
        <table:table-row table:style-name="Table1.150">
          <table:table-cell table:style-name="Table1.A2" office:value-type="string">
            <text:p text:style-name="P4">7327</text:p>
          </table:table-cell>
          <table:table-cell table:style-name="Table1.A2" office:value-type="string">
            <text:p text:style-name="P16">Li uns de l’atre nel savoit</text:p>
          </table:table-cell>
          <table:table-cell table:style-name="Table1.C136" office:value-type="string">
            <text:p text:style-name="P153">D<text:span text:style-name="T154">H2</text:span>] ---</text:p>
            <text:p text:style-name="P242">G] ...rien...</text:p>
          </table:table-cell>
        </table:table-row>
        <table:table-row table:style-name="Table1.150">
          <table:table-cell table:style-name="Table1.A2" office:value-type="string">
            <text:p text:style-name="P4">7328</text:p>
          </table:table-cell>
          <table:table-cell table:style-name="Table1.A2" office:value-type="string">
            <text:p text:style-name="P16">Chascuns d’els II mout s’entr’amoit <text:span text:style-name="T8">(H sospiroit)</text:span></text:p>
          </table:table-cell>
          <table:table-cell table:style-name="Table1.C136" office:value-type="string">
            <text:p text:style-name="P153">D<text:span text:style-name="T154">H2</text:span>] ---</text:p>
            <text:p text:style-name="P78">A] ...<text:span text:style-name="T16">dous sentramoit <text:s/>B] Conbien chascuns diaus lautre amoit <text:s/></text:span><text:span text:style-name="T38">E] ...</text:span><text:span text:style-name="T39">ii son per cremoit <text:s/></text:span><text:span text:style-name="T42">G</text:span><text:span text:style-name="T54">I</text:span><text:span text:style-name="T86">K</text:span><text:span text:style-name="T60">L</text:span><text:span text:style-name="T73">T</text:span><text:span text:style-name="T81">W</text:span><text:span text:style-name="T42">] ...</text:span><text:span text:style-name="T45">se cremoit <text:s/></text:span><text:span text:style-name="T65">M] ...</text:span><text:span text:style-name="T68">de doubtoit</text:span></text:p>
          </table:table-cell>
        </table:table-row>
        <table:table-row table:style-name="Table1.150">
          <table:table-cell table:style-name="Table1.A2" office:value-type="string">
            <text:p text:style-name="P4">7329</text:p>
          </table:table-cell>
          <table:table-cell table:style-name="Table1.A2" office:value-type="string">
            <text:p text:style-name="P16">Ou d’encusser ou de faillir</text:p>
          </table:table-cell>
          <table:table-cell table:style-name="Table1.C136" office:value-type="string">
            <text:p text:style-name="P64">A<text:span text:style-name="T132">DH2</text:span>] --- <text:s/></text:p>
            <text:p text:style-name="P274">M] De refuser...</text:p>
          </table:table-cell>
        </table:table-row>
        <table:table-row table:style-name="Table1.150">
          <table:table-cell table:style-name="Table1.A2" office:value-type="string">
            <text:p text:style-name="P4">7330</text:p>
          </table:table-cell>
          <table:table-cell table:style-name="Table1.A2" office:value-type="string">
            <text:p text:style-name="P16">Por ce se veloient covrir</text:p>
          </table:table-cell>
          <table:table-cell table:style-name="Table1.C136" office:value-type="string">
            <text:p text:style-name="P153">D<text:span text:style-name="T154">H2</text:span>] ---</text:p>
          </table:table-cell>
        </table:table-row>
        <table:table-row table:style-name="Table1.150">
          <table:table-cell table:style-name="Table1.A2" office:value-type="string">
            <text:p text:style-name="P4">7331</text:p>
          </table:table-cell>
          <table:table-cell table:style-name="Table1.A2" office:value-type="string">
            <text:p text:style-name="P16">Li princes sist lez (H et) la royne</text:p>
          </table:table-cell>
          <table:table-cell table:style-name="Table1.C136" office:value-type="string">
            <text:p text:style-name="P87">A<text:span text:style-name="T132">DEGIKM</text:span>] ...<text:span text:style-name="T16">fu a (DEGM o) la… <text:s/>BH2M] ...fu… <text:s/>W] ...cist...</text:span></text:p>
          </table:table-cell>
        </table:table-row>
        <table:table-row table:style-name="Table1.150">
          <table:table-cell table:style-name="Table1.A2" office:value-type="string">
            <text:p text:style-name="P4">7332</text:p>
          </table:table-cell>
          <table:table-cell table:style-name="Table1.A2" office:value-type="string">
            <text:p text:style-name="P16">Et li rois lez une meschine </text:p>
          </table:table-cell>
          <table:table-cell table:style-name="Table1.C136" office:value-type="string">
            <text:p text:style-name="P255">B] ...lez vn meschine <text:s/>M] ...a vnne...</text:p>
          </table:table-cell>
        </table:table-row>
        <table:table-row table:style-name="Table1.150">
          <table:table-cell table:style-name="Table1.A2" office:value-type="string">
            <text:p text:style-name="P4">7333</text:p>
          </table:table-cell>
          <table:table-cell table:style-name="Table1.A2" office:value-type="string">
            <text:p text:style-name="P16">Et li Povres Perdus seoit</text:p>
          </table:table-cell>
          <table:table-cell table:style-name="Table1.C136" office:value-type="string">
            <text:p text:style-name="P93">A] <text:span text:style-name="T16">Li… <text:s/>L] ...se seoit <text:s/>K] ...estoit</text:span></text:p>
          </table:table-cell>
        </table:table-row>
        <table:table-row table:style-name="Table1.150">
          <table:table-cell table:style-name="Table1.A2" office:value-type="string">
            <text:p text:style-name="P4">7334</text:p>
          </table:table-cell>
          <table:table-cell table:style-name="Table1.A2" office:value-type="string">
            <text:p text:style-name="P16">Lez seli que mout li plaissoit</text:p>
          </table:table-cell>
          <table:table-cell table:style-name="Table1.C136" office:value-type="string">
            <text:p text:style-name="P324">E] Delez celi que plus amoit <text:s/>G] ...qui mlt amoit <text:s/>H2...qui mlt plus amoit <text:s/>M] Lez la pucelle quil amoit <text:s/>T] ...que il mlt amoit <text:s/>W] Aupres celle qui mieulx l[-auoit] amoit </text:p>
          </table:table-cell>
        </table:table-row>
        <table:table-row table:style-name="Table1.150">
          <table:table-cell table:style-name="Table1.A2" office:value-type="string">
            <text:p text:style-name="P4">7335</text:p>
          </table:table-cell>
          <table:table-cell table:style-name="Table1.A2" office:value-type="string">
            <text:p text:style-name="P16">Mai il la trove <text:span text:style-name="T8">(H trova)</text:span> mout estrainge</text:p>
          </table:table-cell>
          <table:table-cell table:style-name="Table1.C136" office:value-type="string">
            <text:p text:style-name="P93">A] ...<text:span text:style-name="T16">il troua… <text:s/></text:span><text:span text:style-name="T38">E] ...</text:span><text:span text:style-name="T39">mlt estrange la trouua <text:s/></text:span><text:span text:style-name="T76">W] ...</text:span><text:span text:style-name="T81">y la trouua… <text:s/></text:span><text:span text:style-name="T83">K</text:span><text:span text:style-name="T42">] ...</text:span><text:span text:style-name="T86">il la troua...</text:span></text:p>
          </table:table-cell>
        </table:table-row>
        <table:table-row table:style-name="Table1.150">
          <table:table-cell table:style-name="Table1.A2" office:value-type="string">
            <text:p text:style-name="P4">7336</text:p>
          </table:table-cell>
          <table:table-cell table:style-name="Table1.A2" office:value-type="string">
            <text:p text:style-name="P16">A parler tot son penser chainge</text:p>
          </table:table-cell>
          <table:table-cell table:style-name="Table1.C136" office:value-type="string">
            <text:p text:style-name="P60">A] <text:span text:style-name="T16">En… <text:s/>B] Que au parler son… <text:s/>D] Tout son penser au parler… <text:s/></text:span><text:span text:style-name="T38">E] </text:span><text:span text:style-name="T39">Ainc vers lui ne samoloia <text:s/></text:span><text:span text:style-name="T42">G</text:span><text:span text:style-name="T86">K</text:span><text:span text:style-name="T60">L</text:span><text:span text:style-name="T42">] ...</text:span><text:span text:style-name="T45">cuer...</text:span></text:p>
          </table:table-cell>
        </table:table-row>
        <table:table-row table:style-name="Table1.150">
          <table:table-cell table:style-name="Table1.A2" office:value-type="string">
            <text:p text:style-name="P4">7337</text:p>
          </table:table-cell>
          <table:table-cell table:style-name="Table1.A2" office:value-type="string">
            <text:p text:style-name="P16">Seu qu’ele pensoit ne volt dire</text:p>
          </table:table-cell>
          <table:table-cell table:style-name="Table1.C136" office:value-type="string">
            <text:p text:style-name="P200">A<text:span text:style-name="T146">GIKL</text:span>] ...<text:span text:style-name="T16">que pensot ne le… <text:s/>BT] Ce que… <text:s/>DH2] Son penser ne li uoloit… <text:s/>E] Ce que pensa ne voloit… <text:s/>M] ...quil...ne li… <text:s/>W] Ce que pense ne luy...</text:span></text:p>
          </table:table-cell>
        </table:table-row>
        <text:soft-page-break/>
        <table:table-row table:style-name="Table1.150">
          <table:table-cell table:style-name="Table1.A2" office:value-type="string">
            <text:p text:style-name="P4">7338</text:p>
          </table:table-cell>
          <table:table-cell table:style-name="Table1.A2" office:value-type="string">
            <text:p text:style-name="P16">Mai puels en ot et duel et ire</text:p>
          </table:table-cell>
          <table:table-cell table:style-name="Table1.C136" office:value-type="string">
            <text:p text:style-name="P81">A<text:span text:style-name="T146">GIKLMW</text:span>] <text:span text:style-name="T168">(M Mlt)</text:span>...<text:span text:style-name="T16">not gnt duel (I dous) et gnt ire (GK et ire) <text:s/></text:span><text:span text:style-name="T71">T</text:span><text:span text:style-name="T65">] ...</text:span><text:span text:style-name="T73">not elle duel...</text:span></text:p>
          </table:table-cell>
        </table:table-row>
        <table:table-row table:style-name="Table1.150">
          <table:table-cell table:style-name="Table1.A2" office:value-type="string">
            <text:p text:style-name="P4">7339</text:p>
          </table:table-cell>
          <table:table-cell table:style-name="Table1.A2" office:value-type="string">
            <text:p text:style-name="P16">Ne mostra pas la flame fors</text:p>
          </table:table-cell>
          <table:table-cell table:style-name="Table1.C136" office:value-type="string">
            <text:p text:style-name="P64"><text:span text:style-name="T154">H2M] ...metra… <text:s text:c="2"/></text:span><text:span text:style-name="T183">W FLAMA</text:span></text:p>
          </table:table-cell>
        </table:table-row>
        <table:table-row table:style-name="Table1.150">
          <table:table-cell table:style-name="Table1.A2" office:value-type="string">
            <text:p text:style-name="P22">7340</text:p>
          </table:table-cell>
          <table:table-cell table:style-name="Table1.A2" office:value-type="string">
            <text:p text:style-name="P16">Del feu que li estoit el cors</text:p>
          </table:table-cell>
          <table:table-cell table:style-name="Table1.C136" office:value-type="string">
            <text:p text:style-name="P60">A] <text:span text:style-name="T16">Del fu qui… <text:s/>D] Dont li feus… <text:s/>GK] Que el (K Qelle) auoit dedenz… <text:s/>W FUE</text:span></text:p>
          </table:table-cell>
        </table:table-row>
        <table:table-row table:style-name="Table1.150">
          <table:table-cell table:style-name="Table1.A2" office:value-type="string">
            <text:p text:style-name="P4">7341</text:p>
          </table:table-cell>
          <table:table-cell table:style-name="Table1.A2" office:value-type="string">
            <text:p text:style-name="P16">Li feus d’amors est de parler</text:p>
          </table:table-cell>
          <table:table-cell table:style-name="Table1.C136" office:value-type="string">
            <text:p text:style-name="P78">A<text:span text:style-name="T124">BDEH2ILTW</text:span>] ...<text:span text:style-name="T16">penser <text:s/>GK] ...et de penser <text:s/>M] La fleur...est le penser</text:span></text:p>
          </table:table-cell>
        </table:table-row>
        <table:table-row table:style-name="Table1.150">
          <table:table-cell table:style-name="Table1.A2" office:value-type="string">
            <text:p text:style-name="P4">7342</text:p>
          </table:table-cell>
          <table:table-cell table:style-name="Table1.A2" office:value-type="string">
            <text:p text:style-name="P16">Et la flame est d’un dous penser</text:p>
          </table:table-cell>
          <table:table-cell table:style-name="Table1.C136" office:value-type="string">
            <text:p text:style-name="P78">A<text:span text:style-name="T146">GIKLTW</text:span>] <text:span text:style-name="T16">La flambe est de biau (GIKL bien) parler <text:s text:c="2"/>B] ...est de parler <text:s/>DH2] ...flame de beau parler <text:s/></text:span><text:span text:style-name="T38">E] ...</text:span><text:span text:style-name="T39">de bel parler <text:s/></text:span><text:span text:style-name="T65">M] ...</text:span><text:span text:style-name="T68">flambe le biau parler</text:span></text:p>
          </table:table-cell>
        </table:table-row>
        <table:table-row table:style-name="Table1.150">
          <table:table-cell table:style-name="Table1.A2" office:value-type="string">
            <text:p text:style-name="P4">7343</text:p>
          </table:table-cell>
          <table:table-cell table:style-name="Table1.A2" office:value-type="string">
            <text:p text:style-name="P16">Biatez et boens acoentements</text:p>
          </table:table-cell>
          <table:table-cell table:style-name="Table1.C136" office:value-type="string">
            <text:p text:style-name="P209">D] ---</text:p>
            <text:p text:style-name="P200">A<text:span text:style-name="T146">GI</text:span>] ...<text:span text:style-name="T16">et don… <text:s text:c="2"/>L] ...est dont... W] ...est doulx… M] ...est dons… <text:s/>B] Lautre chose est acointement <text:s/>EH2] ...et bel… <text:s/></text:span></text:p>
          </table:table-cell>
        </table:table-row>
        <table:table-row table:style-name="Table1.150">
          <table:table-cell table:style-name="Table1.A2" office:value-type="string">
            <text:p text:style-name="P4">7344</text:p>
          </table:table-cell>
          <table:table-cell table:style-name="Table1.A2" office:value-type="string">
            <text:p text:style-name="P16">Et veoirs font les feus sovent</text:p>
          </table:table-cell>
          <table:table-cell table:style-name="Table1.C136" office:value-type="string">
            <text:p text:style-name="P151">D] ---</text:p>
            <text:p text:style-name="P224"><text:span text:style-name="T102">B] Qui veoir fait… <text:s/></text:span><text:span text:style-name="T38">E] ...fait…</text:span><text:span text:style-name="T39"> <text:s/></text:span><text:span text:style-name="T48">H2</text:span><text:span text:style-name="T49">] Font le feu damors mlt… <text:s/></text:span><text:span text:style-name="T65">M] </text:span><text:span text:style-name="T68">Enz v corps… <text:s/></text:span><text:span text:style-name="T96">T</text:span><text:span text:style-name="T95">] </text:span><text:span text:style-name="T97">El cors li font...</text:span><text:span text:style-name="T68"> <text:s/></text:span><text:span text:style-name="T98">I FUEC!!</text:span><text:span text:style-name="T54"> <text:s/></text:span><text:span text:style-name="T60">L FUE</text:span></text:p>
          </table:table-cell>
        </table:table-row>
        <table:table-row table:style-name="Table1.150">
          <table:table-cell table:style-name="Table1.A2" office:value-type="string">
            <text:p text:style-name="P4">7345</text:p>
          </table:table-cell>
          <table:table-cell table:style-name="Table1.A2" office:value-type="string">
            <text:p text:style-name="P17">Doucement art em plusors leus</text:p>
          </table:table-cell>
          <table:table-cell table:style-name="Table1.C136" office:value-type="string">
            <text:p text:style-name="P325">E] En plusors lieus art doucement <text:s/>I] Soiement...</text:p>
          </table:table-cell>
        </table:table-row>
        <table:table-row table:style-name="Table1.150">
          <table:table-cell table:style-name="Table1.A2" office:value-type="string">
            <text:p text:style-name="P4">7346</text:p>
          </table:table-cell>
          <table:table-cell table:style-name="Table1.A2" office:value-type="string">
            <text:p text:style-name="P17">Sens flame durement li feus</text:p>
          </table:table-cell>
          <table:table-cell table:style-name="Table1.C136" office:value-type="string">
            <text:p text:style-name="P78">A<text:span text:style-name="T132">DGH2IKLTW</text:span>] ...<text:span text:style-name="T17">mainte foiz… <text:s/></text:span><text:span text:style-name="T38">E] ...</text:span><text:span text:style-name="T39">maintes fois souuent <text:s/></text:span><text:span text:style-name="T65">M] ...</text:span><text:span text:style-name="T68">doulcement...</text:span></text:p>
          </table:table-cell>
        </table:table-row>
        <table:table-row table:style-name="Table1.150">
          <table:table-cell table:style-name="Table1.A2" office:value-type="string">
            <text:p text:style-name="P4">7347</text:p>
          </table:table-cell>
          <table:table-cell table:style-name="Table1.A2" office:value-type="string">
            <text:p text:style-name="P17">La pucele a cuer avoit</text:p>
          </table:table-cell>
          <table:table-cell table:style-name="Table1.C136" office:value-type="string">
            <text:p text:style-name="P153">D<text:span text:style-name="T154">H2</text:span>] ---</text:p>
            <text:p text:style-name="P87"><text:span text:style-name="T102">B] ...awec li auoit <text:s/></text:span><text:span text:style-name="T38">E] </text:span><text:span text:style-name="T39">La damoisele el… <text:s text:c="2"/></text:span><text:span text:style-name="T52">I</text:span><text:span text:style-name="T24">] ...</text:span><text:span text:style-name="T54">pucele couert… <text:s/></text:span><text:span text:style-name="T65">M] ..</text:span><text:span text:style-name="T68">.en son… <text:s/></text:span><text:span text:style-name="T76">W] ...</text:span><text:span text:style-name="T81">ou corps...</text:span></text:p>
          </table:table-cell>
        </table:table-row>
        <table:table-row table:style-name="Table1.150">
          <table:table-cell table:style-name="Table1.A2" office:value-type="string">
            <text:p text:style-name="P4">7348</text:p>
          </table:table-cell>
          <table:table-cell table:style-name="Table1.A2" office:value-type="string">
            <text:p text:style-name="P17">Le feu d’amors mai nel savoit</text:p>
          </table:table-cell>
          <table:table-cell table:style-name="Table1.C136" office:value-type="string">
            <text:p text:style-name="P210">D<text:span text:style-name="T154">H2</text:span>] ---</text:p>
            <text:p text:style-name="P186">A<text:span text:style-name="T124">BEGIKLTW</text:span>] ...<text:span text:style-name="T17">mes ne uoloit</text:span></text:p>
          </table:table-cell>
        </table:table-row>
        <table:table-row table:style-name="Table1.150">
          <table:table-cell table:style-name="Table1.A2" office:value-type="string">
            <text:p text:style-name="P4">7349</text:p>
          </table:table-cell>
          <table:table-cell table:style-name="Table1.A2" office:value-type="string">
            <text:p text:style-name="P17">La flame fors laissier aler</text:p>
          </table:table-cell>
          <table:table-cell table:style-name="Table1.C136" office:value-type="string">
            <text:p text:style-name="P153">D<text:span text:style-name="T154">H2</text:span>] ---</text:p>
          </table:table-cell>
        </table:table-row>
        <table:table-row table:style-name="Table1.150">
          <table:table-cell table:style-name="Table1.A2" office:value-type="string">
            <text:p text:style-name="P4">7350</text:p>
          </table:table-cell>
          <table:table-cell table:style-name="Table1.A2" office:value-type="string">
            <text:p text:style-name="P17">Mout se garda bien a parler</text:p>
          </table:table-cell>
          <table:table-cell table:style-name="Table1.C136" office:value-type="string">
            <text:p text:style-name="P153">D<text:span text:style-name="T154">H2</text:span>] ---</text:p>
            <text:p text:style-name="P69"><text:span text:style-name="T155">I</text:span>] ...<text:span text:style-name="T160">sengarai...</text:span></text:p>
          </table:table-cell>
        </table:table-row>
        <table:table-row table:style-name="Table1.150">
          <table:table-cell table:style-name="Table1.A2" office:value-type="string">
            <text:p text:style-name="P4">7351</text:p>
          </table:table-cell>
          <table:table-cell table:style-name="Table1.A2" office:value-type="string">
            <text:p text:style-name="P17">Puels en ot ele si grant duel</text:p>
          </table:table-cell>
          <table:table-cell table:style-name="Table1.C136" office:value-type="string">
            <text:p text:style-name="P153">D<text:span text:style-name="T154">H2</text:span>] ---</text:p>
            <text:p text:style-name="P275">M] Puis auoit elle… <text:s/>W] Et puis en eut elle grant...</text:p>
          </table:table-cell>
        </table:table-row>
        <table:table-row table:style-name="Table1.150">
          <table:table-cell table:style-name="Table1.A2" office:value-type="string">
            <text:p text:style-name="P4">7352</text:p>
          </table:table-cell>
          <table:table-cell table:style-name="Table1.A2" office:value-type="string">
            <text:p text:style-name="P17">Qu’ele fust morte per son wel</text:p>
          </table:table-cell>
          <table:table-cell table:style-name="Table1.C136" office:value-type="string">
            <text:p text:style-name="P153">D<text:span text:style-name="T154">H2</text:span>] ---</text:p>
            <text:p text:style-name="P64">A] <text:span text:style-name="T17">Qui fust… <text:s/></text:span><text:span text:style-name="T38">E</text:span><text:span text:style-name="T68">M</text:span><text:span text:style-name="T38">] ...</text:span><text:span text:style-name="T39">en fust </text:span><text:span text:style-name="T68">(M Quelle feust)</text:span><text:span text:style-name="T39"> morte son vuel</text:span></text:p>
          </table:table-cell>
        </table:table-row>
        <table:table-row table:style-name="Table1.150">
          <table:table-cell table:style-name="Table1.A2" office:value-type="string">
            <text:p text:style-name="P4">7353</text:p>
          </table:table-cell>
          <table:table-cell table:style-name="Table1.A2" office:value-type="string">
            <text:p text:style-name="P17">Puels en cuidait de duel morir</text:p>
          </table:table-cell>
          <table:table-cell table:style-name="Table1.C136" office:value-type="string">
            <text:p text:style-name="P153">D<text:span text:style-name="T154">H2</text:span>] ---</text:p>
            <text:p text:style-name="P326">E] De ce cuida de...</text:p>
          </table:table-cell>
        </table:table-row>
        <text:soft-page-break/>
        <table:table-row table:style-name="Table1.150">
          <table:table-cell table:style-name="Table1.A2" office:value-type="string">
            <text:p text:style-name="P4">7354</text:p>
          </table:table-cell>
          <table:table-cell table:style-name="Table1.A2" office:value-type="string">
            <text:p text:style-name="P17">Quant ne li ot dit son plaissir</text:p>
          </table:table-cell>
          <table:table-cell table:style-name="Table1.C136" office:value-type="string">
            <text:p text:style-name="P153">D<text:span text:style-name="T154">H2</text:span>] ---</text:p>
            <text:p text:style-name="P94">A<text:span text:style-name="T160">I</text:span>] <text:span text:style-name="T17">Quar ne lot dit tout son… <text:s/></text:span><text:span text:style-name="T38">E] </text:span><text:span text:style-name="T39">Que ele not dit… <text:s/></text:span><text:span text:style-name="T42">G] ...</text:span><text:span text:style-name="T45">dit tot son...</text:span><text:span text:style-name="T42"> </text:span><text:span text:style-name="T83">K</text:span><text:span text:style-name="T42">] </text:span><text:span text:style-name="T87">Qar ni...</text:span></text:p>
          </table:table-cell>
        </table:table-row>
        <table:table-row table:style-name="Table1.150">
          <table:table-cell table:style-name="Table1.A2" office:value-type="string">
            <text:p text:style-name="P4">7355</text:p>
          </table:table-cell>
          <table:table-cell table:style-name="Table1.A2" office:value-type="string">
            <text:p text:style-name="P17">La pucele mot ne li sone</text:p>
          </table:table-cell>
          <table:table-cell table:style-name="Table1.C136" office:value-type="string">
            <text:p text:style-name="P153">D<text:span text:style-name="T154">H2</text:span>] ...nul mot ne sone</text:p>
          </table:table-cell>
        </table:table-row>
        <table:table-row table:style-name="Table1.150">
          <table:table-cell table:style-name="Table1.A2" office:value-type="string">
            <text:p text:style-name="P4">7356</text:p>
          </table:table-cell>
          <table:table-cell table:style-name="Table1.A2" office:value-type="string">
            <text:p text:style-name="P17">Li Povres Perdus l’araisone</text:p>
          </table:table-cell>
          <table:table-cell table:style-name="Table1.C136" office:value-type="string">
            <text:p text:style-name="P102"/>
          </table:table-cell>
        </table:table-row>
        <table:table-row table:style-name="Table1.150">
          <table:table-cell table:style-name="Table1.A2" office:value-type="string">
            <text:p text:style-name="P4">7357</text:p>
          </table:table-cell>
          <table:table-cell table:style-name="Table1.A2" office:value-type="string">
            <text:p text:style-name="P17">Dame fet li Povres Perdus</text:p>
          </table:table-cell>
          <table:table-cell table:style-name="Table1.C136" office:value-type="string">
            <text:p text:style-name="P99"/>
          </table:table-cell>
        </table:table-row>
        <table:table-row table:style-name="Table1.150">
          <table:table-cell table:style-name="Table1.A2" office:value-type="string">
            <text:p text:style-name="P4">7358</text:p>
          </table:table-cell>
          <table:table-cell table:style-name="Table1.A2" office:value-type="string">
            <text:p text:style-name="P17">Je sui por vos servir venus</text:p>
          </table:table-cell>
          <table:table-cell table:style-name="Table1.C136" office:value-type="string">
            <text:p text:style-name="P168">W] ...<text:span text:style-name="T176">vous icy...</text:span></text:p>
          </table:table-cell>
        </table:table-row>
        <table:table-row table:style-name="Table1.150">
          <table:table-cell table:style-name="Table1.A2" office:value-type="string">
            <text:p text:style-name="P4">7359</text:p>
          </table:table-cell>
          <table:table-cell table:style-name="Table1.A2" office:value-type="string">
            <text:p text:style-name="P17">De mon pais en ceste terre</text:p>
          </table:table-cell>
          <table:table-cell table:style-name="Table1.C136" office:value-type="string">
            <text:p text:style-name="P112"/>
          </table:table-cell>
        </table:table-row>
        <table:table-row table:style-name="Table1.150">
          <table:table-cell table:style-name="Table1.A2" office:value-type="string">
            <text:p text:style-name="P4">7360</text:p>
          </table:table-cell>
          <table:table-cell table:style-name="Table1.A2" office:value-type="string">
            <text:p text:style-name="P17">A roi wel aidier de sa guerre</text:p>
          </table:table-cell>
          <table:table-cell table:style-name="Table1.C136" office:value-type="string">
            <text:p text:style-name="P323">B] Aydier wel le roi… <text:s/>D] ...roi aiderai… <text:s/>GK] Li...</text:p>
          </table:table-cell>
        </table:table-row>
        <table:table-row table:style-name="Table1.150">
          <table:table-cell table:style-name="Table1.A2" office:value-type="string">
            <text:p text:style-name="P5">736<text:span text:style-name="T1">1</text:span></text:p>
          </table:table-cell>
          <table:table-cell table:style-name="Table1.A2" office:value-type="string">
            <text:p text:style-name="P17">Or ne argent ne li demant</text:p>
          </table:table-cell>
          <table:table-cell table:style-name="Table1.C136" office:value-type="string">
            <text:p text:style-name="P117"/>
          </table:table-cell>
        </table:table-row>
        <table:table-row table:style-name="Table1.150">
          <table:table-cell table:style-name="Table1.A2" office:value-type="string">
            <text:p text:style-name="P5">736<text:span text:style-name="T1">2</text:span></text:p>
          </table:table-cell>
          <table:table-cell table:style-name="Table1.A2" office:value-type="string">
            <text:p text:style-name="P17">Servir wel a vostre comant</text:p>
          </table:table-cell>
          <table:table-cell table:style-name="Table1.C136" office:value-type="string">
            <text:p text:style-name="P60">A<text:span text:style-name="T160">ILTW</text:span>] ...pour <text:span text:style-name="T160">(I par)</text:span>…<text:span text:style-name="T17"> <text:s/></text:span><text:span text:style-name="T38">E] ...</text:span><text:span text:style-name="T39">talant <text:s/></text:span><text:span text:style-name="T42">G</text:span><text:span text:style-name="T87">K</text:span><text:span text:style-name="T42">] ...</text:span><text:span text:style-name="T45">li por uestre...</text:span></text:p>
          </table:table-cell>
        </table:table-row>
        <table:table-row table:style-name="Table1.150">
          <table:table-cell table:style-name="Table1.A2" office:value-type="string">
            <text:p text:style-name="P5">736<text:span text:style-name="T1">3</text:span></text:p>
          </table:table-cell>
          <table:table-cell table:style-name="Table1.A2" office:value-type="string">
            <text:p text:style-name="P17">Se vos retenir me volez</text:p>
          </table:table-cell>
          <table:table-cell table:style-name="Table1.C136" office:value-type="string">
            <text:p text:style-name="P111"/>
          </table:table-cell>
        </table:table-row>
        <table:table-row table:style-name="Table1.150">
          <table:table-cell table:style-name="Table1.A2" office:value-type="string">
            <text:p text:style-name="P5">736<text:span text:style-name="T1">4</text:span></text:p>
          </table:table-cell>
          <table:table-cell table:style-name="Table1.A2" office:value-type="string">
            <text:p text:style-name="P17">Le servisse me comandez</text:p>
          </table:table-cell>
          <table:table-cell table:style-name="Table1.C136" office:value-type="string">
            <text:p text:style-name="P120"/>
          </table:table-cell>
        </table:table-row>
        <table:table-row table:style-name="Table1.290">
          <table:table-cell table:style-name="Table1.A2" office:value-type="string">
            <text:p text:style-name="P5">736<text:span text:style-name="T1">5</text:span></text:p>
          </table:table-cell>
          <table:table-cell table:style-name="Table1.A2" office:value-type="string">
            <text:p text:style-name="P17">Que je remaigne a vos si</text:p>
          </table:table-cell>
          <table:table-cell table:style-name="Table1.C136" office:value-type="string">
            <text:p text:style-name="P87">A] ...<text:span text:style-name="T17">remaigne uos… <text:s/>H2] ...auec vos… <text:s/>M] ...per vos… <text:s/>W] ...demoure...</text:span></text:p>
          </table:table-cell>
        </table:table-row>
        <table:table-row table:style-name="Table1.150">
          <table:table-cell table:style-name="Table1.A2" office:value-type="string">
            <text:p text:style-name="P5">736<text:span text:style-name="T1">6</text:span></text:p>
          </table:table-cell>
          <table:table-cell table:style-name="Table1.A2" office:value-type="string">
            <text:p text:style-name="P17">Je le vos requeir per merci</text:p>
          </table:table-cell>
          <table:table-cell table:style-name="Table1.C136" office:value-type="string">
            <text:p text:style-name="P151">D] ...ure merci</text:p>
          </table:table-cell>
        </table:table-row>
        <table:table-row table:style-name="Table1.150">
          <table:table-cell table:style-name="Table1.A2" office:value-type="string">
            <text:p text:style-name="P5">736<text:span text:style-name="T1">7</text:span></text:p>
          </table:table-cell>
          <table:table-cell table:style-name="Table1.A2" office:value-type="string">
            <text:p text:style-name="P17">Sire se respont la pucele</text:p>
          </table:table-cell>
          <table:table-cell table:style-name="Table1.C136" office:value-type="string">
            <text:p text:style-name="P108"/>
          </table:table-cell>
        </table:table-row>
        <table:table-row table:style-name="Table1.150">
          <table:table-cell table:style-name="Table1.A2" office:value-type="string">
            <text:p text:style-name="P5">736<text:span text:style-name="T1">8</text:span></text:p>
          </table:table-cell>
          <table:table-cell table:style-name="Table1.A2" office:value-type="string">
            <text:p text:style-name="P17">Que mout estoit cortoise <text:span text:style-name="T9">(F et saige)</text:span> et bele</text:p>
          </table:table-cell>
          <table:table-cell table:style-name="Table1.C136" office:value-type="string">
            <text:p text:style-name="P188">A<text:span text:style-name="T165">LTW</text:span>] ...fu…<text:span text:style-name="T17"> <text:s/>DH2] ...ert auenanz...</text:span></text:p>
          </table:table-cell>
        </table:table-row>
        <table:table-row table:style-name="Table1.290">
          <table:table-cell table:style-name="Table1.A2" office:value-type="string">
            <text:p text:style-name="P5">736<text:span text:style-name="T1">9</text:span></text:p>
          </table:table-cell>
          <table:table-cell table:style-name="Table1.A2" office:value-type="string">
            <text:p text:style-name="P17">Se vos iestes venus por moi</text:p>
          </table:table-cell>
          <table:table-cell table:style-name="Table1.C136" office:value-type="string">
            <text:p text:style-name="P103"/>
          </table:table-cell>
        </table:table-row>
        <table:table-row table:style-name="Table1.150">
          <table:table-cell table:style-name="Table1.A2" office:value-type="string">
            <text:p text:style-name="P6">7370</text:p>
          </table:table-cell>
          <table:table-cell table:style-name="Table1.A2" office:value-type="string">
            <text:p text:style-name="P17">Les sodees avrez del roi</text:p>
          </table:table-cell>
          <table:table-cell table:style-name="Table1.C136" office:value-type="string">
            <text:p text:style-name="P54">A] ...<text:span text:style-name="T17">solcees...</text:span></text:p>
          </table:table-cell>
        </table:table-row>
        <table:table-row table:style-name="Table1.150">
          <table:table-cell table:style-name="Table1.A2" office:value-type="string">
            <text:p text:style-name="P6">7371</text:p>
          </table:table-cell>
          <table:table-cell table:style-name="Table1.A2" office:value-type="string">
            <text:p text:style-name="P18">Sire preneis de son avoi<text:span text:style-name="T17">r</text:span></text:p>
          </table:table-cell>
          <table:table-cell table:style-name="Table1.C136" office:value-type="string">
            <text:p text:style-name="P256">B] Assez...</text:p>
          </table:table-cell>
        </table:table-row>
        <table:table-row table:style-name="Table1.150">
          <table:table-cell table:style-name="Table1.A2" office:value-type="string">
            <text:p text:style-name="P6">7372</text:p>
          </table:table-cell>
          <table:table-cell table:style-name="Table1.A2" office:value-type="string">
            <text:p text:style-name="P18">De moi ne poriés riens avoir</text:p>
          </table:table-cell>
          <table:table-cell table:style-name="Table1.C136" office:value-type="string">
            <text:p text:style-name="P222"><text:span text:style-name="T93">L] </text:span><text:span text:style-name="T94">AGGIUNTO IN FONDO ALLA COLONNA</text:span></text:p>
            <text:p text:style-name="P326">EGIKMTW] ...poez...</text:p>
          </table:table-cell>
        </table:table-row>
        <table:table-row table:style-name="Table1.150">
          <table:table-cell table:style-name="Table1.A2" office:value-type="string">
            <text:p text:style-name="P6">7373</text:p>
          </table:table-cell>
          <table:table-cell table:style-name="Table1.A2" office:value-type="string">
            <text:p text:style-name="P18">Se a moi voliés entendre</text:p>
          </table:table-cell>
          <table:table-cell table:style-name="Table1.C136" office:value-type="string">
            <text:p text:style-name="P65">A<text:span text:style-name="T166">L</text:span>] ...en…<text:span text:style-name="T17"> <text:s/>BDH2W] ...(W en)...vous voliez atendre <text:s/>GK] Et se en moi...</text:span></text:p>
          </table:table-cell>
        </table:table-row>
        <table:table-row table:style-name="Table1.150">
          <table:table-cell table:style-name="Table1.A2" office:value-type="string">
            <text:p text:style-name="P6">7374</text:p>
          </table:table-cell>
          <table:table-cell table:style-name="Table1.A2" office:value-type="string">
            <text:p text:style-name="P18">Tost poriés faillir a prendre</text:p>
          </table:table-cell>
          <table:table-cell table:style-name="Table1.C136" office:value-type="string">
            <text:p text:style-name="P87">A<text:span text:style-name="T147">GIK</text:span>] <text:span text:style-name="T17">Bien… <text:s/>D] Vos porriez tost faillir au… <text:s/></text:span><text:span text:style-name="T38">E] </text:span><text:span text:style-name="T39">Mlt tost...au… <text:s/></text:span><text:span text:style-name="T76">W] ...</text:span><text:span text:style-name="T81">pourriez vos...</text:span></text:p>
          </table:table-cell>
        </table:table-row>
        <text:soft-page-break/>
        <table:table-row table:style-name="Table1.150">
          <table:table-cell table:style-name="Table1.A2" office:value-type="string">
            <text:p text:style-name="P6">7375</text:p>
          </table:table-cell>
          <table:table-cell table:style-name="Table1.A2" office:value-type="string">
            <text:p text:style-name="P18">Amins je sui povre meschine</text:p>
          </table:table-cell>
          <table:table-cell table:style-name="Table1.C136" office:value-type="string">
            <text:p text:style-name="P45"/>
          </table:table-cell>
        </table:table-row>
        <table:table-row table:style-name="Table1.150">
          <table:table-cell table:style-name="Table1.A2" office:value-type="string">
            <text:p text:style-name="P6">7376</text:p>
          </table:table-cell>
          <table:table-cell table:style-name="Table1.A2" office:value-type="string">
            <text:p text:style-name="P18">Servez le roi et la roy<text:span text:style-name="T10">n</text:span>e</text:p>
          </table:table-cell>
          <table:table-cell table:style-name="Table1.C136" office:value-type="string">
            <text:p text:style-name="P125"/>
          </table:table-cell>
        </table:table-row>
        <table:table-row table:style-name="Table1.150">
          <table:table-cell table:style-name="Table1.A2" office:value-type="string">
            <text:p text:style-name="P6">7377</text:p>
          </table:table-cell>
          <table:table-cell table:style-name="Table1.A2" office:value-type="string">
            <text:p text:style-name="P18">D’ous avrez tost un riche don</text:p>
          </table:table-cell>
          <table:table-cell table:style-name="Table1.C136" office:value-type="string">
            <text:p text:style-name="P125">INV A<text:span text:style-name="T125">BEGIKLMTW</text:span>] De moi naurez <text:span text:style-name="T125">(BEM nul, W vous) </text:span>guerredon</text:p>
          </table:table-cell>
        </table:table-row>
        <table:table-row table:style-name="Table1.150">
          <table:table-cell table:style-name="Table1.A2" office:value-type="string">
            <text:p text:style-name="P6">7378</text:p>
          </table:table-cell>
          <table:table-cell table:style-name="Table1.A2" office:value-type="string">
            <text:p text:style-name="P18">De moi n’averiés gueredon</text:p>
          </table:table-cell>
          <table:table-cell table:style-name="Table1.C136" office:value-type="string">
            <text:p text:style-name="P132">INV A<text:span text:style-name="T147">GIKLMTW</text:span>] De eulz <text:span text:style-name="T147">(G Dels, I Deus, K Des eus, MW Deulz, T Deuz)</text:span> auroiz tost un riche don <text:s/><text:span text:style-name="T102">B] Et diaus porrez auoir gnt don <text:s/></text:span><text:span text:style-name="T38">E] </text:span><text:span text:style-name="T39">Tost auriez diaus i riche don</text:span></text:p>
            <text:p text:style-name="P277">D] ...le guierredon</text:p>
          </table:table-cell>
        </table:table-row>
        <table:table-row table:style-name="Table1.150">
          <table:table-cell table:style-name="Table1.A2" office:value-type="string">
            <text:p text:style-name="P6">7379</text:p>
          </table:table-cell>
          <table:table-cell table:style-name="Table1.A2" office:value-type="string">
            <text:p text:style-name="P18">Amie fet il je vos quier</text:p>
          </table:table-cell>
          <table:table-cell table:style-name="Table1.C136" office:value-type="string">
            <text:p text:style-name="P137">A<text:span text:style-name="T125">BDEGH2IKLMTW</text:span>] ...ne uos...</text:p>
          </table:table-cell>
        </table:table-row>
        <table:table-row table:style-name="Table1.150">
          <table:table-cell table:style-name="Table1.A2" office:value-type="string">
            <text:p text:style-name="P6">7380</text:p>
          </table:table-cell>
          <table:table-cell table:style-name="Table1.A2" office:value-type="string">
            <text:p text:style-name="P18">Mes ussaiges de sodoier</text:p>
          </table:table-cell>
          <table:table-cell table:style-name="Table1.C136" office:value-type="string">
            <text:p text:style-name="P257">BDEH2M] Fors...</text:p>
          </table:table-cell>
        </table:table-row>
        <table:table-row table:style-name="Table1.150">
          <table:table-cell table:style-name="Table1.A2" office:value-type="string">
            <text:p text:style-name="P6">7381</text:p>
          </table:table-cell>
          <table:table-cell table:style-name="Table1.A2" office:value-type="string">
            <text:p text:style-name="P18">Savoir doit quant il welt servir</text:p>
          </table:table-cell>
          <table:table-cell table:style-name="Table1.C136" office:value-type="string">
            <text:p text:style-name="P146">A] ...dit… <text:s/><text:span text:style-name="T38">E</text:span><text:span text:style-name="T55">I</text:span><text:span text:style-name="T38">] ...doit…</text:span><text:span text:style-name="T39"> <text:s/></text:span><text:span text:style-name="T83">K</text:span><text:span text:style-name="T42">] ...</text:span><text:span text:style-name="T87">ueut...doit...</text:span></text:p>
          </table:table-cell>
        </table:table-row>
        <table:table-row table:style-name="Table1.150">
          <table:table-cell table:style-name="Table1.A2" office:value-type="string">
            <text:p text:style-name="P6">7382</text:p>
          </table:table-cell>
          <table:table-cell table:style-name="Table1.A2" office:value-type="string">
            <text:p text:style-name="P18">Se on le vodrait retenir</text:p>
          </table:table-cell>
          <table:table-cell table:style-name="Table1.C136" office:value-type="string">
            <text:p text:style-name="P24"/>
          </table:table-cell>
        </table:table-row>
        <table:table-row table:style-name="Table1.150">
          <table:table-cell table:style-name="Table1.A2" office:value-type="string">
            <text:p text:style-name="P6">7383</text:p>
          </table:table-cell>
          <table:table-cell table:style-name="Table1.A2" office:value-type="string">
            <text:p text:style-name="P18">Je ne quier eil del remenoir</text:p>
          </table:table-cell>
          <table:table-cell table:style-name="Table1.C136" office:value-type="string">
            <text:p text:style-name="P143">A<text:span text:style-name="T147">GIKLW</text:span>] Ne quier loier de <text:span text:style-name="T147">(G loer del, IK del)</text:span>... <text:s text:c="2"/><text:span text:style-name="T102">B] ...rien por… <text:s/>H2] ...quier donc ci… <text:s/></text:span><text:span text:style-name="T71">T</text:span><text:span text:style-name="T65">] </text:span><text:span text:style-name="T74">Ne demant el ...</text:span></text:p>
          </table:table-cell>
        </table:table-row>
        <table:table-row table:style-name="Table1.150">
          <table:table-cell table:style-name="Table1.A2" office:value-type="string">
            <text:p text:style-name="P6">7384</text:p>
          </table:table-cell>
          <table:table-cell table:style-name="Table1.A2" office:value-type="string">
            <text:p text:style-name="P18">Amie que vostre voloir</text:p>
          </table:table-cell>
          <table:table-cell table:style-name="Table1.C136" office:value-type="string">
            <text:p text:style-name="P137">A<text:span text:style-name="T147">GIKLMTW</text:span>] Amie nies <text:span text:style-name="T147">(GIKLMTW mes)</text:span>… <text:s/><text:span text:style-name="T102">B] Fors une fois… <text:s/>DEH2] ...fors...</text:span></text:p>
          </table:table-cell>
        </table:table-row>
        <table:table-row table:style-name="Table1.310">
          <table:table-cell table:style-name="Table1.A2" office:value-type="string">
            <text:p text:style-name="P6">7385</text:p>
          </table:table-cell>
          <table:table-cell table:style-name="Table1.A2" office:value-type="string">
            <text:p text:style-name="P19">Por vos et por vostre comant</text:p>
          </table:table-cell>
          <table:table-cell table:style-name="Table1.C136" office:value-type="string">
            <text:p text:style-name="P258">B] Que par vous a...</text:p>
          </table:table-cell>
        </table:table-row>
        <table:table-row table:style-name="Table1.150">
          <table:table-cell table:style-name="Table1.A2" office:value-type="string">
            <text:p text:style-name="P6">7386</text:p>
          </table:table-cell>
          <table:table-cell table:style-name="Table1.A2" office:value-type="string">
            <text:p text:style-name="P19">Vodrai servir d’or enavant</text:p>
          </table:table-cell>
          <table:table-cell table:style-name="Table1.C136" office:value-type="string">
            <text:p text:style-name="P104"/>
          </table:table-cell>
        </table:table-row>
        <table:table-row table:style-name="Table1.150">
          <table:table-cell table:style-name="Table1.A2" office:value-type="string">
            <text:p text:style-name="P6">7387</text:p>
          </table:table-cell>
          <table:table-cell table:style-name="Table1.A2" office:value-type="string">
            <text:p text:style-name="P19">Tant me retenez per merci</text:p>
          </table:table-cell>
          <table:table-cell table:style-name="Table1.C136" office:value-type="string">
            <text:p text:style-name="P131">A] ...rennez… <text:s/><text:span text:style-name="T132">D] ...iel uos pri</text:span></text:p>
          </table:table-cell>
        </table:table-row>
        <table:table-row table:style-name="Table1.150">
          <table:table-cell table:style-name="Table1.A2" office:value-type="string">
            <text:p text:style-name="P6">7388</text:p>
          </table:table-cell>
          <table:table-cell table:style-name="Table1.A2" office:value-type="string">
            <text:p text:style-name="P19">Que je vos aie un an servi</text:p>
          </table:table-cell>
          <table:table-cell table:style-name="Table1.C136" office:value-type="string">
            <text:p text:style-name="P131">A<text:span text:style-name="T147">GILMTW</text:span>] Que uos aie… <text:s/><text:span text:style-name="T132">D] Que ie aie...</text:span></text:p>
          </table:table-cell>
        </table:table-row>
        <table:table-row table:style-name="Table1.150">
          <table:table-cell table:style-name="Table1.A2" office:value-type="string">
            <text:p text:style-name="P6">7389</text:p>
          </table:table-cell>
          <table:table-cell table:style-name="Table1.A2" office:value-type="string">
            <text:p text:style-name="P19">Je le vos requier per franchisse</text:p>
          </table:table-cell>
          <table:table-cell table:style-name="Table1.C136" office:value-type="string">
            <text:p text:style-name="P118"/>
          </table:table-cell>
        </table:table-row>
        <table:table-row table:style-name="Table1.150">
          <table:table-cell table:style-name="Table1.A2" office:value-type="string">
            <text:p text:style-name="P6">7390</text:p>
          </table:table-cell>
          <table:table-cell table:style-name="Table1.A2" office:value-type="string">
            <text:p text:style-name="P19">Se puels ne volés mon servisse</text:p>
          </table:table-cell>
          <table:table-cell table:style-name="Table1.C136" office:value-type="string">
            <text:p text:style-name="P152">D] Se uos plus namez...</text:p>
          </table:table-cell>
        </table:table-row>
        <table:table-row table:style-name="Table1.150">
          <table:table-cell table:style-name="Table1.A2" office:value-type="string">
            <text:p text:style-name="P6">7391</text:p>
          </table:table-cell>
          <table:table-cell table:style-name="Table1.A2" office:value-type="string">
            <text:p text:style-name="P19">Congié prendrai tot per amor</text:p>
          </table:table-cell>
          <table:table-cell table:style-name="Table1.C136" office:value-type="string">
            <text:p text:style-name="P125">A<text:span text:style-name="T147">GIK</text:span>] ...per bonne amour</text:p>
          </table:table-cell>
        </table:table-row>
        <table:table-row table:style-name="Table1.150">
          <table:table-cell table:style-name="Table1.A2" office:value-type="string">
            <text:p text:style-name="P6">7392</text:p>
          </table:table-cell>
          <table:table-cell table:style-name="Table1.A2" office:value-type="string">
            <text:p text:style-name="P19">S’irai servir atre signor</text:p>
          </table:table-cell>
          <table:table-cell table:style-name="Table1.C136" office:value-type="string">
            <text:p text:style-name="P312">T] Et irai...</text:p>
          </table:table-cell>
        </table:table-row>
        <table:table-row table:style-name="Table1.318">
          <table:table-cell table:style-name="Table1.A2" office:value-type="string">
            <text:p text:style-name="P6">7393</text:p>
          </table:table-cell>
          <table:table-cell table:style-name="Table1.A2" office:value-type="string">
            <text:p text:style-name="P19">Quant Romadanaple l’entent</text:p>
          </table:table-cell>
          <table:table-cell table:style-name="Table1.C136" office:value-type="string">
            <text:p text:style-name="P259">B] ...romanadaple… <text:s/>D] ...romadonaple...</text:p>
          </table:table-cell>
        </table:table-row>
        <table:table-row table:style-name="Table1.150">
          <table:table-cell table:style-name="Table1.A2" office:value-type="string">
            <text:p text:style-name="P6">7394</text:p>
          </table:table-cell>
          <table:table-cell table:style-name="Table1.A2" office:value-type="string">
            <text:p text:style-name="P19">Et l’ot parler si gentilment</text:p>
          </table:table-cell>
          <table:table-cell table:style-name="Table1.C136" office:value-type="string">
            <text:p text:style-name="P137">A<text:span text:style-name="T133">DEGH2IKLMTW</text:span>] ...franchement <text:s/><text:span text:style-name="T102">B] ...Et oit parler si bellement</text:span></text:p>
          </table:table-cell>
        </table:table-row>
        <table:table-row table:style-name="Table1.57">
          <table:table-cell table:style-name="Table1.A2" office:value-type="string">
            <text:p text:style-name="P6">7395</text:p>
          </table:table-cell>
          <table:table-cell table:style-name="Table1.A2" office:value-type="string">
            <text:p text:style-name="P19">A poengnes se tient que nel baisse</text:p>
          </table:table-cell>
          <table:table-cell table:style-name="Table1.C136" office:value-type="string">
            <text:p text:style-name="P146">A<text:span text:style-name="T169">M</text:span>] ...quil nel… <text:s/><text:span text:style-name="T171">W] ...qua ne… <text:s/>K] ...quelle nel...</text:span></text:p>
          </table:table-cell>
        </table:table-row>
        <text:soft-page-break/>
        <table:table-row table:style-name="Table1.150">
          <table:table-cell table:style-name="Table1.A2" office:value-type="string">
            <text:p text:style-name="P6">7396</text:p>
          </table:table-cell>
          <table:table-cell table:style-name="Table1.A2" office:value-type="string">
            <text:p text:style-name="P19">Si feist voir s’en eust aisse</text:p>
          </table:table-cell>
          <table:table-cell table:style-name="Table1.C136" office:value-type="string">
            <text:p text:style-name="P279">DE] ...el sen eust… <text:s/>G] ...seleneust… <text:s/>H2] Se feist elle ce fust aise <text:s/>M] Si feist elle sel ust aise <text:s/>W] Si fist celle mist ayse <text:s/>K] ...sil ne fust a aisse</text:p>
          </table:table-cell>
        </table:table-row>
        <table:table-row table:style-name="Table1.150">
          <table:table-cell table:style-name="Table1.A2" office:value-type="string">
            <text:p text:style-name="P6">7397</text:p>
          </table:table-cell>
          <table:table-cell table:style-name="Table1.A2" office:value-type="string">
            <text:p text:style-name="P20">Mai quant aisse n’en puet avoir</text:p>
          </table:table-cell>
          <table:table-cell table:style-name="Table1.C136" office:value-type="string">
            <text:p text:style-name="P280">DH2] …ele nen puet aise...</text:p>
          </table:table-cell>
        </table:table-row>
        <table:table-row table:style-name="Table1.150">
          <table:table-cell table:style-name="Table1.A2" office:value-type="string">
            <text:p text:style-name="P6">7398</text:p>
          </table:table-cell>
          <table:table-cell table:style-name="Table1.A2" office:value-type="string">
            <text:p text:style-name="P20">Fors de parler et de veoir</text:p>
          </table:table-cell>
          <table:table-cell table:style-name="Table1.C136" office:value-type="string">
            <text:p text:style-name="P243">G] Si se saole de...</text:p>
          </table:table-cell>
        </table:table-row>
        <table:table-row table:style-name="Table1.150">
          <table:table-cell table:style-name="Table1.A2" office:value-type="string">
            <text:p text:style-name="P6">7399</text:p>
          </table:table-cell>
          <table:table-cell table:style-name="Table1.A2" office:value-type="string">
            <text:p text:style-name="P20">Em parlant sa main nue mist</text:p>
          </table:table-cell>
          <table:table-cell table:style-name="Table1.C136" office:value-type="string">
            <text:p text:style-name="P244">G] Et… <text:s/>W] ...tient</text:p>
          </table:table-cell>
        </table:table-row>
        <table:table-row table:style-name="Table1.150">
          <table:table-cell table:style-name="Table1.A2" office:value-type="string">
            <text:p text:style-name="P6">7400</text:p>
          </table:table-cell>
          <table:table-cell table:style-name="Table1.A2" office:value-type="string">
            <text:p text:style-name="P20">Lez la soie et se li dist</text:p>
          </table:table-cell>
          <table:table-cell table:style-name="Table1.C136" office:value-type="string">
            <text:p text:style-name="P88"><text:span text:style-name="T102">B] Dalez la soie… <text:s/>DH2] Delez la soe (H2 soie)… <text:s/></text:span><text:span text:style-name="T38">E] </text:span><text:span text:style-name="T40">Delez la sieue… <text:s/></text:span><text:span text:style-name="T65">M] </text:span><text:span text:style-name="T69">Lez la seue puis si… <text:s/></text:span><text:span text:style-name="T76">W] </text:span><text:span text:style-name="T82">Et la sienne pres de lui joint</text:span></text:p>
          </table:table-cell>
        </table:table-row>
        <table:table-row table:style-name="Table1.150">
          <table:table-cell table:style-name="Table1.A2" office:value-type="string">
            <text:p text:style-name="P6">7401</text:p>
          </table:table-cell>
          <table:table-cell table:style-name="Table1.A2" office:value-type="string">
            <text:p text:style-name="P20">Sire se ceroit lois novele</text:p>
          </table:table-cell>
          <table:table-cell table:style-name="Table1.C136" office:value-type="string">
            <text:p text:style-name="P88"><text:span text:style-name="T102">B] Sire sestroit laide nouuelle H2] Sire seroit lede nouuele D] ...ne...chose bele <text:s/></text:span><text:span text:style-name="T38">E] ...</text:span><text:span text:style-name="T40">quels seroit la nouuele <text:s/></text:span><text:span text:style-name="T76">W] </text:span><text:span text:style-name="T82">Luy dist sire seroit nouuelle</text:span></text:p>
          </table:table-cell>
        </table:table-row>
        <table:table-row table:style-name="Table1.150">
          <table:table-cell table:style-name="Table1.A2" office:value-type="string">
            <text:p text:style-name="P6">7402</text:p>
          </table:table-cell>
          <table:table-cell table:style-name="Table1.A2" office:value-type="string">
            <text:p text:style-name="P20">Se sodoiers avoit pucele</text:p>
          </table:table-cell>
          <table:table-cell table:style-name="Table1.C136" office:value-type="string">
            <text:p text:style-name="P134">A<text:span text:style-name="T160">I</text:span>] ...tenoit… <text:s/><text:span text:style-name="T142">GK] ...tenist une (K tenist)...</text:span></text:p>
          </table:table-cell>
        </table:table-row>
        <table:table-row table:style-name="Table1.150">
          <table:table-cell table:style-name="Table1.A2" office:value-type="string">
            <text:p text:style-name="P6">7403</text:p>
          </table:table-cell>
          <table:table-cell table:style-name="Table1.A2" office:value-type="string">
            <text:p text:style-name="P20">Se li rois en oioit parler</text:p>
          </table:table-cell>
          <table:table-cell table:style-name="Table1.C136" office:value-type="string">
            <text:p text:style-name="P44"/>
          </table:table-cell>
        </table:table-row>
        <table:table-row table:style-name="Table1.150">
          <table:table-cell table:style-name="Table1.A2" office:value-type="string">
            <text:p text:style-name="P6">7404</text:p>
          </table:table-cell>
          <table:table-cell table:style-name="Table1.A2" office:value-type="string">
            <text:p text:style-name="P20">Mout tost m’en poroit encorper</text:p>
          </table:table-cell>
          <table:table-cell table:style-name="Table1.C136" office:value-type="string">
            <text:p text:style-name="P137">A<text:span text:style-name="T133">DEGH2IKLTW</text:span>] Assez men porroit <text:span text:style-name="T181">(K puet)</text:span>… <text:s/><text:span text:style-name="T102">BM] Assez tosto (M tost)...blasmer</text:span></text:p>
          </table:table-cell>
        </table:table-row>
        <table:table-row table:style-name="Table1.150">
          <table:table-cell table:style-name="Table1.A2" office:value-type="string">
            <text:p text:style-name="P6">7405</text:p>
          </table:table-cell>
          <table:table-cell table:style-name="Table1.A2" office:value-type="string">
            <text:p text:style-name="P20">Et vos en vendroit tost anuis</text:p>
          </table:table-cell>
          <table:table-cell table:style-name="Table1.C136" office:value-type="string">
            <text:p text:style-name="P145">A] ...tot amis <text:s/><text:span text:style-name="T102">B] Si...uauroit <text:s text:c="2"/>D] Et tost uos en uendroit anuis <text:s/></text:span><text:span text:style-name="T38">E] ...grans…</text:span><text:span text:style-name="T40"> <text:s/></text:span><text:span text:style-name="T58">L] ...</text:span><text:span text:style-name="T61">en auroit… <text:s/></text:span><text:span text:style-name="T76">W] ...</text:span><text:span text:style-name="T82">tout...</text:span></text:p>
          </table:table-cell>
        </table:table-row>
        <table:table-row table:style-name="Table1.150">
          <table:table-cell table:style-name="Table1.A2" office:value-type="string">
            <text:p text:style-name="P6">7406</text:p>
          </table:table-cell>
          <table:table-cell table:style-name="Table1.A2" office:value-type="string">
            <text:p text:style-name="P20">Je nel doi fere ne ne puis</text:p>
          </table:table-cell>
          <table:table-cell table:style-name="Table1.C136" office:value-type="string">
            <text:p text:style-name="P284">H2] Je ne puis faire sans anui</text:p>
          </table:table-cell>
        </table:table-row>
        <table:table-row table:style-name="Table1.150">
          <table:table-cell table:style-name="Table1.A2" office:value-type="string">
            <text:p text:style-name="P6">7407</text:p>
          </table:table-cell>
          <table:table-cell table:style-name="Table1.A2" office:value-type="string">
            <text:p text:style-name="P20">Ne di pas que bel ne me soit</text:p>
          </table:table-cell>
          <table:table-cell table:style-name="Table1.C136" office:value-type="string">
            <text:p text:style-name="P147">A] Nel… <text:s/><text:span text:style-name="T154">H2] Je ne di pas biau ne… <text:s/>I] ...buen… <text:s/>L] Ne di ie pas… <text:s/>K] ...qui bel me...</text:span></text:p>
          </table:table-cell>
        </table:table-row>
        <table:table-row table:style-name="Table1.150">
          <table:table-cell table:style-name="Table1.A2" office:value-type="string">
            <text:p text:style-name="P6">7408</text:p>
          </table:table-cell>
          <table:table-cell table:style-name="Table1.A2" office:value-type="string">
            <text:p text:style-name="P20">Se vos chalongiés le droit</text:p>
          </table:table-cell>
          <table:table-cell table:style-name="Table1.C136" office:value-type="string">
            <text:p text:style-name="P66"><text:span text:style-name="T102">B] ...nre droit <text:s/>DH2LW] ...bien le droit <text:s/></text:span><text:span text:style-name="T38">E] ...</text:span><text:span text:style-name="T40">i chalengiez...</text:span></text:p>
          </table:table-cell>
        </table:table-row>
        <table:table-row table:style-name="Table1.150">
          <table:table-cell table:style-name="Table1.A2" office:value-type="string">
            <text:p text:style-name="P6">7409</text:p>
          </table:table-cell>
          <table:table-cell table:style-name="Table1.A2" office:value-type="string">
            <text:p text:style-name="P20">Mon peire a cel roi de Hongrie</text:p>
          </table:table-cell>
          <table:table-cell table:style-name="Table1.C136" office:value-type="string">
            <text:p text:style-name="P260">B] Encontre le roi de… <text:s/>DILW] ...uers le (IL ce) roi… <text:s/>H2] ...contre le...</text:p>
          </table:table-cell>
        </table:table-row>
        <table:table-row table:style-name="Table1.150">
          <table:table-cell table:style-name="Table1.A2" office:value-type="string">
            <text:p text:style-name="P6">7410</text:p>
          </table:table-cell>
          <table:table-cell table:style-name="Table1.A2" office:value-type="string">
            <text:p text:style-name="P20">Seu ne vos contredi ge mie</text:p>
          </table:table-cell>
          <table:table-cell table:style-name="Table1.C136" office:value-type="string">
            <text:p text:style-name="P107"/>
          </table:table-cell>
        </table:table-row>
        <table:table-row table:style-name="Table1.150">
          <table:table-cell table:style-name="Table1.A2" office:value-type="string">
            <text:p text:style-name="P6">7411</text:p>
          </table:table-cell>
          <table:table-cell table:style-name="Table1.A2" office:value-type="string">
            <text:p text:style-name="P20">L<text:span text:style-name="T18">a</text:span> pucele dist sopirant</text:p>
          </table:table-cell>
          <table:table-cell table:style-name="Table1.C136" office:value-type="string">
            <text:p text:style-name="P152">D] ---</text:p>
            <text:p text:style-name="P261">B] La belle dit en souspirant <text:s/>H2] ...pucele en soupirant <text:s/>W] ...en soupirant</text:p>
          </table:table-cell>
        </table:table-row>
        <table:table-row table:style-name="Table1.150">
          <table:table-cell table:style-name="Table1.A2" office:value-type="string">
            <text:p text:style-name="P6">7412</text:p>
          </table:table-cell>
          <table:table-cell table:style-name="Table1.A2" office:value-type="string">
            <text:p text:style-name="P20">Nel contredi ne nel (H ne) comant</text:p>
          </table:table-cell>
          <table:table-cell table:style-name="Table1.C136" office:value-type="string">
            <text:p text:style-name="P154">D] ---</text:p>
            <text:p text:style-name="P69"><text:span text:style-name="T154">H2] Dit ne contredi ne commant <text:s/>I</text:span>] ...<text:span text:style-name="T160">neuel...</text:span></text:p>
          </table:table-cell>
        </table:table-row>
        <table:table-row table:style-name="Table1.150">
          <table:table-cell table:style-name="Table1.A2" office:value-type="string">
            <text:p text:style-name="P6">7413</text:p>
          </table:table-cell>
          <table:table-cell table:style-name="Table1.A2" office:value-type="string">
            <text:p text:style-name="P20">Les mains se sont traites ansamble</text:p>
          </table:table-cell>
          <table:table-cell table:style-name="Table1.C136" office:value-type="string">
            <text:p text:style-name="P164">L<text:span text:style-name="T177">W</text:span>] ---</text:p>
            <text:p text:style-name="P276">M] Leuos mains...</text:p>
          </table:table-cell>
        </table:table-row>
        <table:table-row table:style-name="Table1.150">
          <table:table-cell table:style-name="Table1.A2" office:value-type="string">
            <text:p text:style-name="P6">7414</text:p>
          </table:table-cell>
          <table:table-cell table:style-name="Table1.A2" office:value-type="string">
            <text:p text:style-name="P20">Mai a chascun d’els li cuers tramble</text:p>
          </table:table-cell>
          <table:table-cell table:style-name="Table1.C136" office:value-type="string">
            <text:p text:style-name="P164">L<text:span text:style-name="T177">W</text:span>] ---</text:p>
            <text:p text:style-name="P143"><text:soft-page-break/>A] Mes chascun… <text:s/><text:span text:style-name="T102">BH2] A chascun daus tous (E ii) li… <text:s/>D] ...chascun toz… <text:s/></text:span><text:span text:style-name="T71">T</text:span><text:span text:style-name="T65">] ...</text:span><text:span text:style-name="T74">chascon li cuers li...</text:span></text:p>
          </table:table-cell>
        </table:table-row>
        <table:table-row table:style-name="Table1.150">
          <table:table-cell table:style-name="Table1.A2" office:value-type="string">
            <text:p text:style-name="P6">7415</text:p>
          </table:table-cell>
          <table:table-cell table:style-name="Table1.A2" office:value-type="string">
            <text:p text:style-name="P20">Amors i met le feu kes tient</text:p>
          </table:table-cell>
          <table:table-cell table:style-name="Table1.C136" office:value-type="string">
            <text:p text:style-name="P164">L<text:span text:style-name="T177">W</text:span>] ---</text:p>
            <text:p text:style-name="P143">A] ...mest...qui… <text:s/><text:span text:style-name="T102">BE] ...qui… <text:s/>DH2] ...et tient <text:s/>GK] ...li met… <text:s/></text:span><text:span text:style-name="T71">T</text:span><text:span text:style-name="T65">] ...</text:span><text:span text:style-name="T74">quil...</text:span></text:p>
          </table:table-cell>
        </table:table-row>
        <table:table-row table:style-name="Table1.341">
          <table:table-cell table:style-name="Table1.A2" office:value-type="string">
            <text:p text:style-name="P6">7416</text:p>
          </table:table-cell>
          <table:table-cell table:style-name="Table1.A2" office:value-type="string">
            <text:p text:style-name="P20">De l’une main a (H en) l’atre vient</text:p>
          </table:table-cell>
          <table:table-cell table:style-name="Table1.C136" office:value-type="string">
            <text:p text:style-name="P164">L<text:span text:style-name="T177">W</text:span>] ---</text:p>
            <text:p text:style-name="P138">A<text:span text:style-name="T126">BDEGH2IKT</text:span>] ...en...</text:p>
          </table:table-cell>
        </table:table-row>
        <table:table-row table:style-name="Table1.150">
          <table:table-cell table:style-name="Table1.A2" office:value-type="string">
            <text:p text:style-name="P6">7417</text:p>
          </table:table-cell>
          <table:table-cell table:style-name="Table1.A2" office:value-type="string">
            <text:p text:style-name="P20">De l’une main en l’atre met</text:p>
          </table:table-cell>
          <table:table-cell table:style-name="Table1.C136" office:value-type="string">
            <text:p text:style-name="P138">A<text:span text:style-name="T134">DH2KLTW</text:span>] ---</text:p>
            <text:p text:style-name="P165">INV <text:span text:style-name="T167">M] </text:span>Li feus et au cuer le tramet</text:p>
            <text:p text:style-name="P70"><text:span text:style-name="T155">I</text:span>] ...<text:span text:style-name="T161">ment</text:span></text:p>
          </table:table-cell>
        </table:table-row>
        <table:table-row table:style-name="Table1.150">
          <table:table-cell table:style-name="Table1.A2" office:value-type="string">
            <text:p text:style-name="P6">7418</text:p>
          </table:table-cell>
          <table:table-cell table:style-name="Table1.A2" office:value-type="string">
            <text:p text:style-name="P20">Le feu et au cuer lor tramet</text:p>
          </table:table-cell>
          <table:table-cell table:style-name="Table1.C136" office:value-type="string">
            <text:p text:style-name="P154">D<text:span text:style-name="T154">H2LTW</text:span>] ---</text:p>
            <text:p text:style-name="P165">INV <text:span text:style-name="T167">M] </text:span>De lune main en lautre met</text:p>
            <text:p text:style-name="P140">A<text:span text:style-name="T126">BEG</text:span>] ...le… <text:s/><text:span text:style-name="T155">I] Que le fuec auchuer li...</text:span></text:p>
          </table:table-cell>
        </table:table-row>
        <table:table-row table:style-name="Table1.150">
          <table:table-cell table:style-name="Table1.A2" office:value-type="string">
            <text:p text:style-name="P6">7419</text:p>
          </table:table-cell>
          <table:table-cell table:style-name="Table1.A2" office:value-type="string">
            <text:p text:style-name="P20">Per le bras vient per le cors monte</text:p>
          </table:table-cell>
          <table:table-cell table:style-name="Table1.C136" office:value-type="string">
            <text:p text:style-name="P164">L<text:span text:style-name="T177">W</text:span>] ---</text:p>
            <text:p text:style-name="P140">A<text:span text:style-name="T126">BDGH2KMT</text:span>] De la main uient per les braz <text:span text:style-name="T134">(DH2 es braz lor monte, G praz)…</text:span> <text:s/><text:span text:style-name="T38">E] </text:span><text:span text:style-name="T40">De la main vient et au cuer… <text:s/></text:span><text:span text:style-name="T52">I</text:span><text:span text:style-name="T56">] </text:span><text:span text:style-name="T57">De le main uient et aubrat monte</text:span></text:p>
          </table:table-cell>
        </table:table-row>
        <table:table-row table:style-name="Table1.36">
          <table:table-cell table:style-name="Table1.A2" office:value-type="string">
            <text:p text:style-name="P6">7420</text:p>
          </table:table-cell>
          <table:table-cell table:style-name="Table1.A2" office:value-type="string">
            <text:p text:style-name="P20">Amors lor fet lessier lor conte</text:p>
          </table:table-cell>
          <table:table-cell table:style-name="Table1.C136" office:value-type="string">
            <text:p text:style-name="P164">L<text:span text:style-name="T177">W</text:span>] ---</text:p>
            <text:p text:style-name="P135">A] ...fist baisier le… <text:s/><text:span text:style-name="T142">G] ...le fist...</text:span></text:p>
          </table:table-cell>
        </table:table-row>
        <table:table-row table:style-name="Table1.150">
          <table:table-cell table:style-name="Table1.A2" office:value-type="string">
            <text:p text:style-name="P6">7421</text:p>
          </table:table-cell>
          <table:table-cell table:style-name="Table1.A2" office:value-type="string">
            <text:p text:style-name="P20">Il laisserent lor parlement</text:p>
          </table:table-cell>
          <table:table-cell table:style-name="Table1.C136" office:value-type="string">
            <text:p text:style-name="P154">D<text:span text:style-name="T148">GH2LW</text:span>] ---</text:p>
            <text:p text:style-name="P125">A<text:span text:style-name="T126">BEIKMT</text:span>] ...le...</text:p>
          </table:table-cell>
        </table:table-row>
        <table:table-row table:style-name="Table1.150">
          <table:table-cell table:style-name="Table1.A2" office:value-type="string">
            <text:p text:style-name="P6">7422</text:p>
          </table:table-cell>
          <table:table-cell table:style-name="Table1.A2" office:value-type="string">
            <text:p text:style-name="P20">Mout s’esgardoient doucement</text:p>
          </table:table-cell>
          <table:table-cell table:style-name="Table1.C136" office:value-type="string">
            <text:p text:style-name="P154">D<text:span text:style-name="T148">GH2LW</text:span>] ---</text:p>
            <text:p text:style-name="P129">A] Et mlt… <text:s/><text:span text:style-name="T102">B] Si...</text:span></text:p>
          </table:table-cell>
        </table:table-row>
        <table:table-row table:style-name="Table1.150">
          <table:table-cell table:style-name="Table1.A2" office:value-type="string">
            <text:p text:style-name="P6">7423</text:p>
          </table:table-cell>
          <table:table-cell table:style-name="Table1.A2" office:value-type="string">
            <text:p text:style-name="P20">En la chambre orent mout esté</text:p>
          </table:table-cell>
          <table:table-cell table:style-name="Table1.C136" office:value-type="string">
            <text:p text:style-name="P138">A] ...on… <text:s/><text:span text:style-name="T132">DGILMTW] ...ont… <text:s/></text:span><text:span text:style-name="T38">E] </text:span><text:span text:style-name="T40">Ens en...ont… <text:s/></text:span><text:span text:style-name="T48">H2</text:span><text:span text:style-name="T50">] Dedens...</text:span></text:p>
          </table:table-cell>
        </table:table-row>
        <table:table-row table:style-name="Table1.150">
          <table:table-cell table:style-name="Table1.A2" office:value-type="string">
            <text:p text:style-name="P6">7424</text:p>
          </table:table-cell>
          <table:table-cell table:style-name="Table1.A2" office:value-type="string">
            <text:p text:style-name="P20">Mai a sous dous n’ait pas semblé</text:p>
          </table:table-cell>
          <table:table-cell table:style-name="Table1.C136" office:value-type="string">
            <text:p text:style-name="P226"><text:span text:style-name="T103">A</text:span><text:span text:style-name="T108">G</text:span><text:span text:style-name="T111">]</text:span><text:span text:style-name="T103"> ...ces… <text:s/></text:span><text:span text:style-name="T109">D</text:span><text:span text:style-name="T112">H2</text:span><text:span text:style-name="T109">] ...</text:span><text:span text:style-name="T110">a aus ii… <text:s/></text:span><text:span text:style-name="T114">I</text:span><text:span text:style-name="T113">] ...ne…</text:span><text:span text:style-name="T115"> <text:s/></text:span><text:span text:style-name="T120">K</text:span><text:span text:style-name="T121">] ...</text:span><text:span text:style-name="T122">a els dos...</text:span></text:p>
          </table:table-cell>
        </table:table-row>
        <table:table-row table:style-name="Table1.150">
          <table:table-cell table:style-name="Table1.A2" office:value-type="string">
            <text:p text:style-name="P6">7425</text:p>
          </table:table-cell>
          <table:table-cell table:style-name="Table1.A2" office:value-type="string">
            <text:p text:style-name="P20">Qu’il i aient esté une hore</text:p>
          </table:table-cell>
          <table:table-cell table:style-name="Table1.C136" office:value-type="string">
            <text:p text:style-name="P43"/>
          </table:table-cell>
        </table:table-row>
        <table:table-row table:style-name="Table1.150">
          <table:table-cell table:style-name="Table1.A2" office:value-type="string">
            <text:p text:style-name="P6">7426</text:p>
          </table:table-cell>
          <table:table-cell table:style-name="Table1.A2" office:value-type="string">
            <text:p text:style-name="P20">Car il vosissent bien ancore</text:p>
          </table:table-cell>
          <table:table-cell table:style-name="Table1.C136" office:value-type="string">
            <text:p text:style-name="P138">A<text:span text:style-name="T148">GIKLW</text:span>] Jl… <text:s/><text:span text:style-name="T102">BDH2MT] Mais...</text:span></text:p>
          </table:table-cell>
        </table:table-row>
        <table:table-row table:style-name="Table1.150">
          <table:table-cell table:style-name="Table1.A2" office:value-type="string">
            <text:p text:style-name="P6">7427</text:p>
          </table:table-cell>
          <table:table-cell table:style-name="Table1.A2" office:value-type="string">
            <text:p text:style-name="P20">Ester un jor et une nuit</text:p>
          </table:table-cell>
          <table:table-cell table:style-name="Table1.C136" office:value-type="string">
            <text:p text:style-name="P260">BE] La estre… <text:s/>H2] ...j grant jour...</text:p>
          </table:table-cell>
        </table:table-row>
        <table:table-row table:style-name="Table1.353">
          <table:table-cell table:style-name="Table1.A2" office:value-type="string">
            <text:p text:style-name="P6">7428</text:p>
          </table:table-cell>
          <table:table-cell table:style-name="Table1.A2" office:value-type="string">
            <text:p text:style-name="P20">Mai por ce c’a roi nen anuist</text:p>
          </table:table-cell>
          <table:table-cell table:style-name="Table1.C136" office:value-type="string">
            <text:p text:style-name="P223"><text:span text:style-name="T117">L] </text:span><text:span text:style-name="T116">SPOSTATO IN FONDO ALLA COLONNA</text:span></text:p>
            <text:p text:style-name="P95"><text:span text:style-name="T102">BEH2M] ...nanuit <text:s/>D] ...nennuit <text:s/>G] ...ne enuit <text:s/>I</text:span>] ..<text:span text:style-name="T161">nez enuit <text:s/></text:span><text:span text:style-name="T71">T</text:span><text:span text:style-name="T65">] </text:span><text:span text:style-name="T75">Et...non henuit <text:s/></text:span><text:span text:style-name="T76">W] ...</text:span><text:span text:style-name="T82">nen an nuit <text:s/></text:span><text:soft-page-break/><text:span text:style-name="T83">K</text:span><text:span text:style-name="T42">] ...</text:span><text:span text:style-name="T88">porce au roi non enuit</text:span></text:p>
          </table:table-cell>
        </table:table-row>
        <table:table-row table:style-name="Table1.150">
          <table:table-cell table:style-name="Table1.A2" office:value-type="string">
            <text:p text:style-name="P6">7429</text:p>
          </table:table-cell>
          <table:table-cell table:style-name="Table1.A2" office:value-type="string">
            <text:p text:style-name="P20">Prangnent congié de la royne</text:p>
          </table:table-cell>
          <table:table-cell table:style-name="Table1.C136" office:value-type="string">
            <text:p text:style-name="P39"/>
          </table:table-cell>
        </table:table-row>
        <table:table-row table:style-name="Table1.150">
          <table:table-cell table:style-name="Table1.A2" office:value-type="string">
            <text:p text:style-name="P6">7430</text:p>
          </table:table-cell>
          <table:table-cell table:style-name="Table1.A2" office:value-type="string">
            <text:p text:style-name="P20">Des puceles de la meschine</text:p>
          </table:table-cell>
          <table:table-cell table:style-name="Table1.C136" office:value-type="string">
            <text:p text:style-name="P142">A<text:span text:style-name="T148">G</text:span>] ...<text:span text:style-name="T19">et de… <text:s/>M] Les...et la...</text:span></text:p>
          </table:table-cell>
        </table:table-row>
        <table:table-row table:style-name="Table1.150">
          <table:table-cell table:style-name="Table1.A2" office:value-type="string">
            <text:p text:style-name="P6">7431</text:p>
          </table:table-cell>
          <table:table-cell table:style-name="Table1.A2" office:value-type="string">
            <text:p text:style-name="P20">De totes seles qui i sont</text:p>
          </table:table-cell>
          <table:table-cell table:style-name="Table1.C136" office:value-type="string">
            <text:p text:style-name="P262">B] ...qui la… <text:s/>G] Et de...</text:p>
          </table:table-cell>
        </table:table-row>
        <table:table-row table:style-name="Table1.150">
          <table:table-cell table:style-name="Table1.A2" office:value-type="string">
            <text:p text:style-name="P6">7432</text:p>
          </table:table-cell>
          <table:table-cell table:style-name="Table1.A2" office:value-type="string">
            <text:p text:style-name="P20">As atres cheveliers s’en vont</text:p>
          </table:table-cell>
          <table:table-cell table:style-name="Table1.C136" office:value-type="string">
            <text:p text:style-name="P40"/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0"/>
          </table:table-cell>
          <table:table-cell table:style-name="Table1.C136" office:value-type="string">
            <text:p text:style-name="P245">G] Jl laserent le parlement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0"/>
          </table:table-cell>
          <table:table-cell table:style-name="Table1.C136" office:value-type="string">
            <text:p text:style-name="P245">G] Mout seregardent doucement</text:p>
          </table:table-cell>
        </table:table-row>
        <table:table-row table:style-name="Table1.150">
          <table:table-cell table:style-name="Table1.A2" office:value-type="string">
            <text:p text:style-name="P6">7433</text:p>
          </table:table-cell>
          <table:table-cell table:style-name="Table1.A2" office:value-type="string">
            <text:p text:style-name="P20">Sypriane l’uis lor deserre</text:p>
          </table:table-cell>
          <table:table-cell table:style-name="Table1.C136" office:value-type="string">
            <text:p text:style-name="P260">B] ...lor des[-ser]me <text:s/>D] ...bien reserre <text:s/>GKM] ...li uis deserre <text:s/>H2] ...bien luis referme</text:p>
          </table:table-cell>
        </table:table-row>
        <table:table-row table:style-name="Table1.150">
          <table:table-cell table:style-name="Table1.A2" office:value-type="string">
            <text:p text:style-name="P6">7434</text:p>
          </table:table-cell>
          <table:table-cell table:style-name="Table1.A2" office:value-type="string">
            <text:p text:style-name="P20">Or ait li Povres Perdus guerre</text:p>
          </table:table-cell>
          <table:table-cell table:style-name="Table1.C136" office:value-type="string">
            <text:p text:style-name="P126">A<text:span text:style-name="T135">DEIMTW</text:span>] <text:span text:style-name="T19">Or ot...</text:span></text:p>
          </table:table-cell>
        </table:table-row>
        <table:table-row table:style-name="Table1.318">
          <table:table-cell table:style-name="Table1.A2" office:value-type="string">
            <text:p text:style-name="P6">7435</text:p>
          </table:table-cell>
          <table:table-cell table:style-name="Table1.A2" office:value-type="string">
            <text:p text:style-name="P20">Plus male que cele d’Ongrie</text:p>
          </table:table-cell>
          <table:table-cell table:style-name="Table1.C136" office:value-type="string">
            <text:p text:style-name="P150">B] Piour que...</text:p>
          </table:table-cell>
        </table:table-row>
        <table:table-row table:style-name="Table1.150">
          <table:table-cell table:style-name="Table1.A2" office:value-type="string">
            <text:p text:style-name="P6">7436</text:p>
          </table:table-cell>
          <table:table-cell table:style-name="Table1.A2" office:value-type="string">
            <text:p text:style-name="P20">A grant poengnes part de s’amie</text:p>
          </table:table-cell>
          <table:table-cell table:style-name="Table1.C136" office:value-type="string">
            <text:p text:style-name="P264">B] ...meschief… <text:s/><text:span text:style-name="T184">G</text:span>K] ...se part de lamie</text:p>
          </table:table-cell>
        </table:table-row>
        <table:table-row table:style-name="Table1.150">
          <table:table-cell table:style-name="Table1.A2" office:value-type="string">
            <text:p text:style-name="P6">7437</text:p>
          </table:table-cell>
          <table:table-cell table:style-name="Table1.A2" office:value-type="string">
            <text:p text:style-name="P20">Li rois s’en vet entre ses drus</text:p>
          </table:table-cell>
          <table:table-cell table:style-name="Table1.C136" office:value-type="string">
            <text:p text:style-name="P150">B] ---</text:p>
          </table:table-cell>
        </table:table-row>
        <table:table-row table:style-name="Table1.150">
          <table:table-cell table:style-name="Table1.A2" office:value-type="string">
            <text:p text:style-name="P6">7438</text:p>
          </table:table-cell>
          <table:table-cell table:style-name="Table1.A2" office:value-type="string">
            <text:p text:style-name="P20">Rysus et li Povres Perdus</text:p>
          </table:table-cell>
          <table:table-cell table:style-name="Table1.C136" office:value-type="string">
            <text:p text:style-name="P150">B] ---</text:p>
            <text:p text:style-name="P281">D] Li prince...</text:p>
          </table:table-cell>
        </table:table-row>
        <table:table-row table:style-name="Table1.150">
          <table:table-cell table:style-name="Table1.A2" office:value-type="string">
            <text:p text:style-name="P6">7439</text:p>
          </table:table-cell>
          <table:table-cell table:style-name="Table1.A2" office:value-type="string">
            <text:p text:style-name="P20">Se sont avec iaus deporté</text:p>
          </table:table-cell>
          <table:table-cell table:style-name="Table1.C136" office:value-type="string">
            <text:p text:style-name="P265">B] Mlt se sont jlluec… <text:s/>DH2] ...o le roi… <text:s/>L] ...auoes...</text:p>
          </table:table-cell>
        </table:table-row>
        <table:table-row table:style-name="Table1.150">
          <table:table-cell table:style-name="Table1.A2" office:value-type="string">
            <text:p text:style-name="P6">7440</text:p>
          </table:table-cell>
          <table:table-cell table:style-name="Table1.A2" office:value-type="string">
            <text:p text:style-name="P20">De maintes choses ont parlé</text:p>
          </table:table-cell>
          <table:table-cell table:style-name="Table1.C136" office:value-type="string">
            <text:p text:style-name="P154">D<text:span text:style-name="T154">H2</text:span>] ---</text:p>
            <text:p text:style-name="P70"><text:span text:style-name="T155">I</text:span>] <text:span text:style-name="T161">Ases iont ris e gabe</text:span></text:p>
          </table:table-cell>
        </table:table-row>
        <table:table-row table:style-name="Table1.36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0"/>
          </table:table-cell>
          <table:table-cell table:style-name="Table1.C136" office:value-type="string">
            <text:p text:style-name="P141">A] <text:span text:style-name="T20">Et de plusors choses dient <text:s/>BEMT] Li un gabent li autre rient <text:s/>GIK] De plusors (I maintes) choses entrels dient <text:s/>LW] De maintes choses entresdient</text:span>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0"/>
          </table:table-cell>
          <table:table-cell table:style-name="Table1.C136" office:value-type="string">
            <text:p text:style-name="P221"><text:span text:style-name="T103">A</text:span><text:span text:style-name="T108">G</text:span><text:span text:style-name="T115">I</text:span><text:span text:style-name="T122">K</text:span><text:span text:style-name="T116">L</text:span><text:span text:style-name="T119">W</text:span><text:span text:style-name="T103">] </text:span><text:span text:style-name="T104">Li un gabent lautre rient <text:s/></text:span><text:span text:style-name="T105">B</text:span><text:span text:style-name="T107">E</text:span><text:span text:style-name="T118">T</text:span><text:span text:style-name="T105">] </text:span><text:span text:style-name="T106">De maintes </text:span><text:span text:style-name="T107">(E mlt de)</text:span><text:span text:style-name="T106"> choses entraus dient</text:span></text:p>
          </table:table-cell>
        </table:table-row>
        <table:table-row table:style-name="Table1.150">
          <table:table-cell table:style-name="Table1.A2" office:value-type="string">
            <text:p text:style-name="P6">7441</text:p>
          </table:table-cell>
          <table:table-cell table:style-name="Table1.A2" office:value-type="string">
            <text:p text:style-name="P20">Juent de taubles et d’eschas</text:p>
          </table:table-cell>
          <table:table-cell table:style-name="Table1.C136" office:value-type="string">
            <text:p text:style-name="P154">D<text:span text:style-name="T154">H2</text:span>] ---</text:p>
            <text:p text:style-name="P144">A] ...<text:span text:style-name="T20">des tables… <text:s/>BE] ...aus taubles aus… <text:s/>M] ...atables aeschas <text:s/></text:span><text:span text:style-name="T71">T</text:span><text:span text:style-name="T65">] ...</text:span><text:span text:style-name="T75">trables...</text:span></text:p>
          </table:table-cell>
        </table:table-row>
        <table:table-row table:style-name="Table1.371">
          <table:table-cell table:style-name="Table1.A2" office:value-type="string">
            <text:p text:style-name="P6">7442</text:p>
          </table:table-cell>
          <table:table-cell table:style-name="Table1.A2" office:value-type="string">
            <text:p text:style-name="P20">Quant il fut vespres aiques bas</text:p>
          </table:table-cell>
          <table:table-cell table:style-name="Table1.C136" office:value-type="string">
            <text:p text:style-name="P260">BT] Tant quil… <text:s/>DH2] Et qnt li iors fu a uespre <text:s/>E] ...auques pres <text:s/></text:p>
          </table:table-cell>
        </table:table-row>
        <table:table-row table:style-name="Table1.371">
          <table:table-cell table:style-name="Table1.A2" office:value-type="string">
            <text:p text:style-name="P6">7443</text:p>
          </table:table-cell>
          <table:table-cell table:style-name="Table1.A2" office:value-type="string">
            <text:p text:style-name="P20">Li sodoier ont congié pris</text:p>
          </table:table-cell>
          <table:table-cell table:style-name="Table1.C136" office:value-type="string">
            <text:p text:style-name="P154">DH2] Sont tuit ensanble congie pris</text:p>
          </table:table-cell>
        </table:table-row>
        <table:table-row table:style-name="Table1.371">
          <table:table-cell table:style-name="Table1.A2" office:value-type="string">
            <text:p text:style-name="P6">7444</text:p>
          </table:table-cell>
          <table:table-cell table:style-name="Table1.A2" office:value-type="string">
            <text:p text:style-name="P20">Si s’en vont a l’ostel Delfis</text:p>
          </table:table-cell>
          <table:table-cell table:style-name="Table1.C136" office:value-type="string">
            <text:p text:style-name="P265">B] Awec aus en reua delfins <text:s/>LW] A lostel les moine delfis</text:p>
          </table:table-cell>
        </table:table-row>
        <text:soft-page-break/>
        <table:table-row table:style-name="Table1.371">
          <table:table-cell table:style-name="Table1.A2" office:value-type="string">
            <text:p text:style-name="P6">7445</text:p>
          </table:table-cell>
          <table:table-cell table:style-name="Table1.A2" office:value-type="string">
            <text:p text:style-name="P20">Li Povres Perdus prent congié</text:p>
          </table:table-cell>
          <table:table-cell table:style-name="Table1.C136" office:value-type="string">
            <text:p text:style-name="P138">A<text:span text:style-name="T135">DEH2IKLMTW</text:span>] ...<text:span text:style-name="T20">prist...</text:span></text:p>
          </table:table-cell>
        </table:table-row>
        <table:table-row table:style-name="Table1.371">
          <table:table-cell table:style-name="Table1.A2" office:value-type="string">
            <text:p text:style-name="P6">7446</text:p>
          </table:table-cell>
          <table:table-cell table:style-name="Table1.A2" office:value-type="string">
            <text:p text:style-name="P20">Li chevelier l’ont convoié</text:p>
          </table:table-cell>
          <table:table-cell table:style-name="Table1.C136" office:value-type="string">
            <text:p text:style-name="P127">A] ...ont…<text:span text:style-name="T20">.</text:span></text:p>
          </table:table-cell>
        </table:table-row>
        <table:table-row table:style-name="Table1.371">
          <table:table-cell table:style-name="Table1.A2" office:value-type="string">
            <text:p text:style-name="P6">7447</text:p>
          </table:table-cell>
          <table:table-cell table:style-name="Table1.A2" office:value-type="string">
            <text:p text:style-name="P20">A son ostel s’en est alez</text:p>
          </table:table-cell>
          <table:table-cell table:style-name="Table1.C136" office:value-type="string">
            <text:p text:style-name="P260">B] ...en est ralez <text:s/>DH2] En la uile en (H2 sen)… <text:s/></text:p>
          </table:table-cell>
        </table:table-row>
        <table:table-row table:style-name="Table1.371">
          <table:table-cell table:style-name="Table1.A2" office:value-type="string">
            <text:p text:style-name="P6">7448</text:p>
          </table:table-cell>
          <table:table-cell table:style-name="Table1.A2" office:value-type="string">
            <text:p text:style-name="P20">En la ville fut mout amez</text:p>
          </table:table-cell>
          <table:table-cell table:style-name="Table1.C136" office:value-type="string">
            <text:p text:style-name="P138">A] ...est…<text:span text:style-name="T20"> <text:s/>D] <text:s/>A son hostel en est tornez <text:s/>H2] De son oste est...</text:span></text:p>
          </table:table-cell>
        </table:table-row>
        <table:table-row table:style-name="Table1.150">
          <table:table-cell table:style-name="Table1.A2" office:value-type="string">
            <text:p text:style-name="P6">7449</text:p>
          </table:table-cell>
          <table:table-cell table:style-name="Table1.A2" office:value-type="string">
            <text:p text:style-name="P21">Sovent tornoit por s’amie</text:p>
          </table:table-cell>
          <table:table-cell table:style-name="Table1.C136" office:value-type="string">
            <text:p text:style-name="P70"><text:span text:style-name="T155">I</text:span>] ...<text:span text:style-name="T161">tornoioit..</text:span> </text:p>
          </table:table-cell>
        </table:table-row>
        <table:table-row table:style-name="Table1.150">
          <table:table-cell table:style-name="Table1.A2" office:value-type="string">
            <text:p text:style-name="P6">7450</text:p>
          </table:table-cell>
          <table:table-cell table:style-name="Table1.A2" office:value-type="string">
            <text:p text:style-name="P21">Et si faissoit a roi d’Ongrie</text:p>
          </table:table-cell>
          <table:table-cell table:style-name="Table1.C136" office:value-type="string">
            <text:p text:style-name="P264">BE] Et faisoit au… <text:s/>G] ...fasoit mlt au… <text:s/>K] ...fasoient...</text:p>
          </table:table-cell>
        </table:table-row>
        <table:table-row table:style-name="Table1.150">
          <table:table-cell table:style-name="Table1.A2" office:value-type="string">
            <text:p text:style-name="P6">7451</text:p>
          </table:table-cell>
          <table:table-cell table:style-name="Table1.A2" office:value-type="string">
            <text:p text:style-name="P124">Grant anuit el muels de sa terre</text:p>
          </table:table-cell>
          <table:table-cell table:style-name="Table1.C136" office:value-type="string">
            <text:p text:style-name="P145">A] ...<text:span text:style-name="T20">et li meulz… <text:s text:c="3"/>B] ...ou miex de… <text:s/>D] ...ennui ou… <text:s/>GK] ...enui enz en sa… W] ...et mal en sa terre</text:span></text:p>
          </table:table-cell>
        </table:table-row>
        <table:table-row table:style-name="Table1.150">
          <table:table-cell table:style-name="Table1.A2" office:value-type="string">
            <text:p text:style-name="P6">7452</text:p>
          </table:table-cell>
          <table:table-cell table:style-name="Table1.A2" office:value-type="string">
            <text:p text:style-name="P21">Mout estoit cremus de sa (H la) guerre</text:p>
          </table:table-cell>
          <table:table-cell table:style-name="Table1.C136" office:value-type="string">
            <text:p text:style-name="P142">A<text:span text:style-name="T141">EIKLW</text:span>] ...la…<text:span text:style-name="T20"> <text:s/>B] ...doutez de… <text:s/>H2] ...por… <text:s/>M] ...en la...</text:span>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127">A<text:span text:style-name="T149">GIKLW</text:span>] <text:span text:style-name="T20">Deuant calocastro souent</text:span>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145">A<text:span text:style-name="T149">GIKL</text:span>] <text:span text:style-name="T20">Lor tenoit le tornoiement <text:s/>W] Les tenoit decort fermement</text:span>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145">A<text:span text:style-name="T149">GIKL</text:span>] <text:span text:style-name="T20">Et se iga agnot (Giga hagnoit, I si igaagnoit, L se igaaignoit, K si igaagnoit) assez <text:s/>W] Et si gaingnoit harnoy assez</text:span>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127">A<text:span text:style-name="T185">GIKW</text:span>] <text:span text:style-name="T20">Mlt estoit cremuz (W temus) et doutez</text:span></text:p>
          </table:table-cell>
        </table:table-row>
        <table:table-row table:style-name="Table1.150">
          <table:table-cell table:style-name="Table1.A2" office:value-type="string">
            <text:p text:style-name="P6">7453</text:p>
          </table:table-cell>
          <table:table-cell table:style-name="Table1.A2" office:value-type="string">
            <text:p text:style-name="P21">Et Delfis ot de ses prisons</text:p>
          </table:table-cell>
          <table:table-cell table:style-name="Table1.C136" office:value-type="string">
            <text:p text:style-name="P261">B] Delfin donna assez prisons <text:s/>L] ...des… W] Delfins si eut de...</text:p>
          </table:table-cell>
        </table:table-row>
        <table:table-row table:style-name="Table1.150">
          <table:table-cell table:style-name="Table1.A2" office:value-type="string">
            <text:p text:style-name="P6">7454</text:p>
          </table:table-cell>
          <table:table-cell table:style-name="Table1.A2" office:value-type="string">
            <text:p text:style-name="P21">Grant avoir et grant reanson</text:p>
          </table:table-cell>
          <table:table-cell table:style-name="Table1.C136" office:value-type="string">
            <text:p text:style-name="P250">L] SPOSTATO DUE RIGHE DOPO</text:p>
            <text:p text:style-name="P244">G] ...mesions <text:s/>W] ...de grans...</text:p>
          </table:table-cell>
        </table:table-row>
        <table:table-row table:style-name="Table1.38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266">B] Destriers et cheuax seiornez</text:p>
          </table:table-cell>
        </table:table-row>
        <table:table-row table:style-name="Table1.38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266">B] Et vairs et ermins engoulez</text:p>
          </table:table-cell>
        </table:table-row>
        <table:table-row table:style-name="Table1.388">
          <table:table-cell table:style-name="Table1.A2" office:value-type="string">
            <text:p text:style-name="P6">7455</text:p>
          </table:table-cell>
          <table:table-cell table:style-name="Table1.A2" office:value-type="string">
            <text:p text:style-name="P21">Or et argent assez en ot</text:p>
          </table:table-cell>
          <table:table-cell table:style-name="Table1.C136" office:value-type="string">
            <text:p text:style-name="P267">B] ...aplente ot <text:s/>E] ...assez auoit</text:p>
          </table:table-cell>
        </table:table-row>
        <table:table-row table:style-name="Table1.150">
          <table:table-cell table:style-name="Table1.A2" office:value-type="string">
            <text:p text:style-name="P6">7456</text:p>
          </table:table-cell>
          <table:table-cell table:style-name="Table1.A2" office:value-type="string">
            <text:p text:style-name="P21">Le Povre Perdu mout amot</text:p>
          </table:table-cell>
          <table:table-cell table:style-name="Table1.C136" office:value-type="string">
            <text:p text:style-name="P285">H2] ...amoit mout <text:s/>W] ...seruoit</text:p>
          </table:table-cell>
        </table:table-row>
        <table:table-row table:style-name="Table1.150">
          <table:table-cell table:style-name="Table1.A2" office:value-type="string">
            <text:p text:style-name="P6">7457</text:p>
          </table:table-cell>
          <table:table-cell table:style-name="Table1.A2" office:value-type="string">
            <text:p text:style-name="P21">Delfis amoit mout son servisse</text:p>
          </table:table-cell>
          <table:table-cell table:style-name="Table1.C136" office:value-type="string">
            <text:p text:style-name="P159">E] Mlt amoit delfis son… <text:s/><text:span text:style-name="T171">W] Delfis fasoit bien...</text:span></text:p>
          </table:table-cell>
        </table:table-row>
        <table:table-row table:style-name="Table1.150">
          <table:table-cell table:style-name="Table1.A2" office:value-type="string">
            <text:p text:style-name="P6">7458</text:p>
          </table:table-cell>
          <table:table-cell table:style-name="Table1.A2" office:value-type="string">
            <text:p text:style-name="P21">Del tot le servoit a sa guisse</text:p>
          </table:table-cell>
          <table:table-cell table:style-name="Table1.C136" office:value-type="string">
            <text:p text:style-name="P313">T] Deltreitot faisoit...</text:p>
          </table:table-cell>
        </table:table-row>
        <table:table-row table:style-name="Table1.150">
          <table:table-cell table:style-name="Table1.A2" office:value-type="string">
            <text:p text:style-name="P6">7459</text:p>
          </table:table-cell>
          <table:table-cell table:style-name="Table1.A2" office:value-type="string">
            <text:p text:style-name="P21">Or fut mout li Povres Perdus</text:p>
          </table:table-cell>
          <table:table-cell table:style-name="Table1.C136" office:value-type="string">
            <text:p text:style-name="P42"/>
          </table:table-cell>
        </table:table-row>
        <text:soft-page-break/>
        <table:table-row table:style-name="Table1.150">
          <table:table-cell table:style-name="Table1.A2" office:value-type="string">
            <text:p text:style-name="P6">7460</text:p>
          </table:table-cell>
          <table:table-cell table:style-name="Table1.A2" office:value-type="string">
            <text:p text:style-name="P21">Ameis servis et menteus (H chier tenus)</text:p>
          </table:table-cell>
          <table:table-cell table:style-name="Table1.C136" office:value-type="string">
            <text:p text:style-name="P145">A] <text:span text:style-name="T21">Seruiz amez… <text:s/>BEH2MT] ...chier tenus <text:s/>W] ...maintenu</text:span></text:p>
          </table:table-cell>
        </table:table-row>
        <table:table-row table:style-name="Table1.150">
          <table:table-cell table:style-name="Table1.A2" office:value-type="string">
            <text:p text:style-name="P6">7461</text:p>
          </table:table-cell>
          <table:table-cell table:style-name="Table1.A2" office:value-type="string">
            <text:p text:style-name="P21">Mout fut amez en la contree</text:p>
          </table:table-cell>
          <table:table-cell table:style-name="Table1.C136" office:value-type="string">
            <text:p text:style-name="P155">D<text:span text:style-name="T154">H2</text:span>] ---</text:p>
            <text:p text:style-name="P158">E] ...proisiez...</text:p>
          </table:table-cell>
        </table:table-row>
        <table:table-row table:style-name="Table1.150">
          <table:table-cell table:style-name="Table1.A2" office:value-type="string">
            <text:p text:style-name="P6">7462</text:p>
          </table:table-cell>
          <table:table-cell table:style-name="Table1.A2" office:value-type="string">
            <text:p text:style-name="P21">Loing en aloit la renomee</text:p>
          </table:table-cell>
          <table:table-cell table:style-name="Table1.C136" office:value-type="string">
            <text:p text:style-name="P155">D<text:span text:style-name="T154">H2</text:span>] ---</text:p>
            <text:p text:style-name="P130">A<text:span text:style-name="T149">GIKLMTW</text:span>] <text:span text:style-name="T21">Se en aloit loing… <text:s/>B] Par tout aloit sa...</text:span></text:p>
          </table:table-cell>
        </table:table-row>
        <table:table-row table:style-name="Table1.150">
          <table:table-cell table:style-name="Table1.A2" office:value-type="string">
            <text:p text:style-name="P6">7463</text:p>
          </table:table-cell>
          <table:table-cell table:style-name="Table1.A2" office:value-type="string">
            <text:p text:style-name="P21">Per son sens (F sent) et per sa proesce</text:p>
          </table:table-cell>
          <table:table-cell table:style-name="Table1.C136" office:value-type="string">
            <text:p text:style-name="P283">D] ...et per sa largece</text:p>
          </table:table-cell>
        </table:table-row>
        <table:table-row table:style-name="Table1.150">
          <table:table-cell table:style-name="Table1.A2" office:value-type="string">
            <text:p text:style-name="P6">7464</text:p>
          </table:table-cell>
          <table:table-cell table:style-name="Table1.A2" office:value-type="string">
            <text:p text:style-name="P21">Per sa bonteit per sa largesce</text:p>
          </table:table-cell>
          <table:table-cell table:style-name="Table1.C136" office:value-type="string">
            <text:p text:style-name="P70"><text:span text:style-name="T132">D] ...per sa proece <text:s/>I</text:span>] ...<text:span text:style-name="T161">beute...</text:span></text:p>
          </table:table-cell>
        </table:table-row>
        <table:table-row table:style-name="Table1.150">
          <table:table-cell table:style-name="Table1.A2" office:value-type="string">
            <text:p text:style-name="P6">7465</text:p>
          </table:table-cell>
          <table:table-cell table:style-name="Table1.A2" office:value-type="string">
            <text:p text:style-name="P21">Fut de tote la gent amez</text:p>
          </table:table-cell>
          <table:table-cell table:style-name="Table1.C136" office:value-type="string">
            <text:p text:style-name="P268">B] Fu il mlt doutez et amez <text:s/>D] ...ces de la uile amez <text:s/>H2] ...de touz de laiens… <text:s/>M] ...de trestoute...</text:p>
          </table:table-cell>
        </table:table-row>
        <table:table-row table:style-name="Table1.150">
          <table:table-cell table:style-name="Table1.A2" office:value-type="string">
            <text:p text:style-name="P6">7466</text:p>
          </table:table-cell>
          <table:table-cell table:style-name="Table1.A2" office:value-type="string">
            <text:p text:style-name="P21">Ses avoirs fut abandonez</text:p>
          </table:table-cell>
          <table:table-cell table:style-name="Table1.C136" office:value-type="string">
            <text:p text:style-name="P79"><text:span text:style-name="T155">I</text:span>] <text:span text:style-name="T161">Sens… <text:s/>MW] Son auoir...</text:span></text:p>
          </table:table-cell>
        </table:table-row>
        <table:table-row table:style-name="Table1.244">
          <table:table-cell table:style-name="Table1.A2" office:value-type="string">
            <text:p text:style-name="P6">7467</text:p>
          </table:table-cell>
          <table:table-cell table:style-name="Table1.A2" office:value-type="string">
            <text:p text:style-name="P21">Selui mout boen grei en savoit</text:p>
          </table:table-cell>
          <table:table-cell table:style-name="Table1.C136" office:value-type="string">
            <text:p text:style-name="P268">B] A cellui...greit sauoit <text:s/>M] Celui bon gre mult...</text:p>
          </table:table-cell>
        </table:table-row>
        <table:table-row table:style-name="Table1.150">
          <table:table-cell table:style-name="Table1.A2" office:value-type="string">
            <text:p text:style-name="P6">7468</text:p>
          </table:table-cell>
          <table:table-cell table:style-name="Table1.A2" office:value-type="string">
            <text:p text:style-name="P21">Que son avoir prendre veloit</text:p>
          </table:table-cell>
          <table:table-cell table:style-name="Table1.C136" office:value-type="string">
            <text:p text:style-name="P41"/>
          </table:table-cell>
        </table:table-row>
        <table:table-row table:style-name="Table1.150">
          <table:table-cell table:style-name="Table1.A2" office:value-type="string">
            <text:p text:style-name="P6">7469</text:p>
          </table:table-cell>
          <table:table-cell table:style-name="Table1.A2" office:value-type="string">
            <text:p text:style-name="P21">As dames donoit vestimens</text:p>
          </table:table-cell>
          <table:table-cell table:style-name="Table1.C136" office:value-type="string">
            <text:p text:style-name="P286">H2] Les… <text:s/>M] ...garnemenz</text:p>
          </table:table-cell>
        </table:table-row>
        <table:table-row table:style-name="Table1.150">
          <table:table-cell table:style-name="Table1.A2" office:value-type="string">
            <text:p text:style-name="P6">7470</text:p>
          </table:table-cell>
          <table:table-cell table:style-name="Table1.A2" office:value-type="string">
            <text:p text:style-name="P21">Et as cheveliers garnemens</text:p>
          </table:table-cell>
          <table:table-cell table:style-name="Table1.C136" office:value-type="string">
            <text:p text:style-name="P142">A<text:span text:style-name="T127">BGIKLTW</text:span>] <text:span text:style-name="T21">As (G Et a) chrs les… <text:s/>M] ...vestemenz</text:span></text:p>
          </table:table-cell>
        </table:table-row>
        <table:table-row table:style-name="Table1.150">
          <table:table-cell table:style-name="Table1.A2" office:value-type="string">
            <text:p text:style-name="P6">7471</text:p>
          </table:table-cell>
          <table:table-cell table:style-name="Table1.A2" office:value-type="string">
            <text:p text:style-name="P21">Si adouboit les damoisiaus</text:p>
          </table:table-cell>
          <table:table-cell table:style-name="Table1.C136" office:value-type="string">
            <text:p text:style-name="P287">H2M] ---</text:p>
            <text:p text:style-name="P269">B] Jl… <text:s/>D] Et...</text:p>
          </table:table-cell>
        </table:table-row>
        <table:table-row table:style-name="Table1.150">
          <table:table-cell table:style-name="Table1.A2" office:value-type="string">
            <text:p text:style-name="P6">7472</text:p>
          </table:table-cell>
          <table:table-cell table:style-name="Table1.A2" office:value-type="string">
            <text:p text:style-name="P21">Mout fist de cheveliers noviaus</text:p>
          </table:table-cell>
          <table:table-cell table:style-name="Table1.C136" office:value-type="string">
            <text:p text:style-name="P155">D<text:span text:style-name="T154">H2M</text:span>] ---</text:p>
          </table:table-cell>
        </table:table-row>
        <table:table-row table:style-name="Table1.150">
          <table:table-cell table:style-name="Table1.A2" office:value-type="string">
            <text:p text:style-name="P6">7473</text:p>
          </table:table-cell>
          <table:table-cell table:style-name="Table1.A2" office:value-type="string">
            <text:p text:style-name="P21">Ses maistres li ensignoit bien</text:p>
          </table:table-cell>
          <table:table-cell table:style-name="Table1.C136" office:value-type="string">
            <text:p text:style-name="P155">D<text:span text:style-name="T154">H2</text:span>] ---</text:p>
            <text:p text:style-name="P268">BTW] ...mlt bien <text:s/>E] ...tres bien <text:s/>G] ...li segnoit… <text:s/>M] ...le seruoit mlt...</text:p>
          </table:table-cell>
        </table:table-row>
        <table:table-row table:style-name="Table1.150">
          <table:table-cell table:style-name="Table1.A2" office:value-type="string">
            <text:p text:style-name="P6">7474</text:p>
          </table:table-cell>
          <table:table-cell table:style-name="Table1.A2" office:value-type="string">
            <text:p text:style-name="P21">Il le creoit de tote rien</text:p>
          </table:table-cell>
          <table:table-cell table:style-name="Table1.C136" office:value-type="string">
            <text:p text:style-name="P155">D<text:span text:style-name="T154">H2</text:span>] ---</text:p>
            <text:p text:style-name="P268">BE] ...sor toute… <text:s/>M] ...sus toute...</text:p>
          </table:table-cell>
        </table:table-row>
        <table:table-row table:style-name="Table1.150">
          <table:table-cell table:style-name="Table1.A2" office:value-type="string">
            <text:p text:style-name="P6">7475</text:p>
          </table:table-cell>
          <table:table-cell table:style-name="Table1.A2" office:value-type="string">
            <text:p text:style-name="P21">N’estoit pas vilains de parler</text:p>
          </table:table-cell>
          <table:table-cell table:style-name="Table1.C136" office:value-type="string">
            <text:p text:style-name="P155">D<text:span text:style-name="T154">H2</text:span>] ---</text:p>
          </table:table-cell>
        </table:table-row>
        <table:table-row table:style-name="Table1.150">
          <table:table-cell table:style-name="Table1.A2" office:value-type="string">
            <text:p text:style-name="P6">7476</text:p>
          </table:table-cell>
          <table:table-cell table:style-name="Table1.A2" office:value-type="string">
            <text:p text:style-name="P21">Ne de tancier ne de jangler</text:p>
          </table:table-cell>
          <table:table-cell table:style-name="Table1.C136" office:value-type="string">
            <text:p text:style-name="P155">D<text:span text:style-name="T154">H2</text:span>] ---</text:p>
            <text:p text:style-name="P128">A<text:span text:style-name="T127">BEGIKLMTW</text:span>] ...<text:span text:style-name="T21">gaber</text:span></text:p>
          </table:table-cell>
        </table:table-row>
        <table:table-row table:style-name="Table1.150">
          <table:table-cell table:style-name="Table1.A2" office:value-type="string">
            <text:p text:style-name="P6">7477</text:p>
          </table:table-cell>
          <table:table-cell table:style-name="Table1.A2" office:value-type="string">
            <text:p text:style-name="P21">Li chevelier et li borjois</text:p>
          </table:table-cell>
          <table:table-cell table:style-name="Table1.C136" office:value-type="string">
            <text:p text:style-name="P105"/>
          </table:table-cell>
        </table:table-row>
        <table:table-row table:style-name="Table1.150">
          <table:table-cell table:style-name="Table1.A2" office:value-type="string">
            <text:p text:style-name="P6">7478</text:p>
          </table:table-cell>
          <table:table-cell table:style-name="Table1.A2" office:value-type="string">
            <text:p text:style-name="P21">Et la royne et li rois</text:p>
          </table:table-cell>
          <table:table-cell table:style-name="Table1.C136" office:value-type="string">
            <text:p text:style-name="P158">E] La royne aussi...</text:p>
          </table:table-cell>
        </table:table-row>
        <text:soft-page-break/>
        <table:table-row table:style-name="Table1.150">
          <table:table-cell table:style-name="Table1.A2" office:value-type="string">
            <text:p text:style-name="P6">7479</text:p>
          </table:table-cell>
          <table:table-cell table:style-name="Table1.A2" office:value-type="string">
            <text:p text:style-name="P21">L’amoient mout et la pucele</text:p>
          </table:table-cell>
          <table:table-cell table:style-name="Table1.C136" office:value-type="string">
            <text:p text:style-name="P136">A] ...plus…<text:span text:style-name="T21"> <text:s/>G] ...damiselle</text:span></text:p>
          </table:table-cell>
        </table:table-row>
        <table:table-row table:style-name="Table1.150">
          <table:table-cell table:style-name="Table1.A2" office:value-type="string">
            <text:p text:style-name="P6">7480</text:p>
          </table:table-cell>
          <table:table-cell table:style-name="Table1.A2" office:value-type="string">
            <text:p text:style-name="P21">En tot le mont nen ot si bele</text:p>
          </table:table-cell>
          <table:table-cell table:style-name="Table1.C136" office:value-type="string">
            <text:p text:style-name="P139">A<text:span text:style-name="T136">DH2LMTW</text:span>] ...<text:span text:style-name="T21">nauoit (H2 plus)...(T tant)...</text:span></text:p>
          </table:table-cell>
        </table:table-row>
        <table:table-row table:style-name="Table1.150">
          <table:table-cell table:style-name="Table1.A2" office:value-type="string">
            <text:p text:style-name="P6">7481</text:p>
          </table:table-cell>
          <table:table-cell table:style-name="Table1.A2" office:value-type="string">
            <text:p text:style-name="P21">Plus fut ameiz ne vos puis dire</text:p>
          </table:table-cell>
          <table:table-cell table:style-name="Table1.C136" office:value-type="string">
            <text:p text:style-name="P70"><text:span text:style-name="T155">I</text:span>] ---</text:p>
            <text:p text:style-name="P270">B] Bien fu amez bien… <text:s/>DEH2] ...que ne puis dire <text:s/>G] ...que ne uos...</text:p>
          </table:table-cell>
        </table:table-row>
        <table:table-row table:style-name="Table1.150">
          <table:table-cell table:style-name="Table1.A2" office:value-type="string">
            <text:p text:style-name="P6">7482</text:p>
          </table:table-cell>
          <table:table-cell table:style-name="Table1.A2" office:value-type="string">
            <text:p text:style-name="P21">Bien fut de la cort a roi sire</text:p>
          </table:table-cell>
          <table:table-cell table:style-name="Table1.C136" office:value-type="string">
            <text:p text:style-name="P70"><text:span text:style-name="T155">I</text:span>] ---</text:p>
            <text:p text:style-name="P82"><text:span text:style-name="T102">B] Quilfu de...le roi… <text:s/>D] Jl fu de… <text:s/>E] ...le roi… <text:s/>G] ...ert...del roi… <text:s/>H2] De la court au roy fu tout sire <text:s/>LMW] ...del… </text:span><text:span text:style-name="T71">T</text:span><text:span text:style-name="T65">] </text:span><text:span text:style-name="T75">Mais de...roi est...</text:span>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266">B] Sil a non poures perdus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266">B] Sest il en richesce venus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266">B] Riches fu et riches sera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266">B] Et a mlt gnt hounor venra</text:p>
          </table:table-cell>
        </table:table-row>
        <table:table-row table:style-name="Table1.150">
          <table:table-cell table:style-name="Table1.A2" office:value-type="string">
            <text:p text:style-name="P6">7483</text:p>
          </table:table-cell>
          <table:table-cell table:style-name="Table1.A2" office:value-type="string">
            <text:p text:style-name="P21">Il demenoit mout bele vie</text:p>
          </table:table-cell>
          <table:table-cell table:style-name="Table1.C136" office:value-type="string">
            <text:p text:style-name="P161">INV <text:span text:style-name="T155">I] </text:span>Si pensoit forment asamie</text:p>
          </table:table-cell>
        </table:table-row>
        <table:table-row table:style-name="Table1.150">
          <table:table-cell table:style-name="Table1.A2" office:value-type="string">
            <text:p text:style-name="P6">7484</text:p>
          </table:table-cell>
          <table:table-cell table:style-name="Table1.A2" office:value-type="string">
            <text:p text:style-name="P21">Si pensoit forment a s’amie</text:p>
          </table:table-cell>
          <table:table-cell table:style-name="Table1.C136" office:value-type="string">
            <text:p text:style-name="P161">INV <text:span text:style-name="T155">I] </text:span>Jl demenoit molt bele uie</text:p>
            <text:p text:style-name="P96"><text:span text:style-name="T102">B] Et souent pensoit a… <text:s/>DH2M] Et… <text:s/></text:span><text:span text:style-name="T71">T</text:span><text:span text:style-name="T65">] </text:span><text:span text:style-name="T75">Et….mlt en… <text:s/></text:span><text:span text:style-name="T83">K</text:span><text:span text:style-name="T42">] ...</text:span><text:span text:style-name="T89">molt en...</text:span>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70"><text:span text:style-name="T155">I</text:span>] <text:span text:style-name="T161">Tant fu ames nel uos puis dire</text:span></text:p>
          </table:table-cell>
        </table:table-row>
        <table:table-row table:style-name="Table1.15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/>
          </table:table-cell>
          <table:table-cell table:style-name="Table1.C136" office:value-type="string">
            <text:p text:style-name="P70"><text:span text:style-name="T155">I</text:span>] <text:span text:style-name="T161">Bien fu delacort auroi sire</text:span></text:p>
          </table:table-cell>
        </table:table-row>
        <table:table-row table:style-name="Table1.150">
          <table:table-cell table:style-name="Table1.A2" office:value-type="string">
            <text:p text:style-name="P6">7485</text:p>
          </table:table-cell>
          <table:table-cell table:style-name="Table1.A2" office:value-type="string">
            <text:p text:style-name="P21">Ele repensoit mout a lui</text:p>
          </table:table-cell>
          <table:table-cell table:style-name="Table1.C136" office:value-type="string">
            <text:p text:style-name="P155">D<text:span text:style-name="T154">H2</text:span>] ---</text:p>
            <text:p text:style-name="P130">A] <text:span text:style-name="T21">Et ele respont a lui <text:s/>BEIK] Et elle repensoit a (IK en) lui</text:span></text:p>
          </table:table-cell>
        </table:table-row>
        <table:table-row table:style-name="Table1.150">
          <table:table-cell table:style-name="Table1.A2" office:value-type="string">
            <text:p text:style-name="P6">7486</text:p>
          </table:table-cell>
          <table:table-cell table:style-name="Table1.A2" office:value-type="string">
            <text:p text:style-name="P21">Mout s’entr’amoient ambedui</text:p>
          </table:table-cell>
          <table:table-cell table:style-name="Table1.C136" office:value-type="string">
            <text:p text:style-name="P155">D<text:span text:style-name="T154">H2</text:span>] ---</text:p>
            <text:p text:style-name="P271">B] J penser auoient andui <text:s/>E] Forment samoient… <text:s/>K] ...sentremetent...</text:p>
          </table:table-cell>
        </table:table-row>
        <table:table-row table:style-name="Table1.150">
          <table:table-cell table:style-name="Table1.A2" office:value-type="string">
            <text:p text:style-name="P6">7487</text:p>
          </table:table-cell>
          <table:table-cell table:style-name="Table1.A2" office:value-type="string">
            <text:p text:style-name="P21">Nus d’els dous (H des II) d’ameir ne se faint</text:p>
          </table:table-cell>
          <table:table-cell table:style-name="Table1.C136" office:value-type="string">
            <text:p text:style-name="P155">D<text:span text:style-name="T154">H2</text:span>] ---</text:p>
            <text:p text:style-name="P273">K] Nus deus damer...</text:p>
          </table:table-cell>
        </table:table-row>
        <table:table-row table:style-name="Table1.150">
          <table:table-cell table:style-name="Table1.A2" office:value-type="string">
            <text:p text:style-name="P6">7488</text:p>
          </table:table-cell>
          <table:table-cell table:style-name="Table1.A2" office:value-type="string">
            <text:p text:style-name="P21">Chascuns en avoit le vis taint</text:p>
          </table:table-cell>
          <table:table-cell table:style-name="Table1.C136" office:value-type="string">
            <text:p text:style-name="P155">D<text:span text:style-name="T154">H2</text:span>] ---</text:p>
            <text:p text:style-name="P133">A<text:span text:style-name="T149">GIKLTW</text:span>] ...<text:span text:style-name="T21">not (IW ot) le uis auques taint <text:s/>EM] ...ot le vis pale et taint</text:span></text:p>
          </table:table-cell>
        </table:table-row>
      </table:table>
      <text:p text:style-name="P22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weight="normal" officeooo:rsid="01de827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20:02:08.547521349</meta:creation-date>
    <dc:date>2024-02-23T23:24:37.907889670</dc:date>
    <meta:editing-duration>P2DT6H48M41S</meta:editing-duration>
    <meta:editing-cycles>358</meta:editing-cycles>
    <meta:generator>LibreOffice/6.3.2.2$MacOSX_X86_64 LibreOffice_project/98b30e735bda24bc04ab42594c85f7fd8be07b9c</meta:generator>
    <meta:print-date>2021-05-01T16:30:31.632411435</meta:print-date>
    <meta:document-statistic meta:table-count="1" meta:image-count="0" meta:object-count="0" meta:page-count="22" meta:paragraph-count="1220" meta:word-count="6367" meta:character-count="32516" meta:non-whitespace-character-count="26843"/>
  </office:meta>
</office:document-meta>
</file>